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69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raw-data" table:style-name="ta1">
        <table:shapes>
          <draw:frame draw:z-index="0" draw:style-name="gr1" svg:width="6.2988in" svg:height="3.5429in" svg:x="14.1039in" svg:y="0.2717in">
            <draw:object draw:notify-on-update-of-ranges="'raw-data'.A7:'raw-data'.A17 'raw-data'.C1:'raw-data'.C1 'raw-data'.C7:'raw-data'.C17 'raw-data'.D1:'raw-data'.D1 'raw-data'.D7:'raw-data'.D17 'raw-data'.E1:'raw-data'.E1 'raw-data'.E7:'raw-data'.E17 'raw-data'.G1:'raw-data'.G1 'raw-data'.G7:'raw-data'.G17 'raw-data'.I1:'raw-data'.I1 'raw-data'.I7:'raw-data'.I17 'raw-data'.K1:'raw-data'.K1 'raw-data'.K7:'raw-data'.K17 'raw-data'.M1:'raw-data'.M1 'raw-data'.M7:'raw-data'.M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59in" svg:height="3.5413in" svg:x="14.1437in" svg:y="4.0268in">
            <draw:object draw:notify-on-update-of-ranges="'raw-data'.A18:'raw-data'.A37 'raw-data'.C1:'raw-data'.C1 'raw-data'.C18:'raw-data'.C37 'raw-data'.D1:'raw-data'.D1 'raw-data'.D18:'raw-data'.D37 'raw-data'.E1:'raw-data'.E1 'raw-data'.E18:'raw-data'.E37 'raw-data'.G1:'raw-data'.G1 'raw-data'.G18:'raw-data'.G37 'raw-data'.I1:'raw-data'.I1 'raw-data'.I18:'raw-data'.I37 'raw-data'.K1:'raw-data'.K1 'raw-data'.K18:'raw-data'.K37 'raw-data'.M1:'raw-data'.M1 'raw-data'.M18:'raw-data'.M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>
            <text:p>runid <text:s text:c="16"/>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ml-jaccard</text:p>
          </table:table-cell>
          <table:table-cell table:style-name="ce1" office:value-type="string">
            <text:p>majority0.8</text:p>
          </table:table-cell>
          <table:table-cell table:style-name="ce1" office:value-type="string">
            <text:p>majority0.9</text:p>
          </table:table-cell>
          <table:table-cell table:style-name="ce1" office:value-type="string">
            <text:p>majority1.0</text:p>
          </table:table-cell>
          <table:table-cell table:style-name="ce1" office:value-type="string">
            <text:p>ml-frequency</text:p>
          </table:table-cell>
          <table:table-cell table:style-name="ce1" office:value-type="string">
            <text:p>majority0.1</text:p>
          </table:table-cell>
          <table:table-cell table:style-name="ce1" office:value-type="string">
            <text:p>majority0.2</text:p>
          </table:table-cell>
          <table:table-cell table:style-name="ce1" office:value-type="string">
            <text:p>majority0.3</text:p>
          </table:table-cell>
          <table:table-cell table:style-name="ce1" office:value-type="string">
            <text:p>majority0.4</text:p>
          </table:table-cell>
          <table:table-cell table:style-name="ce1" office:value-type="string">
            <text:p>majority0.5</text:p>
          </table:table-cell>
          <table:table-cell table:style-name="ce1" office:value-type="string">
            <text:p>majority0.6</text:p>
          </table:table-cell>
          <table:table-cell table:style-name="ce1" office:value-type="string">
            <text:p>majority0.7</text:p>
          </table:table-cell>
          <table:table-cell table:style-name="ce1" table:number-columns-repeated="1009"/>
          <table:table-cell/>
        </table:table-row>
        <table:table-row table:style-name="ro2">
          <table:table-cell office:value-type="string">
            <text:p>num_q <text:s text:c="16"/></text:p>
          </table:table-cell>
          <table:table-cell office:value-type="string">
            <text:p>all</text:p>
          </table:table-cell>
          <table:table-cell table:number-columns-repeated="12" office:value-type="float" office:value="39">
            <text:p>3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string">
            <text:p>all</text:p>
          </table:table-cell>
          <table:table-cell office:value-type="float" office:value="746">
            <text:p>746</text:p>
          </table:table-cell>
          <table:table-cell office:value-type="float" office:value="210">
            <text:p>210</text:p>
          </table:table-cell>
          <table:table-cell office:value-type="float" office:value="176">
            <text:p>176</text:p>
          </table:table-cell>
          <table:table-cell office:value-type="float" office:value="39">
            <text:p>39</text:p>
          </table:table-cell>
          <table:table-cell office:value-type="float" office:value="746">
            <text:p>746</text:p>
          </table:table-cell>
          <table:table-cell office:value-type="float" office:value="629">
            <text:p>629</text:p>
          </table:table-cell>
          <table:table-cell office:value-type="float" office:value="546">
            <text:p>546</text:p>
          </table:table-cell>
          <table:table-cell office:value-type="float" office:value="471">
            <text:p>471</text:p>
          </table:table-cell>
          <table:table-cell office:value-type="float" office:value="415">
            <text:p>415</text:p>
          </table:table-cell>
          <table:table-cell office:value-type="float" office:value="367">
            <text:p>367</text:p>
          </table:table-cell>
          <table:table-cell office:value-type="float" office:value="310">
            <text:p>310</text:p>
          </table:table-cell>
          <table:table-cell office:value-type="float" office:value="273">
            <text:p>27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string">
            <text:p>all</text:p>
          </table:table-cell>
          <table:table-cell table:number-columns-repeated="12" office:value-type="float" office:value="434">
            <text:p>43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string">
            <text:p>all</text:p>
          </table:table-cell>
          <table:table-cell office:value-type="float" office:value="156">
            <text:p>156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87">
            <text:p>187</text:p>
          </table:table-cell>
          <table:table-cell office:value-type="float" office:value="169">
            <text:p>169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string">
            <text:p>all</text:p>
          </table:table-cell>
          <table:table-cell office:value-type="float" office:value="0.3546">
            <text:p>0.3546</text:p>
          </table:table-cell>
          <table:table-cell office:value-type="float" office:value="0.1586">
            <text:p>0.1586</text:p>
          </table:table-cell>
          <table:table-cell office:value-type="float" office:value="0.1137">
            <text:p>0.1137</text:p>
          </table:table-cell>
          <table:table-cell office:value-type="float" office:value="0">
            <text:p>0</text:p>
          </table:table-cell>
          <table:table-cell office:value-type="float" office:value="0.3344">
            <text:p>0.3344</text:p>
          </table:table-cell>
          <table:table-cell office:value-type="float" office:value="0.3566">
            <text:p>0.3566</text:p>
          </table:table-cell>
          <table:table-cell office:value-type="float" office:value="0.2902">
            <text:p>0.2902</text:p>
          </table:table-cell>
          <table:table-cell office:value-type="float" office:value="0.2636">
            <text:p>0.2636</text:p>
          </table:table-cell>
          <table:table-cell office:value-type="float" office:value="0.2329">
            <text:p>0.2329</text:p>
          </table:table-cell>
          <table:table-cell office:value-type="float" office:value="0.2095">
            <text:p>0.2095</text:p>
          </table:table-cell>
          <table:table-cell office:value-type="float" office:value="0.1887">
            <text:p>0.1887</text:p>
          </table:table-cell>
          <table:table-cell office:value-type="float" office:value="0.1689">
            <text:p>0.168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string">
            <text:p>all</text:p>
          </table:table-cell>
          <table:table-cell office:value-type="float" office:value="0.8356">
            <text:p>0.8356</text:p>
          </table:table-cell>
          <table:table-cell office:value-type="float" office:value="0.5414">
            <text:p>0.5414</text:p>
          </table:table-cell>
          <table:table-cell office:value-type="float" office:value="0.426">
            <text:p>0.426</text:p>
          </table:table-cell>
          <table:table-cell office:value-type="float" office:value="0">
            <text:p>0</text:p>
          </table:table-cell>
          <table:table-cell office:value-type="float" office:value="0.819">
            <text:p>0.819</text:p>
          </table:table-cell>
          <table:table-cell office:value-type="float" office:value="0.7631">
            <text:p>0.7631</text:p>
          </table:table-cell>
          <table:table-cell office:value-type="float" office:value="0.7057">
            <text:p>0.7057</text:p>
          </table:table-cell>
          <table:table-cell office:value-type="float" office:value="0.6851">
            <text:p>0.6851</text:p>
          </table:table-cell>
          <table:table-cell office:value-type="float" office:value="0.6467">
            <text:p>0.6467</text:p>
          </table:table-cell>
          <table:table-cell office:value-type="float" office:value="0.614">
            <text:p>0.614</text:p>
          </table:table-cell>
          <table:table-cell office:value-type="float" office:value="0.5862">
            <text:p>0.5862</text:p>
          </table:table-cell>
          <table:table-cell office:value-type="float" office:value="0.567">
            <text:p>0.5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string">
            <text:p>all</text:p>
          </table:table-cell>
          <table:table-cell office:value-type="float" office:value="0.8152">
            <text:p>0.8152</text:p>
          </table:table-cell>
          <table:table-cell office:value-type="float" office:value="0.5072">
            <text:p>0.5072</text:p>
          </table:table-cell>
          <table:table-cell office:value-type="float" office:value="0.3405">
            <text:p>0.3405</text:p>
          </table:table-cell>
          <table:table-cell office:value-type="float" office:value="0">
            <text:p>0</text:p>
          </table:table-cell>
          <table:table-cell office:value-type="float" office:value="0.7858">
            <text:p>0.7858</text:p>
          </table:table-cell>
          <table:table-cell office:value-type="float" office:value="0.7322">
            <text:p>0.7322</text:p>
          </table:table-cell>
          <table:table-cell office:value-type="float" office:value="0.6747">
            <text:p>0.6747</text:p>
          </table:table-cell>
          <table:table-cell office:value-type="float" office:value="0.6413">
            <text:p>0.6413</text:p>
          </table:table-cell>
          <table:table-cell office:value-type="float" office:value="0.6157">
            <text:p>0.6157</text:p>
          </table:table-cell>
          <table:table-cell office:value-type="float" office:value="0.583">
            <text:p>0.583</text:p>
          </table:table-cell>
          <table:table-cell office:value-type="float" office:value="0.5553">
            <text:p>0.5553</text:p>
          </table:table-cell>
          <table:table-cell office:value-type="float" office:value="0.5104">
            <text:p>0.5104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string">
            <text:p>all</text:p>
          </table:table-cell>
          <table:table-cell office:value-type="float" office:value="0.608">
            <text:p>0.608</text:p>
          </table:table-cell>
          <table:table-cell office:value-type="float" office:value="0.3103">
            <text:p>0.3103</text:p>
          </table:table-cell>
          <table:table-cell office:value-type="float" office:value="0.1835">
            <text:p>0.1835</text:p>
          </table:table-cell>
          <table:table-cell office:value-type="float" office:value="0">
            <text:p>0</text:p>
          </table:table-cell>
          <table:table-cell office:value-type="float" office:value="0.5806">
            <text:p>0.5806</text:p>
          </table:table-cell>
          <table:table-cell office:value-type="float" office:value="0.6072">
            <text:p>0.6072</text:p>
          </table:table-cell>
          <table:table-cell office:value-type="float" office:value="0.5548">
            <text:p>0.5548</text:p>
          </table:table-cell>
          <table:table-cell office:value-type="float" office:value="0.498">
            <text:p>0.498</text:p>
          </table:table-cell>
          <table:table-cell office:value-type="float" office:value="0.4723">
            <text:p>0.4723</text:p>
          </table:table-cell>
          <table:table-cell office:value-type="float" office:value="0.4354">
            <text:p>0.4354</text:p>
          </table:table-cell>
          <table:table-cell office:value-type="float" office:value="0.4174">
            <text:p>0.4174</text:p>
          </table:table-cell>
          <table:table-cell office:value-type="float" office:value="0.3359">
            <text:p>0.3359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string">
            <text:p>all</text:p>
          </table:table-cell>
          <table:table-cell office:value-type="float" office:value="0.4698">
            <text:p>0.4698</text:p>
          </table:table-cell>
          <table:table-cell office:value-type="float" office:value="0.2092">
            <text:p>0.2092</text:p>
          </table:table-cell>
          <table:table-cell office:value-type="float" office:value="0.1545">
            <text:p>0.1545</text:p>
          </table:table-cell>
          <table:table-cell office:value-type="float" office:value="0">
            <text:p>0</text:p>
          </table:table-cell>
          <table:table-cell office:value-type="float" office:value="0.443">
            <text:p>0.443</text:p>
          </table:table-cell>
          <table:table-cell office:value-type="float" office:value="0.5271">
            <text:p>0.5271</text:p>
          </table:table-cell>
          <table:table-cell office:value-type="float" office:value="0.4377">
            <text:p>0.4377</text:p>
          </table:table-cell>
          <table:table-cell office:value-type="float" office:value="0.4108">
            <text:p>0.4108</text:p>
          </table:table-cell>
          <table:table-cell office:value-type="float" office:value="0.3851">
            <text:p>0.3851</text:p>
          </table:table-cell>
          <table:table-cell office:value-type="float" office:value="0.3362">
            <text:p>0.3362</text:p>
          </table:table-cell>
          <table:table-cell office:value-type="float" office:value="0.2974">
            <text:p>0.2974</text:p>
          </table:table-cell>
          <table:table-cell office:value-type="float" office:value="0.2653">
            <text:p>0.2653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string">
            <text:p>all</text:p>
          </table:table-cell>
          <table:table-cell office:value-type="float" office:value="0.3897">
            <text:p>0.3897</text:p>
          </table:table-cell>
          <table:table-cell office:value-type="float" office:value="0.1068">
            <text:p>0.1068</text:p>
          </table:table-cell>
          <table:table-cell office:value-type="float" office:value="0.1034">
            <text:p>0.1034</text:p>
          </table:table-cell>
          <table:table-cell office:value-type="float" office:value="0">
            <text:p>0</text:p>
          </table:table-cell>
          <table:table-cell office:value-type="float" office:value="0.3598">
            <text:p>0.3598</text:p>
          </table:table-cell>
          <table:table-cell office:value-type="float" office:value="0.3977">
            <text:p>0.3977</text:p>
          </table:table-cell>
          <table:table-cell office:value-type="float" office:value="0.2979">
            <text:p>0.2979</text:p>
          </table:table-cell>
          <table:table-cell office:value-type="float" office:value="0.2808">
            <text:p>0.2808</text:p>
          </table:table-cell>
          <table:table-cell office:value-type="float" office:value="0.2398">
            <text:p>0.2398</text:p>
          </table:table-cell>
          <table:table-cell office:value-type="float" office:value="0.1961">
            <text:p>0.1961</text:p>
          </table:table-cell>
          <table:table-cell office:value-type="float" office:value="0.1581">
            <text:p>0.1581</text:p>
          </table:table-cell>
          <table:table-cell office:value-type="float" office:value="0.1068">
            <text:p>0.1068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string">
            <text:p>all</text:p>
          </table:table-cell>
          <table:table-cell office:value-type="float" office:value="0.3626">
            <text:p>0.3626</text:p>
          </table:table-cell>
          <table:table-cell office:value-type="float" office:value="0.0897">
            <text:p>0.0897</text:p>
          </table:table-cell>
          <table:table-cell office:value-type="float" office:value="0.0863">
            <text:p>0.0863</text:p>
          </table:table-cell>
          <table:table-cell office:value-type="float" office:value="0">
            <text:p>0</text:p>
          </table:table-cell>
          <table:table-cell office:value-type="float" office:value="0.3293">
            <text:p>0.3293</text:p>
          </table:table-cell>
          <table:table-cell office:value-type="float" office:value="0.3498">
            <text:p>0.3498</text:p>
          </table:table-cell>
          <table:table-cell office:value-type="float" office:value="0.25">
            <text:p>0.25</text:p>
          </table:table-cell>
          <table:table-cell office:value-type="float" office:value="0.2329">
            <text:p>0.2329</text:p>
          </table:table-cell>
          <table:table-cell office:value-type="float" office:value="0.1791">
            <text:p>0.1791</text:p>
          </table:table-cell>
          <table:table-cell office:value-type="float" office:value="0.1341">
            <text:p>0.1341</text:p>
          </table:table-cell>
          <table:table-cell office:value-type="float" office:value="0.1025">
            <text:p>0.1025</text:p>
          </table:table-cell>
          <table:table-cell office:value-type="float" office:value="0.0897">
            <text:p>0.0897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string">
            <text:p>all</text:p>
          </table:table-cell>
          <table:table-cell office:value-type="float" office:value="0.2345">
            <text:p>0.2345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2017">
            <text:p>0.2017</text:p>
          </table:table-cell>
          <table:table-cell office:value-type="float" office:value="0.2418">
            <text:p>0.2418</text:p>
          </table:table-cell>
          <table:table-cell office:value-type="float" office:value="0.1809">
            <text:p>0.1809</text:p>
          </table:table-cell>
          <table:table-cell office:value-type="float" office:value="0.1509">
            <text:p>0.1509</text:p>
          </table:table-cell>
          <table:table-cell office:value-type="float" office:value="0.0944">
            <text:p>0.0944</text:p>
          </table:table-cell>
          <table:table-cell office:value-type="float" office:value="0.0778">
            <text:p>0.0778</text:p>
          </table:table-cell>
          <table:table-cell table:number-columns-repeated="2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string">
            <text:p>all</text:p>
          </table:table-cell>
          <table:table-cell office:value-type="float" office:value="0.1843">
            <text:p>0.1843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1559">
            <text:p>0.1559</text:p>
          </table:table-cell>
          <table:table-cell office:value-type="float" office:value="0.2183">
            <text:p>0.2183</text:p>
          </table:table-cell>
          <table:table-cell office:value-type="float" office:value="0.1527">
            <text:p>0.1527</text:p>
          </table:table-cell>
          <table:table-cell office:value-type="float" office:value="0.11">
            <text:p>0.11</text:p>
          </table:table-cell>
          <table:table-cell office:value-type="float" office:value="0.0681">
            <text:p>0.0681</text:p>
          </table:table-cell>
          <table:table-cell office:value-type="float" office:value="0.0675">
            <text:p>0.0675</text:p>
          </table:table-cell>
          <table:table-cell table:number-columns-repeated="2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string">
            <text:p>all</text:p>
          </table:table-cell>
          <table:table-cell office:value-type="float" office:value="0.1376">
            <text:p>0.137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1252">
            <text:p>0.1252</text:p>
          </table:table-cell>
          <table:table-cell office:value-type="float" office:value="0.1964">
            <text:p>0.1964</text:p>
          </table:table-cell>
          <table:table-cell office:value-type="float" office:value="0.1246">
            <text:p>0.1246</text:p>
          </table:table-cell>
          <table:table-cell office:value-type="float" office:value="0.0886">
            <text:p>0.0886</text:p>
          </table:table-cell>
          <table:table-cell office:value-type="float" office:value="0.0681">
            <text:p>0.0681</text:p>
          </table:table-cell>
          <table:table-cell table:number-columns-repeated="3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string">
            <text:p>all</text:p>
          </table:table-cell>
          <table:table-cell office:value-type="float" office:value="0.106">
            <text:p>0.10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0955">
            <text:p>0.0955</text:p>
          </table:table-cell>
          <table:table-cell office:value-type="float" office:value="0.1299">
            <text:p>0.1299</text:p>
          </table:table-cell>
          <table:table-cell office:value-type="float" office:value="0.0838">
            <text:p>0.0838</text:p>
          </table:table-cell>
          <table:table-cell office:value-type="float" office:value="0.0667">
            <text:p>0.0667</text:p>
          </table:table-cell>
          <table:table-cell table:number-columns-repeated="4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string">
            <text:p>all</text:p>
          </table:table-cell>
          <table:table-cell office:value-type="float" office:value="0.106">
            <text:p>0.10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0955">
            <text:p>0.0955</text:p>
          </table:table-cell>
          <table:table-cell office:value-type="float" office:value="0.1299">
            <text:p>0.1299</text:p>
          </table:table-cell>
          <table:table-cell office:value-type="float" office:value="0.0838">
            <text:p>0.0838</text:p>
          </table:table-cell>
          <table:table-cell office:value-type="float" office:value="0.0667">
            <text:p>0.0667</text:p>
          </table:table-cell>
          <table:table-cell table:number-columns-repeated="4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string">
            <text:p>all</text:p>
          </table:table-cell>
          <table:table-cell office:value-type="float" office:value="0.6282">
            <text:p>0.6282</text:p>
          </table:table-cell>
          <table:table-cell office:value-type="float" office:value="0.3462">
            <text:p>0.3462</text:p>
          </table:table-cell>
          <table:table-cell office:value-type="float" office:value="0.2692">
            <text:p>0.2692</text:p>
          </table:table-cell>
          <table:table-cell office:value-type="float" office:value="0">
            <text:p>0</text:p>
          </table:table-cell>
          <table:table-cell office:value-type="float" office:value="0.6282">
            <text:p>0.6282</text:p>
          </table:table-cell>
          <table:table-cell office:value-type="float" office:value="0.4744">
            <text:p>0.4744</text:p>
          </table:table-cell>
          <table:table-cell table:number-columns-repeated="3" office:value-type="float" office:value="0.4231">
            <text:p>0.4231</text:p>
          </table:table-cell>
          <table:table-cell office:value-type="float" office:value="0.3974">
            <text:p>0.3974</text:p>
          </table:table-cell>
          <table:table-cell table:number-columns-repeated="2" office:value-type="float" office:value="0.3718">
            <text:p>0.3718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string">
            <text:p>all</text:p>
          </table:table-cell>
          <table:table-cell office:value-type="float" office:value="0.6263">
            <text:p>0.6263</text:p>
          </table:table-cell>
          <table:table-cell office:value-type="float" office:value="0.3665">
            <text:p>0.3665</text:p>
          </table:table-cell>
          <table:table-cell office:value-type="float" office:value="0.2598">
            <text:p>0.2598</text:p>
          </table:table-cell>
          <table:table-cell office:value-type="float" office:value="0">
            <text:p>0</text:p>
          </table:table-cell>
          <table:table-cell office:value-type="float" office:value="0.6015">
            <text:p>0.6015</text:p>
          </table:table-cell>
          <table:table-cell office:value-type="float" office:value="0.4985">
            <text:p>0.4985</text:p>
          </table:table-cell>
          <table:table-cell table:number-columns-repeated="2" office:value-type="float" office:value="0.4472">
            <text:p>0.4472</text:p>
          </table:table-cell>
          <table:table-cell office:value-type="float" office:value="0.4373">
            <text:p>0.4373</text:p>
          </table:table-cell>
          <table:table-cell office:value-type="float" office:value="0.4215">
            <text:p>0.4215</text:p>
          </table:table-cell>
          <table:table-cell office:value-type="float" office:value="0.402">
            <text:p>0.402</text:p>
          </table:table-cell>
          <table:table-cell office:value-type="float" office:value="0.3822">
            <text:p>0.3822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string">
            <text:p>all</text:p>
          </table:table-cell>
          <table:table-cell office:value-type="float" office:value="0.6162">
            <text:p>0.6162</text:p>
          </table:table-cell>
          <table:table-cell office:value-type="float" office:value="0.3536">
            <text:p>0.3536</text:p>
          </table:table-cell>
          <table:table-cell office:value-type="float" office:value="0.2515">
            <text:p>0.2515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office:value-type="float" office:value="0.5105">
            <text:p>0.5105</text:p>
          </table:table-cell>
          <table:table-cell office:value-type="float" office:value="0.4592">
            <text:p>0.4592</text:p>
          </table:table-cell>
          <table:table-cell office:value-type="float" office:value="0.4464">
            <text:p>0.4464</text:p>
          </table:table-cell>
          <table:table-cell office:value-type="float" office:value="0.4217">
            <text:p>0.4217</text:p>
          </table:table-cell>
          <table:table-cell office:value-type="float" office:value="0.4056">
            <text:p>0.4056</text:p>
          </table:table-cell>
          <table:table-cell office:value-type="float" office:value="0.3892">
            <text:p>0.3892</text:p>
          </table:table-cell>
          <table:table-cell office:value-type="float" office:value="0.3657">
            <text:p>0.365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string">
            <text:p>all</text:p>
          </table:table-cell>
          <table:table-cell office:value-type="float" office:value="0.5996">
            <text:p>0.5996</text:p>
          </table:table-cell>
          <table:table-cell office:value-type="float" office:value="0.3446">
            <text:p>0.3446</text:p>
          </table:table-cell>
          <table:table-cell office:value-type="float" office:value="0.2459">
            <text:p>0.2459</text:p>
          </table:table-cell>
          <table:table-cell office:value-type="float" office:value="0">
            <text:p>0</text:p>
          </table:table-cell>
          <table:table-cell office:value-type="float" office:value="0.5639">
            <text:p>0.5639</text:p>
          </table:table-cell>
          <table:table-cell office:value-type="float" office:value="0.5143">
            <text:p>0.5143</text:p>
          </table:table-cell>
          <table:table-cell office:value-type="float" office:value="0.4657">
            <text:p>0.4657</text:p>
          </table:table-cell>
          <table:table-cell office:value-type="float" office:value="0.4519">
            <text:p>0.4519</text:p>
          </table:table-cell>
          <table:table-cell office:value-type="float" office:value="0.4261">
            <text:p>0.4261</text:p>
          </table:table-cell>
          <table:table-cell office:value-type="float" office:value="0.4038">
            <text:p>0.4038</text:p>
          </table:table-cell>
          <table:table-cell office:value-type="float" office:value="0.3851">
            <text:p>0.3851</text:p>
          </table:table-cell>
          <table:table-cell office:value-type="float" office:value="0.3569">
            <text:p>0.356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string">
            <text:p>all</text:p>
          </table:table-cell>
          <table:table-cell office:value-type="float" office:value="0.577">
            <text:p>0.577</text:p>
          </table:table-cell>
          <table:table-cell office:value-type="float" office:value="0.3329">
            <text:p>0.3329</text:p>
          </table:table-cell>
          <table:table-cell office:value-type="float" office:value="0.2373">
            <text:p>0.2373</text:p>
          </table:table-cell>
          <table:table-cell office:value-type="float" office:value="0">
            <text:p>0</text:p>
          </table:table-cell>
          <table:table-cell office:value-type="float" office:value="0.5576">
            <text:p>0.5576</text:p>
          </table:table-cell>
          <table:table-cell office:value-type="float" office:value="0.5184">
            <text:p>0.5184</text:p>
          </table:table-cell>
          <table:table-cell office:value-type="float" office:value="0.464">
            <text:p>0.464</text:p>
          </table:table-cell>
          <table:table-cell office:value-type="float" office:value="0.4489">
            <text:p>0.4489</text:p>
          </table:table-cell>
          <table:table-cell office:value-type="float" office:value="0.4159">
            <text:p>0.4159</text:p>
          </table:table-cell>
          <table:table-cell office:value-type="float" office:value="0.3964">
            <text:p>0.3964</text:p>
          </table:table-cell>
          <table:table-cell office:value-type="float" office:value="0.3763">
            <text:p>0.3763</text:p>
          </table:table-cell>
          <table:table-cell office:value-type="float" office:value="0.3483">
            <text:p>0.3483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string">
            <text:p>all</text:p>
          </table:table-cell>
          <table:table-cell office:value-type="float" office:value="0.5623">
            <text:p>0.5623</text:p>
          </table:table-cell>
          <table:table-cell office:value-type="float" office:value="0.3184">
            <text:p>0.3184</text:p>
          </table:table-cell>
          <table:table-cell office:value-type="float" office:value="0.2298">
            <text:p>0.2298</text:p>
          </table:table-cell>
          <table:table-cell office:value-type="float" office:value="0">
            <text:p>0</text:p>
          </table:table-cell>
          <table:table-cell office:value-type="float" office:value="0.5455">
            <text:p>0.5455</text:p>
          </table:table-cell>
          <table:table-cell office:value-type="float" office:value="0.5171">
            <text:p>0.5171</text:p>
          </table:table-cell>
          <table:table-cell office:value-type="float" office:value="0.46">
            <text:p>0.46</text:p>
          </table:table-cell>
          <table:table-cell office:value-type="float" office:value="0.4429">
            <text:p>0.4429</text:p>
          </table:table-cell>
          <table:table-cell office:value-type="float" office:value="0.4057">
            <text:p>0.4057</text:p>
          </table:table-cell>
          <table:table-cell office:value-type="float" office:value="0.3849">
            <text:p>0.3849</text:p>
          </table:table-cell>
          <table:table-cell office:value-type="float" office:value="0.3602">
            <text:p>0.3602</text:p>
          </table:table-cell>
          <table:table-cell office:value-type="float" office:value="0.3323">
            <text:p>0.3323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string">
            <text:p>all</text:p>
          </table:table-cell>
          <table:table-cell office:value-type="float" office:value="0.5487">
            <text:p>0.5487</text:p>
          </table:table-cell>
          <table:table-cell office:value-type="float" office:value="0.3103">
            <text:p>0.3103</text:p>
          </table:table-cell>
          <table:table-cell office:value-type="float" office:value="0.2265">
            <text:p>0.226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5256">
            <text:p>0.5256</text:p>
          </table:table-cell>
          <table:table-cell office:value-type="float" office:value="0.4589">
            <text:p>0.4589</text:p>
          </table:table-cell>
          <table:table-cell office:value-type="float" office:value="0.4423">
            <text:p>0.4423</text:p>
          </table:table-cell>
          <table:table-cell office:value-type="float" office:value="0.4036">
            <text:p>0.4036</text:p>
          </table:table-cell>
          <table:table-cell office:value-type="float" office:value="0.3776">
            <text:p>0.3776</text:p>
          </table:table-cell>
          <table:table-cell office:value-type="float" office:value="0.351">
            <text:p>0.351</text:p>
          </table:table-cell>
          <table:table-cell office:value-type="float" office:value="0.3246">
            <text:p>0.324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string">
            <text:p>all</text:p>
          </table:table-cell>
          <table:table-cell office:value-type="float" office:value="0.5435">
            <text:p>0.5435</text:p>
          </table:table-cell>
          <table:table-cell office:value-type="float" office:value="0.3038">
            <text:p>0.3038</text:p>
          </table:table-cell>
          <table:table-cell office:value-type="float" office:value="0.2201">
            <text:p>0.2201</text:p>
          </table:table-cell>
          <table:table-cell office:value-type="float" office:value="0">
            <text:p>0</text:p>
          </table:table-cell>
          <table:table-cell office:value-type="float" office:value="0.5302">
            <text:p>0.5302</text:p>
          </table:table-cell>
          <table:table-cell office:value-type="float" office:value="0.5252">
            <text:p>0.5252</text:p>
          </table:table-cell>
          <table:table-cell office:value-type="float" office:value="0.4552">
            <text:p>0.4552</text:p>
          </table:table-cell>
          <table:table-cell office:value-type="float" office:value="0.4389">
            <text:p>0.4389</text:p>
          </table:table-cell>
          <table:table-cell office:value-type="float" office:value="0.4005">
            <text:p>0.4005</text:p>
          </table:table-cell>
          <table:table-cell office:value-type="float" office:value="0.3717">
            <text:p>0.3717</text:p>
          </table:table-cell>
          <table:table-cell office:value-type="float" office:value="0.3442">
            <text:p>0.3442</text:p>
          </table:table-cell>
          <table:table-cell office:value-type="float" office:value="0.3185">
            <text:p>0.318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string">
            <text:p>all</text:p>
          </table:table-cell>
          <table:table-cell office:value-type="float" office:value="0.5417">
            <text:p>0.5417</text:p>
          </table:table-cell>
          <table:table-cell office:value-type="float" office:value="0.2975">
            <text:p>0.2975</text:p>
          </table:table-cell>
          <table:table-cell office:value-type="float" office:value="0.2151">
            <text:p>0.2151</text:p>
          </table:table-cell>
          <table:table-cell office:value-type="float" office:value="0">
            <text:p>0</text:p>
          </table:table-cell>
          <table:table-cell office:value-type="float" office:value="0.5257">
            <text:p>0.5257</text:p>
          </table:table-cell>
          <table:table-cell office:value-type="float" office:value="0.5239">
            <text:p>0.5239</text:p>
          </table:table-cell>
          <table:table-cell office:value-type="float" office:value="0.4509">
            <text:p>0.4509</text:p>
          </table:table-cell>
          <table:table-cell office:value-type="float" office:value="0.4336">
            <text:p>0.4336</text:p>
          </table:table-cell>
          <table:table-cell office:value-type="float" office:value="0.3956">
            <text:p>0.3956</text:p>
          </table:table-cell>
          <table:table-cell office:value-type="float" office:value="0.3655">
            <text:p>0.3655</text:p>
          </table:table-cell>
          <table:table-cell office:value-type="float" office:value="0.3383">
            <text:p>0.3383</text:p>
          </table:table-cell>
          <table:table-cell office:value-type="float" office:value="0.3131">
            <text:p>0.313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string">
            <text:p>all</text:p>
          </table:table-cell>
          <table:table-cell office:value-type="float" office:value="0.5372">
            <text:p>0.5372</text:p>
          </table:table-cell>
          <table:table-cell office:value-type="float" office:value="0.2913">
            <text:p>0.2913</text:p>
          </table:table-cell>
          <table:table-cell office:value-type="float" office:value="0.2109">
            <text:p>0.2109</text:p>
          </table:table-cell>
          <table:table-cell office:value-type="float" office:value="0">
            <text:p>0</text:p>
          </table:table-cell>
          <table:table-cell office:value-type="float" office:value="0.5235">
            <text:p>0.5235</text:p>
          </table:table-cell>
          <table:table-cell office:value-type="float" office:value="0.5236">
            <text:p>0.5236</text:p>
          </table:table-cell>
          <table:table-cell office:value-type="float" office:value="0.4496">
            <text:p>0.4496</text:p>
          </table:table-cell>
          <table:table-cell office:value-type="float" office:value="0.4272">
            <text:p>0.4272</text:p>
          </table:table-cell>
          <table:table-cell office:value-type="float" office:value="0.3894">
            <text:p>0.3894</text:p>
          </table:table-cell>
          <table:table-cell office:value-type="float" office:value="0.3599">
            <text:p>0.3599</text:p>
          </table:table-cell>
          <table:table-cell office:value-type="float" office:value="0.333">
            <text:p>0.333</text:p>
          </table:table-cell>
          <table:table-cell office:value-type="float" office:value="0.3061">
            <text:p>0.306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string">
            <text:p>all</text:p>
          </table:table-cell>
          <table:table-cell office:value-type="float" office:value="0.5344">
            <text:p>0.5344</text:p>
          </table:table-cell>
          <table:table-cell office:value-type="float" office:value="0.2876">
            <text:p>0.2876</text:p>
          </table:table-cell>
          <table:table-cell office:value-type="float" office:value="0.2085">
            <text:p>0.2085</text:p>
          </table:table-cell>
          <table:table-cell office:value-type="float" office:value="0">
            <text:p>0</text:p>
          </table:table-cell>
          <table:table-cell office:value-type="float" office:value="0.5182">
            <text:p>0.5182</text:p>
          </table:table-cell>
          <table:table-cell office:value-type="float" office:value="0.5184">
            <text:p>0.5184</text:p>
          </table:table-cell>
          <table:table-cell office:value-type="float" office:value="0.4447">
            <text:p>0.4447</text:p>
          </table:table-cell>
          <table:table-cell office:value-type="float" office:value="0.4214">
            <text:p>0.4214</text:p>
          </table:table-cell>
          <table:table-cell office:value-type="float" office:value="0.3839">
            <text:p>0.3839</text:p>
          </table:table-cell>
          <table:table-cell office:value-type="float" office:value="0.3549">
            <text:p>0.3549</text:p>
          </table:table-cell>
          <table:table-cell office:value-type="float" office:value="0.3281">
            <text:p>0.3281</text:p>
          </table:table-cell>
          <table:table-cell office:value-type="float" office:value="0.3017">
            <text:p>0.30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string">
            <text:p>all</text:p>
          </table:table-cell>
          <table:table-cell office:value-type="float" office:value="0.531">
            <text:p>0.531</text:p>
          </table:table-cell>
          <table:table-cell office:value-type="float" office:value="0.2857">
            <text:p>0.2857</text:p>
          </table:table-cell>
          <table:table-cell office:value-type="float" office:value="0.2077">
            <text:p>0.2077</text:p>
          </table:table-cell>
          <table:table-cell office:value-type="float" office:value="0">
            <text:p>0</text:p>
          </table:table-cell>
          <table:table-cell office:value-type="float" office:value="0.512">
            <text:p>0.512</text:p>
          </table:table-cell>
          <table:table-cell office:value-type="float" office:value="0.5194">
            <text:p>0.5194</text:p>
          </table:table-cell>
          <table:table-cell office:value-type="float" office:value="0.4457">
            <text:p>0.4457</text:p>
          </table:table-cell>
          <table:table-cell office:value-type="float" office:value="0.4216">
            <text:p>0.4216</text:p>
          </table:table-cell>
          <table:table-cell office:value-type="float" office:value="0.3813">
            <text:p>0.3813</text:p>
          </table:table-cell>
          <table:table-cell office:value-type="float" office:value="0.3527">
            <text:p>0.3527</text:p>
          </table:table-cell>
          <table:table-cell office:value-type="float" office:value="0.3261">
            <text:p>0.3261</text:p>
          </table:table-cell>
          <table:table-cell office:value-type="float" office:value="0.2991">
            <text:p>0.299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string">
            <text:p>all</text:p>
          </table:table-cell>
          <table:table-cell office:value-type="float" office:value="0.5265">
            <text:p>0.5265</text:p>
          </table:table-cell>
          <table:table-cell office:value-type="float" office:value="0.2835">
            <text:p>0.2835</text:p>
          </table:table-cell>
          <table:table-cell office:value-type="float" office:value="0.2065">
            <text:p>0.2065</text:p>
          </table:table-cell>
          <table:table-cell office:value-type="float" office:value="0">
            <text:p>0</text:p>
          </table:table-cell>
          <table:table-cell office:value-type="float" office:value="0.5098">
            <text:p>0.5098</text:p>
          </table:table-cell>
          <table:table-cell office:value-type="float" office:value="0.5203">
            <text:p>0.5203</text:p>
          </table:table-cell>
          <table:table-cell office:value-type="float" office:value="0.4466">
            <text:p>0.4466</text:p>
          </table:table-cell>
          <table:table-cell office:value-type="float" office:value="0.4208">
            <text:p>0.4208</text:p>
          </table:table-cell>
          <table:table-cell office:value-type="float" office:value="0.3807">
            <text:p>0.3807</text:p>
          </table:table-cell>
          <table:table-cell office:value-type="float" office:value="0.3524">
            <text:p>0.3524</text:p>
          </table:table-cell>
          <table:table-cell office:value-type="float" office:value="0.325">
            <text:p>0.325</text:p>
          </table:table-cell>
          <table:table-cell office:value-type="float" office:value="0.2978">
            <text:p>0.2978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string">
            <text:p>all</text:p>
          </table:table-cell>
          <table:table-cell office:value-type="float" office:value="0.5251">
            <text:p>0.5251</text:p>
          </table:table-cell>
          <table:table-cell office:value-type="float" office:value="0.2811">
            <text:p>0.2811</text:p>
          </table:table-cell>
          <table:table-cell office:value-type="float" office:value="0.2051">
            <text:p>0.2051</text:p>
          </table:table-cell>
          <table:table-cell office:value-type="float" office:value="0">
            <text:p>0</text:p>
          </table:table-cell>
          <table:table-cell office:value-type="float" office:value="0.5085">
            <text:p>0.5085</text:p>
          </table:table-cell>
          <table:table-cell office:value-type="float" office:value="0.5234">
            <text:p>0.5234</text:p>
          </table:table-cell>
          <table:table-cell office:value-type="float" office:value="0.4498">
            <text:p>0.4498</text:p>
          </table:table-cell>
          <table:table-cell office:value-type="float" office:value="0.4205">
            <text:p>0.4205</text:p>
          </table:table-cell>
          <table:table-cell office:value-type="float" office:value="0.3791">
            <text:p>0.3791</text:p>
          </table:table-cell>
          <table:table-cell office:value-type="float" office:value="0.3509">
            <text:p>0.3509</text:p>
          </table:table-cell>
          <table:table-cell office:value-type="float" office:value="0.3227">
            <text:p>0.3227</text:p>
          </table:table-cell>
          <table:table-cell office:value-type="float" office:value="0.2951">
            <text:p>0.295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string">
            <text:p>all</text:p>
          </table:table-cell>
          <table:table-cell office:value-type="float" office:value="0.5282">
            <text:p>0.5282</text:p>
          </table:table-cell>
          <table:table-cell office:value-type="float" office:value="0.2795">
            <text:p>0.2795</text:p>
          </table:table-cell>
          <table:table-cell office:value-type="float" office:value="0.2033">
            <text:p>0.2033</text:p>
          </table:table-cell>
          <table:table-cell office:value-type="float" office:value="0">
            <text:p>0</text:p>
          </table:table-cell>
          <table:table-cell office:value-type="float" office:value="0.5073">
            <text:p>0.5073</text:p>
          </table:table-cell>
          <table:table-cell office:value-type="float" office:value="0.5246">
            <text:p>0.5246</text:p>
          </table:table-cell>
          <table:table-cell office:value-type="float" office:value="0.4509">
            <text:p>0.4509</text:p>
          </table:table-cell>
          <table:table-cell office:value-type="float" office:value="0.4217">
            <text:p>0.4217</text:p>
          </table:table-cell>
          <table:table-cell office:value-type="float" office:value="0.3779">
            <text:p>0.3779</text:p>
          </table:table-cell>
          <table:table-cell office:value-type="float" office:value="0.3497">
            <text:p>0.3497</text:p>
          </table:table-cell>
          <table:table-cell office:value-type="float" office:value="0.3215">
            <text:p>0.3215</text:p>
          </table:table-cell>
          <table:table-cell office:value-type="float" office:value="0.2941">
            <text:p>0.294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string">
            <text:p>all</text:p>
          </table:table-cell>
          <table:table-cell office:value-type="float" office:value="0.5291">
            <text:p>0.5291</text:p>
          </table:table-cell>
          <table:table-cell office:value-type="float" office:value="0.2778">
            <text:p>0.2778</text:p>
          </table:table-cell>
          <table:table-cell office:value-type="float" office:value="0.2023">
            <text:p>0.2023</text:p>
          </table:table-cell>
          <table:table-cell office:value-type="float" office:value="0">
            <text:p>0</text:p>
          </table:table-cell>
          <table:table-cell office:value-type="float" office:value="0.5119">
            <text:p>0.5119</text:p>
          </table:table-cell>
          <table:table-cell office:value-type="float" office:value="0.5255">
            <text:p>0.5255</text:p>
          </table:table-cell>
          <table:table-cell office:value-type="float" office:value="0.4519">
            <text:p>0.4519</text:p>
          </table:table-cell>
          <table:table-cell office:value-type="float" office:value="0.4217">
            <text:p>0.4217</text:p>
          </table:table-cell>
          <table:table-cell office:value-type="float" office:value="0.3779">
            <text:p>0.3779</text:p>
          </table:table-cell>
          <table:table-cell office:value-type="float" office:value="0.3496">
            <text:p>0.3496</text:p>
          </table:table-cell>
          <table:table-cell office:value-type="float" office:value="0.3206">
            <text:p>0.3206</text:p>
          </table:table-cell>
          <table:table-cell office:value-type="float" office:value="0.2935">
            <text:p>0.293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string">
            <text:p>all</text:p>
          </table:table-cell>
          <table:table-cell office:value-type="float" office:value="0.5275">
            <text:p>0.5275</text:p>
          </table:table-cell>
          <table:table-cell office:value-type="float" office:value="0.2769">
            <text:p>0.2769</text:p>
          </table:table-cell>
          <table:table-cell office:value-type="float" office:value="0.2021">
            <text:p>0.2021</text:p>
          </table:table-cell>
          <table:table-cell office:value-type="float" office:value="0">
            <text:p>0</text:p>
          </table:table-cell>
          <table:table-cell office:value-type="float" office:value="0.5095">
            <text:p>0.5095</text:p>
          </table:table-cell>
          <table:table-cell office:value-type="float" office:value="0.5284">
            <text:p>0.5284</text:p>
          </table:table-cell>
          <table:table-cell office:value-type="float" office:value="0.4548">
            <text:p>0.4548</text:p>
          </table:table-cell>
          <table:table-cell office:value-type="float" office:value="0.4246">
            <text:p>0.4246</text:p>
          </table:table-cell>
          <table:table-cell office:value-type="float" office:value="0.3801">
            <text:p>0.3801</text:p>
          </table:table-cell>
          <table:table-cell office:value-type="float" office:value="0.3503">
            <text:p>0.3503</text:p>
          </table:table-cell>
          <table:table-cell office:value-type="float" office:value="0.3194">
            <text:p>0.3194</text:p>
          </table:table-cell>
          <table:table-cell office:value-type="float" office:value="0.2924">
            <text:p>0.292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string">
            <text:p>all</text:p>
          </table:table-cell>
          <table:table-cell office:value-type="float" office:value="0.526">
            <text:p>0.526</text:p>
          </table:table-cell>
          <table:table-cell office:value-type="float" office:value="0.2766">
            <text:p>0.2766</text:p>
          </table:table-cell>
          <table:table-cell office:value-type="float" office:value="0.2023">
            <text:p>0.2023</text:p>
          </table:table-cell>
          <table:table-cell office:value-type="float" office:value="0">
            <text:p>0</text:p>
          </table:table-cell>
          <table:table-cell office:value-type="float" office:value="0.5099">
            <text:p>0.5099</text:p>
          </table:table-cell>
          <table:table-cell office:value-type="float" office:value="0.5315">
            <text:p>0.5315</text:p>
          </table:table-cell>
          <table:table-cell office:value-type="float" office:value="0.4563">
            <text:p>0.4563</text:p>
          </table:table-cell>
          <table:table-cell office:value-type="float" office:value="0.4262">
            <text:p>0.4262</text:p>
          </table:table-cell>
          <table:table-cell office:value-type="float" office:value="0.3817">
            <text:p>0.3817</text:p>
          </table:table-cell>
          <table:table-cell office:value-type="float" office:value="0.3504">
            <text:p>0.3504</text:p>
          </table:table-cell>
          <table:table-cell office:value-type="float" office:value="0.3187">
            <text:p>0.3187</text:p>
          </table:table-cell>
          <table:table-cell office:value-type="float" office:value="0.2919">
            <text:p>0.2919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string">
            <text:p>all</text:p>
          </table:table-cell>
          <table:table-cell office:value-type="float" office:value="0.524">
            <text:p>0.524</text:p>
          </table:table-cell>
          <table:table-cell office:value-type="float" office:value="0.275">
            <text:p>0.275</text:p>
          </table:table-cell>
          <table:table-cell office:value-type="float" office:value="0.2013">
            <text:p>0.2013</text:p>
          </table:table-cell>
          <table:table-cell office:value-type="float" office:value="0">
            <text:p>0</text:p>
          </table:table-cell>
          <table:table-cell office:value-type="float" office:value="0.5087">
            <text:p>0.5087</text:p>
          </table:table-cell>
          <table:table-cell office:value-type="float" office:value="0.5337">
            <text:p>0.5337</text:p>
          </table:table-cell>
          <table:table-cell office:value-type="float" office:value="0.4576">
            <text:p>0.4576</text:p>
          </table:table-cell>
          <table:table-cell office:value-type="float" office:value="0.4258">
            <text:p>0.4258</text:p>
          </table:table-cell>
          <table:table-cell office:value-type="float" office:value="0.3813">
            <text:p>0.3813</text:p>
          </table:table-cell>
          <table:table-cell office:value-type="float" office:value="0.3501">
            <text:p>0.3501</text:p>
          </table:table-cell>
          <table:table-cell office:value-type="float" office:value="0.3175">
            <text:p>0.3175</text:p>
          </table:table-cell>
          <table:table-cell office:value-type="float" office:value="0.2909">
            <text:p>0.2909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string">
            <text:p>all</text:p>
          </table:table-cell>
          <table:table-cell office:value-type="float" office:value="0.5237">
            <text:p>0.5237</text:p>
          </table:table-cell>
          <table:table-cell office:value-type="float" office:value="0.275">
            <text:p>0.275</text:p>
          </table:table-cell>
          <table:table-cell office:value-type="float" office:value="0.2016">
            <text:p>0.2016</text:p>
          </table:table-cell>
          <table:table-cell office:value-type="float" office:value="0">
            <text:p>0</text:p>
          </table:table-cell>
          <table:table-cell office:value-type="float" office:value="0.5106">
            <text:p>0.5106</text:p>
          </table:table-cell>
          <table:table-cell office:value-type="float" office:value="0.5364">
            <text:p>0.5364</text:p>
          </table:table-cell>
          <table:table-cell office:value-type="float" office:value="0.4603">
            <text:p>0.4603</text:p>
          </table:table-cell>
          <table:table-cell office:value-type="float" office:value="0.4268">
            <text:p>0.4268</text:p>
          </table:table-cell>
          <table:table-cell office:value-type="float" office:value="0.3823">
            <text:p>0.3823</text:p>
          </table:table-cell>
          <table:table-cell office:value-type="float" office:value="0.3506">
            <text:p>0.3506</text:p>
          </table:table-cell>
          <table:table-cell office:value-type="float" office:value="0.3173">
            <text:p>0.3173</text:p>
          </table:table-cell>
          <table:table-cell office:value-type="float" office:value="0.2908">
            <text:p>0.290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11013747">
            <text:p>101101374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11013747">
            <text:p>1011013747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5">
            <text:p>0.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6934">
            <text:p>0.693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973">
            <text:p>0.8973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58967988">
            <text:p>105896798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58967988">
            <text:p>1058967988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3064">
            <text:p>0.3064</text:p>
          </table:table-cell>
          <table:table-cell table:number-columns-repeated="4" office:value-type="float" office:value="0.25">
            <text:p>0.25</text:p>
          </table:table-cell>
          <table:table-cell office:value-type="float" office:value="0.15">
            <text:p>0.1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58967988">
            <text:p>10589679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58967988">
            <text:p>105896798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833">
            <text:p>0.58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934">
            <text:p>0.693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671">
            <text:p>0.867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908">
            <text:p>0.8908</text:p>
          </table:table-cell>
          <table:table-cell office:value-type="float" office:value="0.7123">
            <text:p>0.7123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908">
            <text:p>0.8908</text:p>
          </table:table-cell>
          <table:table-cell office:value-type="float" office:value="0.7123">
            <text:p>0.7123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265">
            <text:p>0.8265</text:p>
          </table:table-cell>
          <table:table-cell office:value-type="float" office:value="0.6609">
            <text:p>0.6609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265">
            <text:p>0.8265</text:p>
          </table:table-cell>
          <table:table-cell office:value-type="float" office:value="0.6609">
            <text:p>0.66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7742">
            <text:p>0.7742</text:p>
          </table:table-cell>
          <table:table-cell office:value-type="float" office:value="0.6191">
            <text:p>0.619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7742">
            <text:p>0.7742</text:p>
          </table:table-cell>
          <table:table-cell office:value-type="float" office:value="0.6191">
            <text:p>0.619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7305">
            <text:p>0.7305</text:p>
          </table:table-cell>
          <table:table-cell office:value-type="float" office:value="0.5841">
            <text:p>0.584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7305">
            <text:p>0.7305</text:p>
          </table:table-cell>
          <table:table-cell office:value-type="float" office:value="0.5841">
            <text:p>0.584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6931">
            <text:p>0.6931</text:p>
          </table:table-cell>
          <table:table-cell office:value-type="float" office:value="0.5542">
            <text:p>0.5542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6931">
            <text:p>0.6931</text:p>
          </table:table-cell>
          <table:table-cell office:value-type="float" office:value="0.5542">
            <text:p>0.554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607">
            <text:p>0.6607</text:p>
          </table:table-cell>
          <table:table-cell office:value-type="float" office:value="0.5283">
            <text:p>0.5283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6607">
            <text:p>0.6607</text:p>
          </table:table-cell>
          <table:table-cell office:value-type="float" office:value="0.5283">
            <text:p>0.528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321">
            <text:p>0.6321</text:p>
          </table:table-cell>
          <table:table-cell office:value-type="float" office:value="0.5054">
            <text:p>0.5054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1">
            <text:p>0.6321</text:p>
          </table:table-cell>
          <table:table-cell table:number-columns-repeated="2" office:value-type="float" office:value="0.6754">
            <text:p>0.6754</text:p>
          </table:table-cell>
          <table:table-cell table:number-columns-repeated="4" office:value-type="float" office:value="0.6321">
            <text:p>0.6321</text:p>
          </table:table-cell>
          <table:table-cell office:value-type="float" office:value="0.5054">
            <text:p>0.505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067">
            <text:p>0.6067</text:p>
          </table:table-cell>
          <table:table-cell office:value-type="float" office:value="0.4851">
            <text:p>0.4851</text:p>
          </table:table-cell>
          <table:table-cell table:number-columns-repeated="2" office:value-type="float" office:value="0">
            <text:p>0</text:p>
          </table:table-cell>
          <table:table-cell office:value-type="float" office:value="0.6067">
            <text:p>0.6067</text:p>
          </table:table-cell>
          <table:table-cell table:number-columns-repeated="2" office:value-type="float" office:value="0.6884">
            <text:p>0.6884</text:p>
          </table:table-cell>
          <table:table-cell table:number-columns-repeated="4" office:value-type="float" office:value="0.6067">
            <text:p>0.6067</text:p>
          </table:table-cell>
          <table:table-cell office:value-type="float" office:value="0.4851">
            <text:p>0.485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839">
            <text:p>0.5839</text:p>
          </table:table-cell>
          <table:table-cell office:value-type="float" office:value="0.4669">
            <text:p>0.4669</text:p>
          </table:table-cell>
          <table:table-cell table:number-columns-repeated="2" office:value-type="float" office:value="0">
            <text:p>0</text:p>
          </table:table-cell>
          <table:table-cell office:value-type="float" office:value="0.5839">
            <text:p>0.5839</text:p>
          </table:table-cell>
          <table:table-cell table:number-columns-repeated="2" office:value-type="float" office:value="0.6625">
            <text:p>0.6625</text:p>
          </table:table-cell>
          <table:table-cell table:number-columns-repeated="4" office:value-type="float" office:value="0.5839">
            <text:p>0.5839</text:p>
          </table:table-cell>
          <table:table-cell office:value-type="float" office:value="0.4669">
            <text:p>0.466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633">
            <text:p>0.5633</text:p>
          </table:table-cell>
          <table:table-cell office:value-type="float" office:value="0.4504">
            <text:p>0.4504</text:p>
          </table:table-cell>
          <table:table-cell table:number-columns-repeated="2" office:value-type="float" office:value="0">
            <text:p>0</text:p>
          </table:table-cell>
          <table:table-cell office:value-type="float" office:value="0.5633">
            <text:p>0.5633</text:p>
          </table:table-cell>
          <table:table-cell table:number-columns-repeated="2" office:value-type="float" office:value="0.6391">
            <text:p>0.6391</text:p>
          </table:table-cell>
          <table:table-cell table:number-columns-repeated="4" office:value-type="float" office:value="0.5633">
            <text:p>0.5633</text:p>
          </table:table-cell>
          <table:table-cell office:value-type="float" office:value="0.4504">
            <text:p>0.450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445">
            <text:p>0.5445</text:p>
          </table:table-cell>
          <table:table-cell office:value-type="float" office:value="0.4354">
            <text:p>0.4354</text:p>
          </table:table-cell>
          <table:table-cell table:number-columns-repeated="2" office:value-type="float" office:value="0">
            <text:p>0</text:p>
          </table:table-cell>
          <table:table-cell office:value-type="float" office:value="0.5445">
            <text:p>0.5445</text:p>
          </table:table-cell>
          <table:table-cell table:number-columns-repeated="2" office:value-type="float" office:value="0.6178">
            <text:p>0.6178</text:p>
          </table:table-cell>
          <table:table-cell table:number-columns-repeated="4" office:value-type="float" office:value="0.5445">
            <text:p>0.5445</text:p>
          </table:table-cell>
          <table:table-cell office:value-type="float" office:value="0.4354">
            <text:p>0.435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273">
            <text:p>0.5273</text:p>
          </table:table-cell>
          <table:table-cell office:value-type="float" office:value="0.4216">
            <text:p>0.4216</text:p>
          </table:table-cell>
          <table:table-cell table:number-columns-repeated="2" office:value-type="float" office:value="0">
            <text:p>0</text:p>
          </table:table-cell>
          <table:table-cell office:value-type="float" office:value="0.5273">
            <text:p>0.5273</text:p>
          </table:table-cell>
          <table:table-cell table:number-columns-repeated="2" office:value-type="float" office:value="0.5982">
            <text:p>0.5982</text:p>
          </table:table-cell>
          <table:table-cell table:number-columns-repeated="4" office:value-type="float" office:value="0.5273">
            <text:p>0.5273</text:p>
          </table:table-cell>
          <table:table-cell office:value-type="float" office:value="0.4216">
            <text:p>0.421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114">
            <text:p>0.5114</text:p>
          </table:table-cell>
          <table:table-cell office:value-type="float" office:value="0.4089">
            <text:p>0.4089</text:p>
          </table:table-cell>
          <table:table-cell table:number-columns-repeated="2" office:value-type="float" office:value="0">
            <text:p>0</text:p>
          </table:table-cell>
          <table:table-cell office:value-type="float" office:value="0.5114">
            <text:p>0.5114</text:p>
          </table:table-cell>
          <table:table-cell table:number-columns-repeated="2" office:value-type="float" office:value="0.5803">
            <text:p>0.5803</text:p>
          </table:table-cell>
          <table:table-cell table:number-columns-repeated="4" office:value-type="float" office:value="0.5114">
            <text:p>0.5114</text:p>
          </table:table-cell>
          <table:table-cell office:value-type="float" office:value="0.4089">
            <text:p>0.4089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968">
            <text:p>0.4968</text:p>
          </table:table-cell>
          <table:table-cell office:value-type="float" office:value="0.3972">
            <text:p>0.3972</text:p>
          </table:table-cell>
          <table:table-cell table:number-columns-repeated="2" office:value-type="float" office:value="0">
            <text:p>0</text:p>
          </table:table-cell>
          <table:table-cell office:value-type="float" office:value="0.4968">
            <text:p>0.4968</text:p>
          </table:table-cell>
          <table:table-cell table:number-columns-repeated="2" office:value-type="float" office:value="0.5636">
            <text:p>0.5636</text:p>
          </table:table-cell>
          <table:table-cell table:number-columns-repeated="4" office:value-type="float" office:value="0.4968">
            <text:p>0.4968</text:p>
          </table:table-cell>
          <table:table-cell office:value-type="float" office:value="0.3972">
            <text:p>0.3972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831">
            <text:p>0.4831</text:p>
          </table:table-cell>
          <table:table-cell office:value-type="float" office:value="0.3863">
            <text:p>0.3863</text:p>
          </table:table-cell>
          <table:table-cell table:number-columns-repeated="2" office:value-type="float" office:value="0">
            <text:p>0</text:p>
          </table:table-cell>
          <table:table-cell office:value-type="float" office:value="0.4831">
            <text:p>0.4831</text:p>
          </table:table-cell>
          <table:table-cell table:number-columns-repeated="2" office:value-type="float" office:value="0.5482">
            <text:p>0.5482</text:p>
          </table:table-cell>
          <table:table-cell table:number-columns-repeated="4" office:value-type="float" office:value="0.4831">
            <text:p>0.4831</text:p>
          </table:table-cell>
          <table:table-cell office:value-type="float" office:value="0.3863">
            <text:p>0.3863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705">
            <text:p>0.4705</text:p>
          </table:table-cell>
          <table:table-cell office:value-type="float" office:value="0.3762">
            <text:p>0.3762</text:p>
          </table:table-cell>
          <table:table-cell table:number-columns-repeated="2" office:value-type="float" office:value="0">
            <text:p>0</text:p>
          </table:table-cell>
          <table:table-cell office:value-type="float" office:value="0.4705">
            <text:p>0.4705</text:p>
          </table:table-cell>
          <table:table-cell table:number-columns-repeated="2" office:value-type="float" office:value="0.5338">
            <text:p>0.5338</text:p>
          </table:table-cell>
          <table:table-cell table:number-columns-repeated="4" office:value-type="float" office:value="0.4705">
            <text:p>0.4705</text:p>
          </table:table-cell>
          <table:table-cell office:value-type="float" office:value="0.3762">
            <text:p>0.376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88443226">
            <text:p>1088443226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88443226">
            <text:p>1088443226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88443226">
            <text:p>1088443226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5833">
            <text:p>0.5833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88443226">
            <text:p>108844322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0809049">
            <text:p>110809049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0809049">
            <text:p>110809049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51263973">
            <text:p>1151263973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51263973">
            <text:p>1151263973</text:p>
          </table:table-cell>
          <table:table-cell office:value-type="float" office:value="0.3563">
            <text:p>0.3563</text:p>
          </table:table-cell>
          <table:table-cell table:number-columns-repeated="3" office:value-type="float" office:value="0">
            <text:p>0</text:p>
          </table:table-cell>
          <table:table-cell office:value-type="float" office:value="0.3497">
            <text:p>0.3497</text:p>
          </table:table-cell>
          <table:table-cell table:number-columns-repeated="2" office:value-type="float" office:value="0.2217">
            <text:p>0.2217</text:p>
          </table:table-cell>
          <table:table-cell table:number-columns-repeated="2" office:value-type="float" office:value="0.0357">
            <text:p>0.035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3">
            <text:p>0.4693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04">
            <text:p>0.390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04">
            <text:p>0.3904</text:p>
          </table:table-cell>
          <table:table-cell table:number-columns-repeated="4" office:value-type="float" office:value="0.1681">
            <text:p>0.168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392">
            <text:p>0.3392</text:p>
          </table:table-cell>
          <table:table-cell table:number-columns-repeated="3" office:value-type="float" office:value="0">
            <text:p>0</text:p>
          </table:table-cell>
          <table:table-cell office:value-type="float" office:value="0.3392">
            <text:p>0.3392</text:p>
          </table:table-cell>
          <table:table-cell table:number-columns-repeated="4" office:value-type="float" office:value="0.1461">
            <text:p>0.146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198">
            <text:p>0.3198</text:p>
          </table:table-cell>
          <table:table-cell table:number-columns-repeated="3" office:value-type="float" office:value="0">
            <text:p>0</text:p>
          </table:table-cell>
          <table:table-cell office:value-type="float" office:value="0.3198">
            <text:p>0.3198</text:p>
          </table:table-cell>
          <table:table-cell table:number-columns-repeated="4" office:value-type="float" office:value="0.1377">
            <text:p>0.137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office:value-type="float" office:value="0.3037">
            <text:p>0.3037</text:p>
          </table:table-cell>
          <table:table-cell table:number-columns-repeated="4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94">
            <text:p>0.3994</text:p>
          </table:table-cell>
          <table:table-cell table:number-columns-repeated="4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94">
            <text:p>0.3994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2562">
            <text:p>0.2562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204">
            <text:p>0.5204</text:p>
          </table:table-cell>
          <table:table-cell table:number-columns-repeated="3" office:value-type="float" office:value="0">
            <text:p>0</text:p>
          </table:table-cell>
          <table:table-cell office:value-type="float" office:value="0.5261">
            <text:p>0.5261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963">
            <text:p>0.5963</text:p>
          </table:table-cell>
          <table:table-cell table:number-columns-repeated="3" office:value-type="float" office:value="0">
            <text:p>0</text:p>
          </table:table-cell>
          <table:table-cell office:value-type="float" office:value="0.5261">
            <text:p>0.5261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4042">
            <text:p>0.4042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695">
            <text:p>0.6695</text:p>
          </table:table-cell>
          <table:table-cell table:number-columns-repeated="2" office:value-type="float" office:value="0.4733">
            <text:p>0.4733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300152499">
            <text:p>130015249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table:number-columns-repeated="3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300152499">
            <text:p>1300152499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300152499">
            <text:p>130015249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659">
            <text:p>0.265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2659">
            <text:p>0.265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4286">
            <text:p>0.42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4286">
            <text:p>0.4286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4286">
            <text:p>0.42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4286">
            <text:p>0.4286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8066">
            <text:p>0.8066</text:p>
          </table:table-cell>
          <table:table-cell table:number-columns-repeated="2" office:value-type="float" office:value="0.1934">
            <text:p>0.1934</text:p>
          </table:table-cell>
          <table:table-cell office:value-type="float" office:value="0">
            <text:p>0</text:p>
          </table:table-cell>
          <table:table-cell office:value-type="float" office:value="0.6934">
            <text:p>0.6934</text:p>
          </table:table-cell>
          <table:table-cell table:number-columns-repeated="7" office:value-type="float" office:value="0.1934">
            <text:p>0.1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7346">
            <text:p>0.7346</text:p>
          </table:table-cell>
          <table:table-cell table:number-columns-repeated="2" office:value-type="float" office:value="0.2654">
            <text:p>0.2654</text:p>
          </table:table-cell>
          <table:table-cell office:value-type="float" office:value="0">
            <text:p>0</text:p>
          </table:table-cell>
          <table:table-cell office:value-type="float" office:value="0.648">
            <text:p>0.648</text:p>
          </table:table-cell>
          <table:table-cell table:number-columns-repeated="7" office:value-type="float" office:value="0.2654">
            <text:p>0.2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672">
            <text:p>0.6672</text:p>
          </table:table-cell>
          <table:table-cell table:number-columns-repeated="2" office:value-type="float" office:value="0.241">
            <text:p>0.241</text:p>
          </table:table-cell>
          <table:table-cell office:value-type="float" office:value="0">
            <text:p>0</text:p>
          </table:table-cell>
          <table:table-cell office:value-type="float" office:value="0.5886">
            <text:p>0.5886</text:p>
          </table:table-cell>
          <table:table-cell table:number-columns-repeated="7" office:value-type="float" office:value="0.241">
            <text:p>0.24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164">
            <text:p>0.6164</text:p>
          </table:table-cell>
          <table:table-cell table:number-columns-repeated="2" office:value-type="float" office:value="0.2227">
            <text:p>0.2227</text:p>
          </table:table-cell>
          <table:table-cell office:value-type="float" office:value="0">
            <text:p>0</text:p>
          </table:table-cell>
          <table:table-cell office:value-type="float" office:value="0.5437">
            <text:p>0.5437</text:p>
          </table:table-cell>
          <table:table-cell table:number-columns-repeated="7" office:value-type="float" office:value="0.2227">
            <text:p>0.2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2081">
            <text:p>0.2081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2081">
            <text:p>0.208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48489175">
            <text:p>14848917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48489175">
            <text:p>14848917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48489175">
            <text:p>148489175</text:p>
          </table:table-cell>
          <table:table-cell office:value-type="float" office:value="0.1022">
            <text:p>0.10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22">
            <text:p>0.1022</text:p>
          </table:table-cell>
          <table:table-cell office:value-type="float" office:value="0.1988">
            <text:p>0.1988</text:p>
          </table:table-cell>
          <table:table-cell office:value-type="float" office:value="0.0667">
            <text:p>0.0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329">
            <text:p>0.1329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193">
            <text:p>0.119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office:value-type="float" office:value="0.2548">
            <text:p>0.2548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48489175">
            <text:p>148489175</text:p>
          </table:table-cell>
          <table:table-cell office:value-type="float" office:value="0.0657">
            <text:p>0.06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7">
            <text:p>0.0657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560839038">
            <text:p>156083903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560839038">
            <text:p>1560839038</text:p>
          </table:table-cell>
          <table:table-cell office:value-type="float" office:value="0.4833">
            <text:p>0.4833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714">
            <text:p>0.4714</text:p>
          </table:table-cell>
          <table:table-cell office:value-type="float" office:value="0.6159">
            <text:p>0.6159</text:p>
          </table:table-cell>
          <table:table-cell office:value-type="float" office:value="0.5714">
            <text:p>0.5714</text:p>
          </table:table-cell>
          <table:table-cell office:value-type="float" office:value="0.5214">
            <text:p>0.5214</text:p>
          </table:table-cell>
          <table:table-cell office:value-type="float" office:value="0.4714">
            <text:p>0.471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">
            <text:p>0.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560839038">
            <text:p>156083903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560839038">
            <text:p>1560839038</text:p>
          </table:table-cell>
          <table:table-cell office:value-type="float" office:value="0.8333">
            <text:p>0.8333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7143">
            <text:p>0.714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1">
            <text:p>1</text:p>
          </table:table-cell>
          <table:table-cell office:value-type="float" office:value="0.8319">
            <text:p>0.8319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.8319">
            <text:p>0.831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688">
            <text:p>0.8688</text:p>
          </table:table-cell>
          <table:table-cell office:value-type="float" office:value="0.7227">
            <text:p>0.7227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8688">
            <text:p>0.8688</text:p>
          </table:table-cell>
          <table:table-cell table:number-columns-repeated="2" office:value-type="float" office:value="0.7227">
            <text:p>0.7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829">
            <text:p>0.8829</text:p>
          </table:table-cell>
          <table:table-cell office:value-type="float" office:value="0.6448">
            <text:p>0.6448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7751">
            <text:p>0.7751</text:p>
          </table:table-cell>
          <table:table-cell table:number-columns-repeated="2" office:value-type="float" office:value="0.6448">
            <text:p>0.6448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02">
            <text:p>0.802</text:p>
          </table:table-cell>
          <table:table-cell office:value-type="float" office:value="0.5857">
            <text:p>0.5857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958">
            <text:p>0.7958</text:p>
          </table:table-cell>
          <table:table-cell office:value-type="float" office:value="0.7041">
            <text:p>0.7041</text:p>
          </table:table-cell>
          <table:table-cell table:number-columns-repeated="2" office:value-type="float" office:value="0.5857">
            <text:p>0.585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687">
            <text:p>0.7687</text:p>
          </table:table-cell>
          <table:table-cell office:value-type="float" office:value="0.5614">
            <text:p>0.561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627">
            <text:p>0.7627</text:p>
          </table:table-cell>
          <table:table-cell office:value-type="float" office:value="0.6749">
            <text:p>0.6749</text:p>
          </table:table-cell>
          <table:table-cell table:number-columns-repeated="2" office:value-type="float" office:value="0.5614">
            <text:p>0.5614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394">
            <text:p>0.7394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336">
            <text:p>0.7336</text:p>
          </table:table-cell>
          <table:table-cell office:value-type="float" office:value="0.6491">
            <text:p>0.6491</text:p>
          </table:table-cell>
          <table:table-cell table:number-columns-repeated="2" office:value-type="float" office:value="0.54">
            <text:p>0.5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3"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3"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568257892">
            <text:p>156825789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568257892">
            <text:p>1568257892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568257892">
            <text:p>1568257892</text:p>
          </table:table-cell>
          <table:table-cell office:value-type="float" office:value="0.355">
            <text:p>0.355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355">
            <text:p>0.355</text:p>
          </table:table-cell>
          <table:table-cell table:number-columns-repeated="7" office:value-type="float" office:value="0.21">
            <text:p>0.21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568257892">
            <text:p>156825789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568257892">
            <text:p>156825789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346">
            <text:p>0.2346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346">
            <text:p>0.234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3049">
            <text:p>0.3049</text:p>
          </table:table-cell>
          <table:table-cell office:value-type="float" office:value="0">
            <text:p>0</text:p>
          </table:table-cell>
          <table:table-cell office:value-type="float" office:value="0.7869">
            <text:p>0.7869</text:p>
          </table:table-cell>
          <table:table-cell table:number-columns-repeated="7" office:value-type="float" office:value="0.3049">
            <text:p>0.304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8031">
            <text:p>0.8031</text:p>
          </table:table-cell>
          <table:table-cell table:number-columns-repeated="2" office:value-type="float" office:value="0.434">
            <text:p>0.434</text:p>
          </table:table-cell>
          <table:table-cell office:value-type="float" office:value="0">
            <text:p>0</text:p>
          </table:table-cell>
          <table:table-cell office:value-type="float" office:value="0.8031">
            <text:p>0.8031</text:p>
          </table:table-cell>
          <table:table-cell table:number-columns-repeated="7" office:value-type="float" office:value="0.434">
            <text:p>0.43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505">
            <text:p>0.7505</text:p>
          </table:table-cell>
          <table:table-cell table:number-columns-repeated="2" office:value-type="float" office:value="0.4711">
            <text:p>0.4711</text:p>
          </table:table-cell>
          <table:table-cell office:value-type="float" office:value="0">
            <text:p>0</text:p>
          </table:table-cell>
          <table:table-cell office:value-type="float" office:value="0.7505">
            <text:p>0.7505</text:p>
          </table:table-cell>
          <table:table-cell table:number-columns-repeated="7" office:value-type="float" office:value="0.4711">
            <text:p>0.471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071">
            <text:p>0.7071</text:p>
          </table:table-cell>
          <table:table-cell table:number-columns-repeated="2" office:value-type="float" office:value="0.4439">
            <text:p>0.4439</text:p>
          </table:table-cell>
          <table:table-cell office:value-type="float" office:value="0">
            <text:p>0</text:p>
          </table:table-cell>
          <table:table-cell office:value-type="float" office:value="0.7071">
            <text:p>0.7071</text:p>
          </table:table-cell>
          <table:table-cell table:number-columns-repeated="7" office:value-type="float" office:value="0.4439">
            <text:p>0.443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6705">
            <text:p>0.6705</text:p>
          </table:table-cell>
          <table:table-cell table:number-columns-repeated="2" office:value-type="float" office:value="0.4208">
            <text:p>0.4208</text:p>
          </table:table-cell>
          <table:table-cell office:value-type="float" office:value="0">
            <text:p>0</text:p>
          </table:table-cell>
          <table:table-cell office:value-type="float" office:value="0.6705">
            <text:p>0.6705</text:p>
          </table:table-cell>
          <table:table-cell table:number-columns-repeated="7" office:value-type="float" office:value="0.4208">
            <text:p>0.4208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6389">
            <text:p>0.6389</text:p>
          </table:table-cell>
          <table:table-cell table:number-columns-repeated="2" office:value-type="float" office:value="0.401">
            <text:p>0.401</text:p>
          </table:table-cell>
          <table:table-cell office:value-type="float" office:value="0">
            <text:p>0</text:p>
          </table:table-cell>
          <table:table-cell office:value-type="float" office:value="0.6389">
            <text:p>0.6389</text:p>
          </table:table-cell>
          <table:table-cell table:number-columns-repeated="7" office:value-type="float" office:value="0.401">
            <text:p>0.40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34952948">
            <text:p>1634952948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23">
            <text:p>2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1304">
            <text:p>0.1304</text:p>
          </table:table-cell>
          <table:table-cell office:value-type="float" office:value="0">
            <text:p>0</text:p>
          </table:table-cell>
          <table:table-cell office:value-type="float" office:value="0.1304">
            <text:p>0.1304</text:p>
          </table:table-cell>
          <table:table-cell table:number-columns-repeated="4" office:value-type="float" office:value="0.2003">
            <text:p>0.2003</text:p>
          </table:table-cell>
          <table:table-cell table:number-columns-repeated="2" office:value-type="float" office:value="0.1851">
            <text:p>0.1851</text:p>
          </table:table-cell>
          <table:table-cell office:value-type="float" office:value="0.1498">
            <text:p>0.149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34952948">
            <text:p>1634952948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0.4286">
            <text:p>0.428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34952948">
            <text:p>1634952948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5">
            <text:p>0.3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8319">
            <text:p>0.8319</text:p>
          </table:table-cell>
          <table:table-cell office:value-type="float" office:value="0">
            <text:p>0</text:p>
          </table:table-cell>
          <table:table-cell table:number-columns-repeated="8" office:value-type="float" office:value="0.8319">
            <text:p>0.831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7227">
            <text:p>0.7227</text:p>
          </table:table-cell>
          <table:table-cell office:value-type="float" office:value="0">
            <text:p>0</text:p>
          </table:table-cell>
          <table:table-cell table:number-columns-repeated="8" office:value-type="float" office:value="0.7227">
            <text:p>0.7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6448">
            <text:p>0.6448</text:p>
          </table:table-cell>
          <table:table-cell office:value-type="float" office:value="0">
            <text:p>0</text:p>
          </table:table-cell>
          <table:table-cell table:number-columns-repeated="8" office:value-type="float" office:value="0.6448">
            <text:p>0.6448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857">
            <text:p>0.5857</text:p>
          </table:table-cell>
          <table:table-cell office:value-type="float" office:value="0">
            <text:p>0</text:p>
          </table:table-cell>
          <table:table-cell table:number-columns-repeated="8" office:value-type="float" office:value="0.5857">
            <text:p>0.585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39">
            <text:p>0.539</text:p>
          </table:table-cell>
          <table:table-cell office:value-type="float" office:value="0">
            <text:p>0</text:p>
          </table:table-cell>
          <table:table-cell table:number-columns-repeated="8" office:value-type="float" office:value="0.539">
            <text:p>0.53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009">
            <text:p>0.5009</text:p>
          </table:table-cell>
          <table:table-cell office:value-type="float" office:value="0">
            <text:p>0</text:p>
          </table:table-cell>
          <table:table-cell office:value-type="float" office:value="0.5009">
            <text:p>0.5009</text:p>
          </table:table-cell>
          <table:table-cell table:number-columns-repeated="7" office:value-type="float" office:value="0.5716">
            <text:p>0.571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69">
            <text:p>0.469</text:p>
          </table:table-cell>
          <table:table-cell office:value-type="float" office:value="0">
            <text:p>0</text:p>
          </table:table-cell>
          <table:table-cell office:value-type="float" office:value="0.469">
            <text:p>0.469</text:p>
          </table:table-cell>
          <table:table-cell table:number-columns-repeated="7" office:value-type="float" office:value="0.5353">
            <text:p>0.535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419">
            <text:p>0.4419</text:p>
          </table:table-cell>
          <table:table-cell office:value-type="float" office:value="0">
            <text:p>0</text:p>
          </table:table-cell>
          <table:table-cell office:value-type="float" office:value="0.4419">
            <text:p>0.4419</text:p>
          </table:table-cell>
          <table:table-cell table:number-columns-repeated="7" office:value-type="float" office:value="0.5043">
            <text:p>0.504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184">
            <text:p>0.4184</text:p>
          </table:table-cell>
          <table:table-cell office:value-type="float" office:value="0">
            <text:p>0</text:p>
          </table:table-cell>
          <table:table-cell office:value-type="float" office:value="0.4184">
            <text:p>0.4184</text:p>
          </table:table-cell>
          <table:table-cell table:number-columns-repeated="7" office:value-type="float" office:value="0.4775">
            <text:p>0.477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079">
            <text:p>0.4079</text:p>
          </table:table-cell>
          <table:table-cell office:value-type="float" office:value="0">
            <text:p>0</text:p>
          </table:table-cell>
          <table:table-cell office:value-type="float" office:value="0.4079">
            <text:p>0.4079</text:p>
          </table:table-cell>
          <table:table-cell table:number-columns-repeated="6" office:value-type="float" office:value="0.4907">
            <text:p>0.4907</text:p>
          </table:table-cell>
          <table:table-cell office:value-type="float" office:value="0.4655">
            <text:p>0.4655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982">
            <text:p>0.3982</text:p>
          </table:table-cell>
          <table:table-cell office:value-type="float" office:value="0">
            <text:p>0</text:p>
          </table:table-cell>
          <table:table-cell office:value-type="float" office:value="0.3982">
            <text:p>0.3982</text:p>
          </table:table-cell>
          <table:table-cell table:number-columns-repeated="6" office:value-type="float" office:value="0.5028">
            <text:p>0.5028</text:p>
          </table:table-cell>
          <table:table-cell office:value-type="float" office:value="0.4544">
            <text:p>0.454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891">
            <text:p>0.3891</text:p>
          </table:table-cell>
          <table:table-cell office:value-type="float" office:value="0">
            <text:p>0</text:p>
          </table:table-cell>
          <table:table-cell office:value-type="float" office:value="0.3891">
            <text:p>0.3891</text:p>
          </table:table-cell>
          <table:table-cell table:number-columns-repeated="6" office:value-type="float" office:value="0.4914">
            <text:p>0.4914</text:p>
          </table:table-cell>
          <table:table-cell office:value-type="float" office:value="0.444">
            <text:p>0.44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806">
            <text:p>0.3806</text:p>
          </table:table-cell>
          <table:table-cell office:value-type="float" office:value="0">
            <text:p>0</text:p>
          </table:table-cell>
          <table:table-cell office:value-type="float" office:value="0.3806">
            <text:p>0.3806</text:p>
          </table:table-cell>
          <table:table-cell table:number-columns-repeated="6" office:value-type="float" office:value="0.4806">
            <text:p>0.4806</text:p>
          </table:table-cell>
          <table:table-cell office:value-type="float" office:value="0.4343">
            <text:p>0.434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726">
            <text:p>0.3726</text:p>
          </table:table-cell>
          <table:table-cell office:value-type="float" office:value="0">
            <text:p>0</text:p>
          </table:table-cell>
          <table:table-cell office:value-type="float" office:value="0.3726">
            <text:p>0.3726</text:p>
          </table:table-cell>
          <table:table-cell table:number-columns-repeated="6" office:value-type="float" office:value="0.4706">
            <text:p>0.4706</text:p>
          </table:table-cell>
          <table:table-cell office:value-type="float" office:value="0.4252">
            <text:p>0.4252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651">
            <text:p>0.3651</text:p>
          </table:table-cell>
          <table:table-cell office:value-type="float" office:value="0">
            <text:p>0</text:p>
          </table:table-cell>
          <table:table-cell office:value-type="float" office:value="0.3651">
            <text:p>0.3651</text:p>
          </table:table-cell>
          <table:table-cell table:number-columns-repeated="6" office:value-type="float" office:value="0.4611">
            <text:p>0.4611</text:p>
          </table:table-cell>
          <table:table-cell office:value-type="float" office:value="0.4166">
            <text:p>0.416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58">
            <text:p>0.358</text:p>
          </table:table-cell>
          <table:table-cell office:value-type="float" office:value="0">
            <text:p>0</text:p>
          </table:table-cell>
          <table:table-cell office:value-type="float" office:value="0.358">
            <text:p>0.358</text:p>
          </table:table-cell>
          <table:table-cell table:number-columns-repeated="6" office:value-type="float" office:value="0.4521">
            <text:p>0.4521</text:p>
          </table:table-cell>
          <table:table-cell office:value-type="float" office:value="0.4085">
            <text:p>0.408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513">
            <text:p>0.3513</text:p>
          </table:table-cell>
          <table:table-cell table:number-columns-repeated="4" office:value-type="float" office:value="0.4624">
            <text:p>0.4624</text:p>
          </table:table-cell>
          <table:table-cell table:number-columns-repeated="2" office:value-type="float" office:value="0.4436">
            <text:p>0.4436</text:p>
          </table:table-cell>
          <table:table-cell office:value-type="float" office:value="0.4009">
            <text:p>0.400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59846037">
            <text:p>165984603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59846037">
            <text:p>1659846037</text:p>
          </table:table-cell>
          <table:table-cell office:value-type="float" office:value="0.4074">
            <text:p>0.4074</text:p>
          </table:table-cell>
          <table:table-cell table:number-columns-repeated="2" office:value-type="float" office:value="0.3333">
            <text:p>0.3333</text:p>
          </table:table-cell>
          <table:table-cell office:value-type="float" office:value="0">
            <text:p>0</text:p>
          </table:table-cell>
          <table:table-cell office:value-type="float" office:value="0.4286">
            <text:p>0.4286</text:p>
          </table:table-cell>
          <table:table-cell table:number-columns-repeated="2" office:value-type="float" office:value="0.4">
            <text:p>0.4</text:p>
          </table:table-cell>
          <table:table-cell table:number-columns-repeated="5" office:value-type="float" office:value="0.3333">
            <text:p>0.33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8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68711967">
            <text:p>166871196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68711967">
            <text:p>1668711967</text:p>
          </table:table-cell>
          <table:table-cell office:value-type="float" office:value="0.4622">
            <text:p>0.4622</text:p>
          </table:table-cell>
          <table:table-cell table:number-columns-repeated="3" office:value-type="float" office:value="0">
            <text:p>0</text:p>
          </table:table-cell>
          <table:table-cell office:value-type="float" office:value="0.4534">
            <text:p>0.4534</text:p>
          </table:table-cell>
          <table:table-cell table:number-columns-repeated="3" office:value-type="float" office:value="0.4006">
            <text:p>0.4006</text:p>
          </table:table-cell>
          <table:table-cell office:value-type="float" office:value="0.3622">
            <text:p>0.3622</text:p>
          </table:table-cell>
          <table:table-cell table:number-columns-repeated="2" office:value-type="float" office:value="0.1538">
            <text:p>0.1538</text:p>
          </table:table-cell>
          <table:table-cell office:value-type="float" office:value="0.0769">
            <text:p>0.076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68711967">
            <text:p>1668711967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68711967">
            <text:p>1668711967</text:p>
          </table:table-cell>
          <table:table-cell office:value-type="float" office:value="0.5455">
            <text:p>0.5455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68711967">
            <text:p>1668711967</text:p>
          </table:table-cell>
          <table:table-cell office:value-type="float" office:value="0.5385">
            <text:p>0.5385</text:p>
          </table:table-cell>
          <table:table-cell table:number-columns-repeated="3" office:value-type="float" office:value="0">
            <text:p>0</text:p>
          </table:table-cell>
          <table:table-cell office:value-type="float" office:value="0.5385">
            <text:p>0.5385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68711967">
            <text:p>1668711967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.7654">
            <text:p>0.7654</text:p>
          </table:table-cell>
          <table:table-cell office:value-type="float" office:value="0.4693">
            <text:p>0.469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8319">
            <text:p>0.8319</text:p>
          </table:table-cell>
          <table:table-cell table:number-columns-repeated="3" office:value-type="float" office:value="0">
            <text:p>0</text:p>
          </table:table-cell>
          <table:table-cell office:value-type="float" office:value="0.8319">
            <text:p>0.8319</text:p>
          </table:table-cell>
          <table:table-cell table:number-columns-repeated="4" office:value-type="float" office:value="0.8048">
            <text:p>0.8048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3904">
            <text:p>0.390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8539">
            <text:p>0.8539</text:p>
          </table:table-cell>
          <table:table-cell table:number-columns-repeated="3" office:value-type="float" office:value="0">
            <text:p>0</text:p>
          </table:table-cell>
          <table:table-cell office:value-type="float" office:value="0.8539">
            <text:p>0.8539</text:p>
          </table:table-cell>
          <table:table-cell table:number-columns-repeated="4" office:value-type="float" office:value="0.6992">
            <text:p>0.6992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392">
            <text:p>0.33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619">
            <text:p>0.7619</text:p>
          </table:table-cell>
          <table:table-cell table:number-columns-repeated="3" office:value-type="float" office:value="0">
            <text:p>0</text:p>
          </table:table-cell>
          <table:table-cell office:value-type="float" office:value="0.7619">
            <text:p>0.7619</text:p>
          </table:table-cell>
          <table:table-cell table:number-columns-repeated="4" office:value-type="float" office:value="0.7316">
            <text:p>0.7316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3026">
            <text:p>0.302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921">
            <text:p>0.6921</text:p>
          </table:table-cell>
          <table:table-cell table:number-columns-repeated="3" office:value-type="float" office:value="0">
            <text:p>0</text:p>
          </table:table-cell>
          <table:table-cell office:value-type="float" office:value="0.6921">
            <text:p>0.6921</text:p>
          </table:table-cell>
          <table:table-cell table:number-columns-repeated="4" office:value-type="float" office:value="0.6646">
            <text:p>0.6646</text:p>
          </table:table-cell>
          <table:table-cell table:number-columns-repeated="2" office:value-type="float" office:value="0.4483">
            <text:p>0.4483</text:p>
          </table:table-cell>
          <table:table-cell office:value-type="float" office:value="0.2749">
            <text:p>0.274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166">
            <text:p>0.7166</text:p>
          </table:table-cell>
          <table:table-cell table:number-columns-repeated="3" office:value-type="float" office:value="0">
            <text:p>0</text:p>
          </table:table-cell>
          <table:table-cell office:value-type="float" office:value="0.6369">
            <text:p>0.6369</text:p>
          </table:table-cell>
          <table:table-cell table:number-columns-repeated="4" office:value-type="float" office:value="0.6914">
            <text:p>0.6914</text:p>
          </table:table-cell>
          <table:table-cell table:number-columns-repeated="2" office:value-type="float" office:value="0.4125">
            <text:p>0.4125</text:p>
          </table:table-cell>
          <table:table-cell office:value-type="float" office:value="0.2529">
            <text:p>0.252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659">
            <text:p>0.66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625">
            <text:p>0.6625</text:p>
          </table:table-cell>
          <table:table-cell table:number-columns-repeated="4" office:value-type="float" office:value="0.7132">
            <text:p>0.7132</text:p>
          </table:table-cell>
          <table:table-cell table:number-columns-repeated="2" office:value-type="float" office:value="0.3833">
            <text:p>0.3833</text:p>
          </table:table-cell>
          <table:table-cell office:value-type="float" office:value="0.235">
            <text:p>0.23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236">
            <text:p>0.6236</text:p>
          </table:table-cell>
          <table:table-cell table:number-columns-repeated="3" office:value-type="float" office:value="0">
            <text:p>0</text:p>
          </table:table-cell>
          <table:table-cell office:value-type="float" office:value="0.684">
            <text:p>0.684</text:p>
          </table:table-cell>
          <table:table-cell table:number-columns-repeated="4" office:value-type="float" office:value="0.6678">
            <text:p>0.6678</text:p>
          </table:table-cell>
          <table:table-cell table:number-columns-repeated="2" office:value-type="float" office:value="0.359">
            <text:p>0.359</text:p>
          </table:table-cell>
          <table:table-cell office:value-type="float" office:value="0.2201">
            <text:p>0.220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453">
            <text:p>0.6453</text:p>
          </table:table-cell>
          <table:table-cell table:number-columns-repeated="3" office:value-type="float" office:value="0">
            <text:p>0</text:p>
          </table:table-cell>
          <table:table-cell office:value-type="float" office:value="0.6445">
            <text:p>0.6445</text:p>
          </table:table-cell>
          <table:table-cell table:number-columns-repeated="4" office:value-type="float" office:value="0.6292">
            <text:p>0.6292</text:p>
          </table:table-cell>
          <table:table-cell table:number-columns-repeated="2" office:value-type="float" office:value="0.3382">
            <text:p>0.3382</text:p>
          </table:table-cell>
          <table:table-cell office:value-type="float" office:value="0.2074">
            <text:p>0.207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111">
            <text:p>0.611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03">
            <text:p>0.6103</text:p>
          </table:table-cell>
          <table:table-cell table:number-columns-repeated="4" office:value-type="float" office:value="0.5958">
            <text:p>0.5958</text:p>
          </table:table-cell>
          <table:table-cell table:number-columns-repeated="2" office:value-type="float" office:value="0.3202">
            <text:p>0.3202</text:p>
          </table:table-cell>
          <table:table-cell office:value-type="float" office:value="0.1964">
            <text:p>0.196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4"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719">
            <text:p>0.6719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89442184">
            <text:p>168944218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89442184">
            <text:p>168944218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89442184">
            <text:p>1689442184</text:p>
          </table:table-cell>
          <table:table-cell office:value-type="float" office:value="0.0556">
            <text:p>0.0556</text:p>
          </table:table-cell>
          <table:table-cell table:number-columns-repeated="2" office:value-type="float" office:value="0.0417">
            <text:p>0.0417</text:p>
          </table:table-cell>
          <table:table-cell office:value-type="float" office:value="0">
            <text:p>0</text:p>
          </table:table-cell>
          <table:table-cell office:value-type="float" office:value="0.0556">
            <text:p>0.0556</text:p>
          </table:table-cell>
          <table:table-cell table:number-columns-repeated="5" office:value-type="float" office:value="0.0613">
            <text:p>0.0613</text:p>
          </table:table-cell>
          <table:table-cell table:number-columns-repeated="2" office:value-type="float" office:value="0.0417">
            <text:p>0.0417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89442184">
            <text:p>1689442184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89442184">
            <text:p>1689442184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89442184">
            <text:p>168944218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1176">
            <text:p>0.117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89442184">
            <text:p>168944218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1176">
            <text:p>0.117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2346">
            <text:p>0.2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2346">
            <text:p>0.2346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952">
            <text:p>0.1952</text:p>
          </table:table-cell>
          <table:table-cell table:number-columns-repeated="2" office:value-type="float" office:value="0.1681">
            <text:p>0.1681</text:p>
          </table:table-cell>
          <table:table-cell office:value-type="float" office:value="0">
            <text:p>0</text:p>
          </table:table-cell>
          <table:table-cell office:value-type="float" office:value="0.1952">
            <text:p>0.1952</text:p>
          </table:table-cell>
          <table:table-cell table:number-columns-repeated="7" office:value-type="float" office:value="0.1681">
            <text:p>0.168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696">
            <text:p>0.1696</text:p>
          </table:table-cell>
          <table:table-cell table:number-columns-repeated="2" office:value-type="float" office:value="0.1461">
            <text:p>0.1461</text:p>
          </table:table-cell>
          <table:table-cell office:value-type="float" office:value="0">
            <text:p>0</text:p>
          </table:table-cell>
          <table:table-cell office:value-type="float" office:value="0.1696">
            <text:p>0.1696</text:p>
          </table:table-cell>
          <table:table-cell table:number-columns-repeated="7" office:value-type="float" office:value="0.1461">
            <text:p>0.146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744816435">
            <text:p>1744816435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35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7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744816435">
            <text:p>1744816435</text:p>
          </table:table-cell>
          <table:table-cell office:value-type="float" office:value="0.2107">
            <text:p>0.2107</text:p>
          </table:table-cell>
          <table:table-cell table:number-columns-repeated="2" office:value-type="float" office:value="0.2128">
            <text:p>0.2128</text:p>
          </table:table-cell>
          <table:table-cell office:value-type="float" office:value="0">
            <text:p>0</text:p>
          </table:table-cell>
          <table:table-cell table:number-columns-repeated="8" office:value-type="float" office:value="0.2128">
            <text:p>0.212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744816435">
            <text:p>174481643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6875">
            <text:p>0.6875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4">
            <text:p>0.1934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1934">
            <text:p>0.1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1173">
            <text:p>0.1173</text:p>
          </table:table-cell>
          <table:table-cell table:number-columns-repeated="2" office:value-type="float" office:value="0.2654">
            <text:p>0.2654</text:p>
          </table:table-cell>
          <table:table-cell office:value-type="float" office:value="0">
            <text:p>0</text:p>
          </table:table-cell>
          <table:table-cell office:value-type="float" office:value="0.1173">
            <text:p>0.1173</text:p>
          </table:table-cell>
          <table:table-cell table:number-columns-repeated="7" office:value-type="float" office:value="0.2654">
            <text:p>0.2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2657">
            <text:p>0.2657</text:p>
          </table:table-cell>
          <table:table-cell table:number-columns-repeated="2" office:value-type="float" office:value="0.2207">
            <text:p>0.2207</text:p>
          </table:table-cell>
          <table:table-cell office:value-type="float" office:value="0">
            <text:p>0</text:p>
          </table:table-cell>
          <table:table-cell office:value-type="float" office:value="0.2657">
            <text:p>0.2657</text:p>
          </table:table-cell>
          <table:table-cell table:number-columns-repeated="7" office:value-type="float" office:value="0.2207">
            <text:p>0.220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2309">
            <text:p>0.2309</text:p>
          </table:table-cell>
          <table:table-cell table:number-columns-repeated="2" office:value-type="float" office:value="0.1918">
            <text:p>0.1918</text:p>
          </table:table-cell>
          <table:table-cell office:value-type="float" office:value="0">
            <text:p>0</text:p>
          </table:table-cell>
          <table:table-cell office:value-type="float" office:value="0.3621">
            <text:p>0.3621</text:p>
          </table:table-cell>
          <table:table-cell table:number-columns-repeated="7" office:value-type="float" office:value="0.1918">
            <text:p>0.1918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3316">
            <text:p>0.3316</text:p>
          </table:table-cell>
          <table:table-cell table:number-columns-repeated="2" office:value-type="float" office:value="0.1809">
            <text:p>0.1809</text:p>
          </table:table-cell>
          <table:table-cell office:value-type="float" office:value="0">
            <text:p>0</text:p>
          </table:table-cell>
          <table:table-cell office:value-type="float" office:value="0.3414">
            <text:p>0.3414</text:p>
          </table:table-cell>
          <table:table-cell table:number-columns-repeated="7" office:value-type="float" office:value="0.1809">
            <text:p>0.18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161">
            <text:p>0.4161</text:p>
          </table:table-cell>
          <table:table-cell table:number-columns-repeated="2" office:value-type="float" office:value="0.2729">
            <text:p>0.2729</text:p>
          </table:table-cell>
          <table:table-cell office:value-type="float" office:value="0">
            <text:p>0</text:p>
          </table:table-cell>
          <table:table-cell office:value-type="float" office:value="0.4254">
            <text:p>0.4254</text:p>
          </table:table-cell>
          <table:table-cell table:number-columns-repeated="7" office:value-type="float" office:value="0.2729">
            <text:p>0.272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428">
            <text:p>0.4428</text:p>
          </table:table-cell>
          <table:table-cell table:number-columns-repeated="2" office:value-type="float" office:value="0.3062">
            <text:p>0.3062</text:p>
          </table:table-cell>
          <table:table-cell office:value-type="float" office:value="0">
            <text:p>0</text:p>
          </table:table-cell>
          <table:table-cell office:value-type="float" office:value="0.4516">
            <text:p>0.4516</text:p>
          </table:table-cell>
          <table:table-cell table:number-columns-repeated="7" office:value-type="float" office:value="0.3062">
            <text:p>0.3062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66">
            <text:p>0.466</text:p>
          </table:table-cell>
          <table:table-cell table:number-columns-repeated="2" office:value-type="float" office:value="0.3352">
            <text:p>0.3352</text:p>
          </table:table-cell>
          <table:table-cell office:value-type="float" office:value="0">
            <text:p>0</text:p>
          </table:table-cell>
          <table:table-cell office:value-type="float" office:value="0.4746">
            <text:p>0.4746</text:p>
          </table:table-cell>
          <table:table-cell table:number-columns-repeated="7" office:value-type="float" office:value="0.3352">
            <text:p>0.335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867">
            <text:p>0.4867</text:p>
          </table:table-cell>
          <table:table-cell table:number-columns-repeated="2" office:value-type="float" office:value="0.3222">
            <text:p>0.3222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table:number-columns-repeated="7" office:value-type="float" office:value="0.3222">
            <text:p>0.322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1">
            <text:p>0.5051</text:p>
          </table:table-cell>
          <table:table-cell table:number-columns-repeated="2" office:value-type="float" office:value="0.3107">
            <text:p>0.3107</text:p>
          </table:table-cell>
          <table:table-cell office:value-type="float" office:value="0">
            <text:p>0</text:p>
          </table:table-cell>
          <table:table-cell office:value-type="float" office:value="0.513">
            <text:p>0.513</text:p>
          </table:table-cell>
          <table:table-cell table:number-columns-repeated="7" office:value-type="float" office:value="0.3107">
            <text:p>0.310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217">
            <text:p>0.5217</text:p>
          </table:table-cell>
          <table:table-cell table:number-columns-repeated="2" office:value-type="float" office:value="0.3674">
            <text:p>0.3674</text:p>
          </table:table-cell>
          <table:table-cell office:value-type="float" office:value="0">
            <text:p>0</text:p>
          </table:table-cell>
          <table:table-cell office:value-type="float" office:value="0.4957">
            <text:p>0.4957</text:p>
          </table:table-cell>
          <table:table-cell table:number-columns-repeated="7" office:value-type="float" office:value="0.3674">
            <text:p>0.367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3874">
            <text:p>0.3874</text:p>
          </table:table-cell>
          <table:table-cell office:value-type="float" office:value="0">
            <text:p>0</text:p>
          </table:table-cell>
          <table:table-cell office:value-type="float" office:value="0.5117">
            <text:p>0.5117</text:p>
          </table:table-cell>
          <table:table-cell table:number-columns-repeated="7" office:value-type="float" office:value="0.3874">
            <text:p>0.387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5263">
            <text:p>0.5263</text:p>
          </table:table-cell>
          <table:table-cell table:number-columns-repeated="7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4517">
            <text:p>0.4517</text:p>
          </table:table-cell>
          <table:table-cell office:value-type="float" office:value="0">
            <text:p>0</text:p>
          </table:table-cell>
          <table:table-cell office:value-type="float" office:value="0.5113">
            <text:p>0.5113</text:p>
          </table:table-cell>
          <table:table-cell table:number-columns-repeated="7" office:value-type="float" office:value="0.4517">
            <text:p>0.451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186">
            <text:p>0.5186</text:p>
          </table:table-cell>
          <table:table-cell table:number-columns-repeated="2" office:value-type="float" office:value="0.4665">
            <text:p>0.4665</text:p>
          </table:table-cell>
          <table:table-cell office:value-type="float" office:value="0">
            <text:p>0</text:p>
          </table:table-cell>
          <table:table-cell office:value-type="float" office:value="0.5245">
            <text:p>0.5245</text:p>
          </table:table-cell>
          <table:table-cell table:number-columns-repeated="7" office:value-type="float" office:value="0.4665">
            <text:p>0.466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4803">
            <text:p>0.4803</text:p>
          </table:table-cell>
          <table:table-cell office:value-type="float" office:value="0">
            <text:p>0</text:p>
          </table:table-cell>
          <table:table-cell office:value-type="float" office:value="0.511">
            <text:p>0.511</text:p>
          </table:table-cell>
          <table:table-cell table:number-columns-repeated="7" office:value-type="float" office:value="0.4803">
            <text:p>0.4803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928">
            <text:p>0.4928</text:p>
          </table:table-cell>
          <table:table-cell table:number-columns-repeated="2" office:value-type="float" office:value="0.4931">
            <text:p>0.4931</text:p>
          </table:table-cell>
          <table:table-cell office:value-type="float" office:value="0">
            <text:p>0</text:p>
          </table:table-cell>
          <table:table-cell office:value-type="float" office:value="0.4984">
            <text:p>0.4984</text:p>
          </table:table-cell>
          <table:table-cell table:number-columns-repeated="7" office:value-type="float" office:value="0.4931">
            <text:p>0.493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811">
            <text:p>0.4811</text:p>
          </table:table-cell>
          <table:table-cell table:number-columns-repeated="2" office:value-type="float" office:value="0.4814">
            <text:p>0.4814</text:p>
          </table:table-cell>
          <table:table-cell office:value-type="float" office:value="0">
            <text:p>0</text:p>
          </table:table-cell>
          <table:table-cell office:value-type="float" office:value="0.5103">
            <text:p>0.5103</text:p>
          </table:table-cell>
          <table:table-cell table:number-columns-repeated="7" office:value-type="float" office:value="0.4814">
            <text:p>0.481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929">
            <text:p>0.4929</text:p>
          </table:table-cell>
          <table:table-cell table:number-columns-repeated="2" office:value-type="float" office:value="0.4932">
            <text:p>0.4932</text:p>
          </table:table-cell>
          <table:table-cell office:value-type="float" office:value="0">
            <text:p>0</text:p>
          </table:table-cell>
          <table:table-cell office:value-type="float" office:value="0.4986">
            <text:p>0.4986</text:p>
          </table:table-cell>
          <table:table-cell table:number-columns-repeated="7" office:value-type="float" office:value="0.4932">
            <text:p>0.493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796458291">
            <text:p>1796458291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796458291">
            <text:p>1796458291</text:p>
          </table:table-cell>
          <table:table-cell office:value-type="float" office:value="0.0897">
            <text:p>0.0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7">
            <text:p>0.0897</text:p>
          </table:table-cell>
          <table:table-cell office:value-type="float" office:value="0.1816">
            <text:p>0.1816</text:p>
          </table:table-cell>
          <table:table-cell office:value-type="float" office:value="0.1474">
            <text:p>0.1474</text:p>
          </table:table-cell>
          <table:table-cell office:value-type="float" office:value="0.0385">
            <text:p>0.038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796458291">
            <text:p>1796458291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796458291">
            <text:p>1796458291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796458291">
            <text:p>179645829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796458291">
            <text:p>1796458291</text:p>
          </table:table-cell>
          <table:table-cell table:number-columns-repeated="5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869">
            <text:p>0.3869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4683">
            <text:p>0.468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4683">
            <text:p>0.4683</text:p>
          </table:table-cell>
          <table:table-cell office:value-type="float" office:value="0.3354">
            <text:p>0.335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4202">
            <text:p>0.4202</text:p>
          </table:table-cell>
          <table:table-cell table:number-columns-repeated="3" office:value-type="float" office:value="0">
            <text:p>0</text:p>
          </table:table-cell>
          <table:table-cell office:value-type="float" office:value="0.4202">
            <text:p>0.4202</text:p>
          </table:table-cell>
          <table:table-cell table:number-columns-repeated="2" office:value-type="float" office:value="0.523">
            <text:p>0.523</text:p>
          </table:table-cell>
          <table:table-cell office:value-type="float" office:value="0.301">
            <text:p>0.30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847">
            <text:p>0.3847</text:p>
          </table:table-cell>
          <table:table-cell table:number-columns-repeated="3" office:value-type="float" office:value="0">
            <text:p>0</text:p>
          </table:table-cell>
          <table:table-cell office:value-type="float" office:value="0.3847">
            <text:p>0.3847</text:p>
          </table:table-cell>
          <table:table-cell table:number-columns-repeated="2" office:value-type="float" office:value="0.4788">
            <text:p>0.4788</text:p>
          </table:table-cell>
          <table:table-cell office:value-type="float" office:value="0.2756">
            <text:p>0.275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57">
            <text:p>0.357</text:p>
          </table:table-cell>
          <table:table-cell table:number-columns-repeated="3" office:value-type="float" office:value="0">
            <text:p>0</text:p>
          </table:table-cell>
          <table:table-cell office:value-type="float" office:value="0.357">
            <text:p>0.357</text:p>
          </table:table-cell>
          <table:table-cell table:number-columns-repeated="2" office:value-type="float" office:value="0.4442">
            <text:p>0.4442</text:p>
          </table:table-cell>
          <table:table-cell office:value-type="float" office:value="0.2557">
            <text:p>0.255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344">
            <text:p>0.3344</text:p>
          </table:table-cell>
          <table:table-cell table:number-columns-repeated="3" office:value-type="float" office:value="0">
            <text:p>0</text:p>
          </table:table-cell>
          <table:table-cell office:value-type="float" office:value="0.3344">
            <text:p>0.3344</text:p>
          </table:table-cell>
          <table:table-cell table:number-columns-repeated="2" office:value-type="float" office:value="0.4161">
            <text:p>0.4161</text:p>
          </table:table-cell>
          <table:table-cell office:value-type="float" office:value="0.2395">
            <text:p>0.2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155">
            <text:p>0.315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55">
            <text:p>0.3155</text:p>
          </table:table-cell>
          <table:table-cell table:number-columns-repeated="2" office:value-type="float" office:value="0.3926">
            <text:p>0.3926</text:p>
          </table:table-cell>
          <table:table-cell office:value-type="float" office:value="0.226">
            <text:p>0.22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2994">
            <text:p>0.2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2994">
            <text:p>0.2994</text:p>
          </table:table-cell>
          <table:table-cell office:value-type="float" office:value="0.4237">
            <text:p>0.4237</text:p>
          </table:table-cell>
          <table:table-cell office:value-type="float" office:value="0.3725">
            <text:p>0.3725</text:p>
          </table:table-cell>
          <table:table-cell office:value-type="float" office:value="0.2144">
            <text:p>0.214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853">
            <text:p>0.2853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3">
            <text:p>0.2853</text:p>
          </table:table-cell>
          <table:table-cell office:value-type="float" office:value="0.4038">
            <text:p>0.4038</text:p>
          </table:table-cell>
          <table:table-cell office:value-type="float" office:value="0.3551">
            <text:p>0.3551</text:p>
          </table:table-cell>
          <table:table-cell office:value-type="float" office:value="0.2044">
            <text:p>0.204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73">
            <text:p>0.273</text:p>
          </table:table-cell>
          <table:table-cell table:number-columns-repeated="3" office:value-type="float" office:value="0">
            <text:p>0</text:p>
          </table:table-cell>
          <table:table-cell office:value-type="float" office:value="0.273">
            <text:p>0.273</text:p>
          </table:table-cell>
          <table:table-cell office:value-type="float" office:value="0.3864">
            <text:p>0.3864</text:p>
          </table:table-cell>
          <table:table-cell office:value-type="float" office:value="0.3397">
            <text:p>0.3397</text:p>
          </table:table-cell>
          <table:table-cell office:value-type="float" office:value="0.1955">
            <text:p>0.195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62">
            <text:p>0.262</text:p>
          </table:table-cell>
          <table:table-cell table:number-columns-repeated="3" office:value-type="float" office:value="0">
            <text:p>0</text:p>
          </table:table-cell>
          <table:table-cell office:value-type="float" office:value="0.262">
            <text:p>0.262</text:p>
          </table:table-cell>
          <table:table-cell office:value-type="float" office:value="0.3709">
            <text:p>0.3709</text:p>
          </table:table-cell>
          <table:table-cell office:value-type="float" office:value="0.3261">
            <text:p>0.3261</text:p>
          </table:table-cell>
          <table:table-cell office:value-type="float" office:value="0.1877">
            <text:p>0.187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29">
            <text:p>29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802054300">
            <text:p>1802054300</text:p>
          </table:table-cell>
          <table:table-cell office:value-type="float" office:value="0.1655">
            <text:p>0.1655</text:p>
          </table:table-cell>
          <table:table-cell table:number-columns-repeated="2" office:value-type="float" office:value="0.0682">
            <text:p>0.0682</text:p>
          </table:table-cell>
          <table:table-cell office:value-type="float" office:value="0">
            <text:p>0</text:p>
          </table:table-cell>
          <table:table-cell office:value-type="float" office:value="0.177">
            <text:p>0.177</text:p>
          </table:table-cell>
          <table:table-cell table:number-columns-repeated="7" office:value-type="float" office:value="0.0682">
            <text:p>0.0682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802054300">
            <text:p>180205430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802054300">
            <text:p>180205430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8" office:value-type="float" office:value="0.3">
            <text:p>0.3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681">
            <text:p>0.168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1681">
            <text:p>0.168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649">
            <text:p>0.4649</text:p>
          </table:table-cell>
          <table:table-cell table:number-columns-repeated="2" office:value-type="float" office:value="0.2265">
            <text:p>0.2265</text:p>
          </table:table-cell>
          <table:table-cell office:value-type="float" office:value="0">
            <text:p>0</text:p>
          </table:table-cell>
          <table:table-cell office:value-type="float" office:value="0.4649">
            <text:p>0.4649</text:p>
          </table:table-cell>
          <table:table-cell table:number-columns-repeated="7" office:value-type="float" office:value="0.2265">
            <text:p>0.2265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367">
            <text:p>0.4367</text:p>
          </table:table-cell>
          <table:table-cell table:number-columns-repeated="2" office:value-type="float" office:value="0.2735">
            <text:p>0.2735</text:p>
          </table:table-cell>
          <table:table-cell office:value-type="float" office:value="0">
            <text:p>0</text:p>
          </table:table-cell>
          <table:table-cell office:value-type="float" office:value="0.5581">
            <text:p>0.5581</text:p>
          </table:table-cell>
          <table:table-cell table:number-columns-repeated="7" office:value-type="float" office:value="0.2735">
            <text:p>0.273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132">
            <text:p>0.4132</text:p>
          </table:table-cell>
          <table:table-cell table:number-columns-repeated="2" office:value-type="float" office:value="0.2588">
            <text:p>0.2588</text:p>
          </table:table-cell>
          <table:table-cell office:value-type="float" office:value="0">
            <text:p>0</text:p>
          </table:table-cell>
          <table:table-cell office:value-type="float" office:value="0.5281">
            <text:p>0.5281</text:p>
          </table:table-cell>
          <table:table-cell table:number-columns-repeated="7" office:value-type="float" office:value="0.2588">
            <text:p>0.2588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932">
            <text:p>0.3932</text:p>
          </table:table-cell>
          <table:table-cell table:number-columns-repeated="2" office:value-type="float" office:value="0.2463">
            <text:p>0.2463</text:p>
          </table:table-cell>
          <table:table-cell office:value-type="float" office:value="0">
            <text:p>0</text:p>
          </table:table-cell>
          <table:table-cell office:value-type="float" office:value="0.5025">
            <text:p>0.5025</text:p>
          </table:table-cell>
          <table:table-cell table:number-columns-repeated="7" office:value-type="float" office:value="0.2463">
            <text:p>0.246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758">
            <text:p>0.3758</text:p>
          </table:table-cell>
          <table:table-cell table:number-columns-repeated="2" office:value-type="float" office:value="0.2354">
            <text:p>0.2354</text:p>
          </table:table-cell>
          <table:table-cell office:value-type="float" office:value="0">
            <text:p>0</text:p>
          </table:table-cell>
          <table:table-cell office:value-type="float" office:value="0.4803">
            <text:p>0.4803</text:p>
          </table:table-cell>
          <table:table-cell table:number-columns-repeated="7" office:value-type="float" office:value="0.2354">
            <text:p>0.235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419">
            <text:p>0.4419</text:p>
          </table:table-cell>
          <table:table-cell table:number-columns-repeated="2" office:value-type="float" office:value="0.2258">
            <text:p>0.2258</text:p>
          </table:table-cell>
          <table:table-cell office:value-type="float" office:value="0">
            <text:p>0</text:p>
          </table:table-cell>
          <table:table-cell office:value-type="float" office:value="0.4608">
            <text:p>0.4608</text:p>
          </table:table-cell>
          <table:table-cell table:number-columns-repeated="7" office:value-type="float" office:value="0.2258">
            <text:p>0.2258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252">
            <text:p>0.4252</text:p>
          </table:table-cell>
          <table:table-cell table:number-columns-repeated="2" office:value-type="float" office:value="0.2173">
            <text:p>0.2173</text:p>
          </table:table-cell>
          <table:table-cell office:value-type="float" office:value="0">
            <text:p>0</text:p>
          </table:table-cell>
          <table:table-cell office:value-type="float" office:value="0.4434">
            <text:p>0.4434</text:p>
          </table:table-cell>
          <table:table-cell table:number-columns-repeated="7" office:value-type="float" office:value="0.2173">
            <text:p>0.217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102">
            <text:p>0.4102</text:p>
          </table:table-cell>
          <table:table-cell table:number-columns-repeated="2" office:value-type="float" office:value="0.2096">
            <text:p>0.2096</text:p>
          </table:table-cell>
          <table:table-cell office:value-type="float" office:value="0">
            <text:p>0</text:p>
          </table:table-cell>
          <table:table-cell office:value-type="float" office:value="0.4277">
            <text:p>0.4277</text:p>
          </table:table-cell>
          <table:table-cell table:number-columns-repeated="7" office:value-type="float" office:value="0.2096">
            <text:p>0.209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966">
            <text:p>0.3966</text:p>
          </table:table-cell>
          <table:table-cell table:number-columns-repeated="2" office:value-type="float" office:value="0.2027">
            <text:p>0.2027</text:p>
          </table:table-cell>
          <table:table-cell office:value-type="float" office:value="0">
            <text:p>0</text:p>
          </table:table-cell>
          <table:table-cell office:value-type="float" office:value="0.4135">
            <text:p>0.4135</text:p>
          </table:table-cell>
          <table:table-cell table:number-columns-repeated="7" office:value-type="float" office:value="0.2027">
            <text:p>0.202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842">
            <text:p>0.3842</text:p>
          </table:table-cell>
          <table:table-cell table:number-columns-repeated="2" office:value-type="float" office:value="0.1963">
            <text:p>0.1963</text:p>
          </table:table-cell>
          <table:table-cell office:value-type="float" office:value="0">
            <text:p>0</text:p>
          </table:table-cell>
          <table:table-cell office:value-type="float" office:value="0.4006">
            <text:p>0.4006</text:p>
          </table:table-cell>
          <table:table-cell table:number-columns-repeated="7" office:value-type="float" office:value="0.1963">
            <text:p>0.196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728">
            <text:p>0.3728</text:p>
          </table:table-cell>
          <table:table-cell table:number-columns-repeated="2" office:value-type="float" office:value="0.1905">
            <text:p>0.1905</text:p>
          </table:table-cell>
          <table:table-cell office:value-type="float" office:value="0">
            <text:p>0</text:p>
          </table:table-cell>
          <table:table-cell office:value-type="float" office:value="0.3887">
            <text:p>0.3887</text:p>
          </table:table-cell>
          <table:table-cell table:number-columns-repeated="7" office:value-type="float" office:value="0.1905">
            <text:p>0.190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622">
            <text:p>0.3622</text:p>
          </table:table-cell>
          <table:table-cell table:number-columns-repeated="2" office:value-type="float" office:value="0.2133">
            <text:p>0.2133</text:p>
          </table:table-cell>
          <table:table-cell office:value-type="float" office:value="0">
            <text:p>0</text:p>
          </table:table-cell>
          <table:table-cell office:value-type="float" office:value="0.3777">
            <text:p>0.3777</text:p>
          </table:table-cell>
          <table:table-cell table:number-columns-repeated="7" office:value-type="float" office:value="0.2133">
            <text:p>0.213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25">
            <text:p>0.3525</text:p>
          </table:table-cell>
          <table:table-cell table:number-columns-repeated="2" office:value-type="float" office:value="0.2076">
            <text:p>0.2076</text:p>
          </table:table-cell>
          <table:table-cell office:value-type="float" office:value="0">
            <text:p>0</text:p>
          </table:table-cell>
          <table:table-cell office:value-type="float" office:value="0.3676">
            <text:p>0.3676</text:p>
          </table:table-cell>
          <table:table-cell table:number-columns-repeated="7" office:value-type="float" office:value="0.2076">
            <text:p>0.207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434">
            <text:p>0.3434</text:p>
          </table:table-cell>
          <table:table-cell table:number-columns-repeated="2" office:value-type="float" office:value="0.228">
            <text:p>0.228</text:p>
          </table:table-cell>
          <table:table-cell office:value-type="float" office:value="0">
            <text:p>0</text:p>
          </table:table-cell>
          <table:table-cell office:value-type="float" office:value="0.3581">
            <text:p>0.3581</text:p>
          </table:table-cell>
          <table:table-cell table:number-columns-repeated="7" office:value-type="float" office:value="0.228">
            <text:p>0.22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349">
            <text:p>0.3349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493">
            <text:p>0.3493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07">
            <text:p>0.3507</text:p>
          </table:table-cell>
          <table:table-cell table:number-columns-repeated="2" office:value-type="float" office:value="0.2408">
            <text:p>0.2408</text:p>
          </table:table-cell>
          <table:table-cell office:value-type="float" office:value="0">
            <text:p>0</text:p>
          </table:table-cell>
          <table:table-cell office:value-type="float" office:value="0.3647">
            <text:p>0.3647</text:p>
          </table:table-cell>
          <table:table-cell table:number-columns-repeated="7" office:value-type="float" office:value="0.2408">
            <text:p>0.240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888395491">
            <text:p>188839549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888395491">
            <text:p>1888395491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042">
            <text:p>0.8042</text:p>
          </table:table-cell>
          <table:table-cell office:value-type="float" office:value="0.4167">
            <text:p>0.4167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table:number-columns-repeated="7" office:value-type="float" office:value="0.8042">
            <text:p>0.8042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table:number-columns-repeated="2" office:value-type="float" office:value="0.7039">
            <text:p>0.70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7039">
            <text:p>0.7039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7537">
            <text:p>0.753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8319">
            <text:p>0.8319</text:p>
          </table:table-cell>
          <table:table-cell table:number-columns-repeated="7" office:value-type="float" office:value="0.7537">
            <text:p>0.753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11613041">
            <text:p>1911613041</text:p>
          </table:table-cell>
          <table:table-cell office:value-type="float" office:value="0.5576">
            <text:p>0.5576</text:p>
          </table:table-cell>
          <table:table-cell table:number-columns-repeated="2" office:value-type="float" office:value="0.4816">
            <text:p>0.4816</text:p>
          </table:table-cell>
          <table:table-cell office:value-type="float" office:value="0">
            <text:p>0</text:p>
          </table:table-cell>
          <table:table-cell office:value-type="float" office:value="0.5518">
            <text:p>0.5518</text:p>
          </table:table-cell>
          <table:table-cell table:number-columns-repeated="7" office:value-type="float" office:value="0.4816">
            <text:p>0.481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11613041">
            <text:p>1911613041</text:p>
          </table:table-cell>
          <table:table-cell office:value-type="float" office:value="1">
            <text:p>1</text:p>
          </table:table-cell>
          <table:table-cell table:number-columns-repeated="2" office:value-type="float" office:value="0.8571">
            <text:p>0.85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571">
            <text:p>0.857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8571">
            <text:p>0.8571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8571">
            <text:p>0.857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7692">
            <text:p>0.7692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7692">
            <text:p>0.7692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7692">
            <text:p>0.7692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7692">
            <text:p>0.7692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11613041">
            <text:p>1911613041</text:p>
          </table:table-cell>
          <table:table-cell office:value-type="float" office:value="0.7857">
            <text:p>0.7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6875">
            <text:p>0.687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827">
            <text:p>0.382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3827">
            <text:p>0.382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459">
            <text:p>0.5459</text:p>
          </table:table-cell>
          <table:table-cell table:number-columns-repeated="2" office:value-type="float" office:value="0.4393">
            <text:p>0.4393</text:p>
          </table:table-cell>
          <table:table-cell office:value-type="float" office:value="0">
            <text:p>0</text:p>
          </table:table-cell>
          <table:table-cell office:value-type="float" office:value="0.5459">
            <text:p>0.5459</text:p>
          </table:table-cell>
          <table:table-cell table:number-columns-repeated="7" office:value-type="float" office:value="0.4393">
            <text:p>0.439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043">
            <text:p>0.5043</text:p>
          </table:table-cell>
          <table:table-cell table:number-columns-repeated="2" office:value-type="float" office:value="0.5582">
            <text:p>0.5582</text:p>
          </table:table-cell>
          <table:table-cell office:value-type="float" office:value="0">
            <text:p>0</text:p>
          </table:table-cell>
          <table:table-cell office:value-type="float" office:value="0.5043">
            <text:p>0.5043</text:p>
          </table:table-cell>
          <table:table-cell table:number-columns-repeated="7" office:value-type="float" office:value="0.5582">
            <text:p>0.558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4713">
            <text:p>0.4713</text:p>
          </table:table-cell>
          <table:table-cell table:number-columns-repeated="2" office:value-type="float" office:value="0.5872">
            <text:p>0.5872</text:p>
          </table:table-cell>
          <table:table-cell office:value-type="float" office:value="0">
            <text:p>0</text:p>
          </table:table-cell>
          <table:table-cell office:value-type="float" office:value="0.4713">
            <text:p>0.4713</text:p>
          </table:table-cell>
          <table:table-cell table:number-columns-repeated="7" office:value-type="float" office:value="0.5872">
            <text:p>0.5872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596">
            <text:p>0.5596</text:p>
          </table:table-cell>
          <table:table-cell table:number-columns-repeated="2" office:value-type="float" office:value="0.611">
            <text:p>0.611</text:p>
          </table:table-cell>
          <table:table-cell office:value-type="float" office:value="0">
            <text:p>0</text:p>
          </table:table-cell>
          <table:table-cell office:value-type="float" office:value="0.5596">
            <text:p>0.5596</text:p>
          </table:table-cell>
          <table:table-cell table:number-columns-repeated="7" office:value-type="float" office:value="0.611">
            <text:p>0.61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824">
            <text:p>0.5824</text:p>
          </table:table-cell>
          <table:table-cell table:number-columns-repeated="2" office:value-type="float" office:value="0.5793">
            <text:p>0.5793</text:p>
          </table:table-cell>
          <table:table-cell office:value-type="float" office:value="0">
            <text:p>0</text:p>
          </table:table-cell>
          <table:table-cell office:value-type="float" office:value="0.6343">
            <text:p>0.6343</text:p>
          </table:table-cell>
          <table:table-cell table:number-columns-repeated="7" office:value-type="float" office:value="0.5793">
            <text:p>0.579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6493">
            <text:p>0.6493</text:p>
          </table:table-cell>
          <table:table-cell table:number-columns-repeated="2" office:value-type="float" office:value="0.552">
            <text:p>0.552</text:p>
          </table:table-cell>
          <table:table-cell office:value-type="float" office:value="0">
            <text:p>0</text:p>
          </table:table-cell>
          <table:table-cell office:value-type="float" office:value="0.6515">
            <text:p>0.6515</text:p>
          </table:table-cell>
          <table:table-cell table:number-columns-repeated="7" office:value-type="float" office:value="0.552">
            <text:p>0.55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78">
            <text:p>0.7078</text:p>
          </table:table-cell>
          <table:table-cell table:number-columns-repeated="2" office:value-type="float" office:value="0.5714">
            <text:p>0.5714</text:p>
          </table:table-cell>
          <table:table-cell office:value-type="float" office:value="0">
            <text:p>0</text:p>
          </table:table-cell>
          <table:table-cell office:value-type="float" office:value="0.7099">
            <text:p>0.7099</text:p>
          </table:table-cell>
          <table:table-cell table:number-columns-repeated="7" office:value-type="float" office:value="0.5714">
            <text:p>0.5714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95">
            <text:p>0.7195</text:p>
          </table:table-cell>
          <table:table-cell table:number-columns-repeated="2" office:value-type="float" office:value="0.5886">
            <text:p>0.5886</text:p>
          </table:table-cell>
          <table:table-cell office:value-type="float" office:value="0">
            <text:p>0</text:p>
          </table:table-cell>
          <table:table-cell office:value-type="float" office:value="0.7216">
            <text:p>0.7216</text:p>
          </table:table-cell>
          <table:table-cell table:number-columns-repeated="7" office:value-type="float" office:value="0.5886">
            <text:p>0.588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6414">
            <text:p>0.6414</text:p>
          </table:table-cell>
          <table:table-cell office:value-type="float" office:value="0">
            <text:p>0</text:p>
          </table:table-cell>
          <table:table-cell office:value-type="float" office:value="0.732">
            <text:p>0.732</text:p>
          </table:table-cell>
          <table:table-cell table:number-columns-repeated="7" office:value-type="float" office:value="0.6414">
            <text:p>0.641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44">
            <text:p>0.7044</text:p>
          </table:table-cell>
          <table:table-cell table:number-columns-repeated="2" office:value-type="float" office:value="0.6891">
            <text:p>0.6891</text:p>
          </table:table-cell>
          <table:table-cell office:value-type="float" office:value="0">
            <text:p>0</text:p>
          </table:table-cell>
          <table:table-cell office:value-type="float" office:value="0.7063">
            <text:p>0.7063</text:p>
          </table:table-cell>
          <table:table-cell table:number-columns-repeated="7" office:value-type="float" office:value="0.6891">
            <text:p>0.6891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41">
            <text:p>0.7141</text:p>
          </table:table-cell>
          <table:table-cell table:number-columns-repeated="2" office:value-type="float" office:value="0.6663">
            <text:p>0.6663</text:p>
          </table:table-cell>
          <table:table-cell office:value-type="float" office:value="0">
            <text:p>0</text:p>
          </table:table-cell>
          <table:table-cell office:value-type="float" office:value="0.6829">
            <text:p>0.6829</text:p>
          </table:table-cell>
          <table:table-cell table:number-columns-repeated="7" office:value-type="float" office:value="0.6663">
            <text:p>0.666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918">
            <text:p>0.6918</text:p>
          </table:table-cell>
          <table:table-cell table:number-columns-repeated="2" office:value-type="float" office:value="0.6455">
            <text:p>0.6455</text:p>
          </table:table-cell>
          <table:table-cell office:value-type="float" office:value="0">
            <text:p>0</text:p>
          </table:table-cell>
          <table:table-cell office:value-type="float" office:value="0.6616">
            <text:p>0.6616</text:p>
          </table:table-cell>
          <table:table-cell table:number-columns-repeated="7" office:value-type="float" office:value="0.6455">
            <text:p>0.645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713">
            <text:p>0.6713</text:p>
          </table:table-cell>
          <table:table-cell table:number-columns-repeated="2" office:value-type="float" office:value="0.6263">
            <text:p>0.6263</text:p>
          </table:table-cell>
          <table:table-cell office:value-type="float" office:value="0">
            <text:p>0</text:p>
          </table:table-cell>
          <table:table-cell office:value-type="float" office:value="0.6716">
            <text:p>0.6716</text:p>
          </table:table-cell>
          <table:table-cell table:number-columns-repeated="7" office:value-type="float" office:value="0.6263">
            <text:p>0.626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73672910">
            <text:p>197367291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73672910">
            <text:p>1973672910</text:p>
          </table:table-cell>
          <table:table-cell office:value-type="float" office:value="0.1404">
            <text:p>0.1404</text:p>
          </table:table-cell>
          <table:table-cell office:value-type="float" office:value="0.1632">
            <text:p>0.1632</text:p>
          </table:table-cell>
          <table:table-cell office:value-type="float" office:value="0.0526">
            <text:p>0.0526</text:p>
          </table:table-cell>
          <table:table-cell office:value-type="float" office:value="0">
            <text:p>0</text:p>
          </table:table-cell>
          <table:table-cell office:value-type="float" office:value="0.1257">
            <text:p>0.1257</text:p>
          </table:table-cell>
          <table:table-cell table:number-columns-repeated="7" office:value-type="float" office:value="0.1973">
            <text:p>0.197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73672910">
            <text:p>1973672910</text:p>
          </table:table-cell>
          <table:table-cell office:value-type="float" office:value="0.6667">
            <text:p>0.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2222">
            <text:p>0.2222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73672910">
            <text:p>1973672910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0.3158">
            <text:p>0.3158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3066">
            <text:p>0.3066</text:p>
          </table:table-cell>
          <table:table-cell office:value-type="float" office:value="0.6934">
            <text:p>0.6934</text:p>
          </table:table-cell>
          <table:table-cell office:value-type="float" office:value="0.3066">
            <text:p>0.3066</text:p>
          </table:table-cell>
          <table:table-cell office:value-type="float" office:value="0">
            <text:p>0</text:p>
          </table:table-cell>
          <table:table-cell office:value-type="float" office:value="0.3066">
            <text:p>0.3066</text:p>
          </table:table-cell>
          <table:table-cell table:number-columns-repeated="7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317">
            <text:p>0.5317</text:p>
          </table:table-cell>
          <table:table-cell office:value-type="float" office:value="0.6013">
            <text:p>0.6013</text:p>
          </table:table-cell>
          <table:table-cell office:value-type="float" office:value="0.2658">
            <text:p>0.2658</text:p>
          </table:table-cell>
          <table:table-cell office:value-type="float" office:value="0">
            <text:p>0</text:p>
          </table:table-cell>
          <table:table-cell office:value-type="float" office:value="0.5317">
            <text:p>0.5317</text:p>
          </table:table-cell>
          <table:table-cell table:number-columns-repeated="7" office:value-type="float" office:value="0.6013">
            <text:p>0.601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477">
            <text:p>0.477</text:p>
          </table:table-cell>
          <table:table-cell office:value-type="float" office:value="0.5395">
            <text:p>0.5395</text:p>
          </table:table-cell>
          <table:table-cell office:value-type="float" office:value="0.2385">
            <text:p>0.2385</text:p>
          </table:table-cell>
          <table:table-cell office:value-type="float" office:value="0">
            <text:p>0</text:p>
          </table:table-cell>
          <table:table-cell office:value-type="float" office:value="0.477">
            <text:p>0.477</text:p>
          </table:table-cell>
          <table:table-cell table:number-columns-repeated="7" office:value-type="float" office:value="0.5395">
            <text:p>0.5395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4367">
            <text:p>0.4367</text:p>
          </table:table-cell>
          <table:table-cell office:value-type="float" office:value="0.5784">
            <text:p>0.5784</text:p>
          </table:table-cell>
          <table:table-cell office:value-type="float" office:value="0.2184">
            <text:p>0.2184</text:p>
          </table:table-cell>
          <table:table-cell office:value-type="float" office:value="0">
            <text:p>0</text:p>
          </table:table-cell>
          <table:table-cell office:value-type="float" office:value="0.4367">
            <text:p>0.4367</text:p>
          </table:table-cell>
          <table:table-cell table:number-columns-repeated="7" office:value-type="float" office:value="0.5784">
            <text:p>0.578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96">
            <text:p>0.5496</text:p>
          </table:table-cell>
          <table:table-cell office:value-type="float" office:value="0.5367">
            <text:p>0.5367</text:p>
          </table:table-cell>
          <table:table-cell office:value-type="float" office:value="0.2026">
            <text:p>0.2026</text:p>
          </table:table-cell>
          <table:table-cell office:value-type="float" office:value="0">
            <text:p>0</text:p>
          </table:table-cell>
          <table:table-cell office:value-type="float" office:value="0.4774">
            <text:p>0.4774</text:p>
          </table:table-cell>
          <table:table-cell table:number-columns-repeated="7" office:value-type="float" office:value="0.5367">
            <text:p>0.536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8">
            <text:p>0.5148</text:p>
          </table:table-cell>
          <table:table-cell office:value-type="float" office:value="0.5027">
            <text:p>0.5027</text:p>
          </table:table-cell>
          <table:table-cell office:value-type="float" office:value="0.1898">
            <text:p>0.1898</text:p>
          </table:table-cell>
          <table:table-cell office:value-type="float" office:value="0">
            <text:p>0</text:p>
          </table:table-cell>
          <table:table-cell office:value-type="float" office:value="0.4472">
            <text:p>0.4472</text:p>
          </table:table-cell>
          <table:table-cell table:number-columns-repeated="7" office:value-type="float" office:value="0.5027">
            <text:p>0.502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22">
            <text:p>0.5422</text:p>
          </table:table-cell>
          <table:table-cell office:value-type="float" office:value="0.5873">
            <text:p>0.5873</text:p>
          </table:table-cell>
          <table:table-cell office:value-type="float" office:value="0.1791">
            <text:p>0.1791</text:p>
          </table:table-cell>
          <table:table-cell office:value-type="float" office:value="0">
            <text:p>0</text:p>
          </table:table-cell>
          <table:table-cell office:value-type="float" office:value="0.4219">
            <text:p>0.4219</text:p>
          </table:table-cell>
          <table:table-cell table:number-columns-repeated="7" office:value-type="float" office:value="0.5873">
            <text:p>0.587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5">
            <text:p>0.5145</text:p>
          </table:table-cell>
          <table:table-cell office:value-type="float" office:value="0.5572">
            <text:p>0.5572</text:p>
          </table:table-cell>
          <table:table-cell office:value-type="float" office:value="0.1699">
            <text:p>0.1699</text:p>
          </table:table-cell>
          <table:table-cell office:value-type="float" office:value="0">
            <text:p>0</text:p>
          </table:table-cell>
          <table:table-cell office:value-type="float" office:value="0.4003">
            <text:p>0.4003</text:p>
          </table:table-cell>
          <table:table-cell table:number-columns-repeated="7" office:value-type="float" office:value="0.5572">
            <text:p>0.557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904">
            <text:p>0.4904</text:p>
          </table:table-cell>
          <table:table-cell office:value-type="float" office:value="0.5312">
            <text:p>0.5312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float" office:value="0.3816">
            <text:p>0.3816</text:p>
          </table:table-cell>
          <table:table-cell table:number-columns-repeated="7" office:value-type="float" office:value="0.5312">
            <text:p>0.531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692">
            <text:p>0.4692</text:p>
          </table:table-cell>
          <table:table-cell office:value-type="float" office:value="0.5082">
            <text:p>0.5082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float" office:value="0.3651">
            <text:p>0.3651</text:p>
          </table:table-cell>
          <table:table-cell table:number-columns-repeated="7" office:value-type="float" office:value="0.5082">
            <text:p>0.5082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503">
            <text:p>0.4503</text:p>
          </table:table-cell>
          <table:table-cell office:value-type="float" office:value="0.4878">
            <text:p>0.4878</text:p>
          </table:table-cell>
          <table:table-cell office:value-type="float" office:value="0.1487">
            <text:p>0.1487</text:p>
          </table:table-cell>
          <table:table-cell office:value-type="float" office:value="0">
            <text:p>0</text:p>
          </table:table-cell>
          <table:table-cell office:value-type="float" office:value="0.3504">
            <text:p>0.3504</text:p>
          </table:table-cell>
          <table:table-cell table:number-columns-repeated="7" office:value-type="float" office:value="0.4878">
            <text:p>0.4878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334">
            <text:p>0.4334</text:p>
          </table:table-cell>
          <table:table-cell office:value-type="float" office:value="0.4694">
            <text:p>0.4694</text:p>
          </table:table-cell>
          <table:table-cell office:value-type="float" office:value="0.1431">
            <text:p>0.1431</text:p>
          </table:table-cell>
          <table:table-cell office:value-type="float" office:value="0">
            <text:p>0</text:p>
          </table:table-cell>
          <table:table-cell office:value-type="float" office:value="0.3373">
            <text:p>0.3373</text:p>
          </table:table-cell>
          <table:table-cell table:number-columns-repeated="7" office:value-type="float" office:value="0.4694">
            <text:p>0.469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181">
            <text:p>0.4181</text:p>
          </table:table-cell>
          <table:table-cell office:value-type="float" office:value="0.4528">
            <text:p>0.4528</text:p>
          </table:table-cell>
          <table:table-cell office:value-type="float" office:value="0.1381">
            <text:p>0.1381</text:p>
          </table:table-cell>
          <table:table-cell office:value-type="float" office:value="0">
            <text:p>0</text:p>
          </table:table-cell>
          <table:table-cell office:value-type="float" office:value="0.3253">
            <text:p>0.3253</text:p>
          </table:table-cell>
          <table:table-cell table:number-columns-repeated="7" office:value-type="float" office:value="0.4528">
            <text:p>0.4528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041">
            <text:p>0.4041</text:p>
          </table:table-cell>
          <table:table-cell office:value-type="float" office:value="0.4377">
            <text:p>0.4377</text:p>
          </table:table-cell>
          <table:table-cell office:value-type="float" office:value="0.1335">
            <text:p>0.1335</text:p>
          </table:table-cell>
          <table:table-cell office:value-type="float" office:value="0">
            <text:p>0</text:p>
          </table:table-cell>
          <table:table-cell office:value-type="float" office:value="0.3145">
            <text:p>0.3145</text:p>
          </table:table-cell>
          <table:table-cell table:number-columns-repeated="7" office:value-type="float" office:value="0.4711">
            <text:p>0.471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914">
            <text:p>0.3914</text:p>
          </table:table-cell>
          <table:table-cell office:value-type="float" office:value="0.4239">
            <text:p>0.4239</text:p>
          </table:table-cell>
          <table:table-cell office:value-type="float" office:value="0.1293">
            <text:p>0.1293</text:p>
          </table:table-cell>
          <table:table-cell office:value-type="float" office:value="0">
            <text:p>0</text:p>
          </table:table-cell>
          <table:table-cell office:value-type="float" office:value="0.3045">
            <text:p>0.3045</text:p>
          </table:table-cell>
          <table:table-cell table:number-columns-repeated="7" office:value-type="float" office:value="0.4562">
            <text:p>0.4562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796">
            <text:p>0.3796</text:p>
          </table:table-cell>
          <table:table-cell office:value-type="float" office:value="0.4112">
            <text:p>0.4112</text:p>
          </table:table-cell>
          <table:table-cell office:value-type="float" office:value="0.1254">
            <text:p>0.1254</text:p>
          </table:table-cell>
          <table:table-cell office:value-type="float" office:value="0">
            <text:p>0</text:p>
          </table:table-cell>
          <table:table-cell office:value-type="float" office:value="0.2954">
            <text:p>0.2954</text:p>
          </table:table-cell>
          <table:table-cell table:number-columns-repeated="7" office:value-type="float" office:value="0.4425">
            <text:p>0.442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687">
            <text:p>0.3687</text:p>
          </table:table-cell>
          <table:table-cell office:value-type="float" office:value="0.3994">
            <text:p>0.3994</text:p>
          </table:table-cell>
          <table:table-cell office:value-type="float" office:value="0.1218">
            <text:p>0.1218</text:p>
          </table:table-cell>
          <table:table-cell office:value-type="float" office:value="0">
            <text:p>0</text:p>
          </table:table-cell>
          <table:table-cell office:value-type="float" office:value="0.3156">
            <text:p>0.3156</text:p>
          </table:table-cell>
          <table:table-cell table:number-columns-repeated="7" office:value-type="float" office:value="0.4298">
            <text:p>0.429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884">
            <text:p>0.3884</text:p>
          </table:table-cell>
          <table:table-cell office:value-type="float" office:value="0.1184">
            <text:p>0.1184</text:p>
          </table:table-cell>
          <table:table-cell office:value-type="float" office:value="0">
            <text:p>0</text:p>
          </table:table-cell>
          <table:table-cell office:value-type="float" office:value="0.3069">
            <text:p>0.3069</text:p>
          </table:table-cell>
          <table:table-cell table:number-columns-repeated="7" office:value-type="float" office:value="0.4454">
            <text:p>0.445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884">
            <text:p>0.3884</text:p>
          </table:table-cell>
          <table:table-cell office:value-type="float" office:value="0.1184">
            <text:p>0.1184</text:p>
          </table:table-cell>
          <table:table-cell office:value-type="float" office:value="0">
            <text:p>0</text:p>
          </table:table-cell>
          <table:table-cell office:value-type="float" office:value="0.3069">
            <text:p>0.3069</text:p>
          </table:table-cell>
          <table:table-cell table:number-columns-repeated="7" office:value-type="float" office:value="0.4454">
            <text:p>0.4454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76585275">
            <text:p>197658527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76585275">
            <text:p>1976585275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1778">
            <text:p>0.1778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2057">
            <text:p>0.205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021450258">
            <text:p>202145025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021450258">
            <text:p>202145025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021450258">
            <text:p>202145025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833">
            <text:p>0.083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7" office:value-type="float" office:value="0.0833">
            <text:p>0.08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346">
            <text:p>0.2346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346">
            <text:p>0.234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3633">
            <text:p>0.3633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3633">
            <text:p>0.363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156">
            <text:p>0.3156</text:p>
          </table:table-cell>
          <table:table-cell office:value-type="float" office:value="0">
            <text:p>0</text:p>
          </table:table-cell>
          <table:table-cell office:value-type="float" office:value="0.5531">
            <text:p>0.5531</text:p>
          </table:table-cell>
          <table:table-cell table:number-columns-repeated="7" office:value-type="float" office:value="0.3156">
            <text:p>0.315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2816">
            <text:p>0.2816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2816">
            <text:p>0.281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698">
            <text:p>0.4698</text:p>
          </table:table-cell>
          <table:table-cell table:number-columns-repeated="2" office:value-type="float" office:value="0.2681">
            <text:p>0.2681</text:p>
          </table:table-cell>
          <table:table-cell office:value-type="float" office:value="0">
            <text:p>0</text:p>
          </table:table-cell>
          <table:table-cell office:value-type="float" office:value="0.4698">
            <text:p>0.4698</text:p>
          </table:table-cell>
          <table:table-cell table:number-columns-repeated="7" office:value-type="float" office:value="0.2681">
            <text:p>0.268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494">
            <text:p>0.4494</text:p>
          </table:table-cell>
          <table:table-cell table:number-columns-repeated="2" office:value-type="float" office:value="0.2565">
            <text:p>0.2565</text:p>
          </table:table-cell>
          <table:table-cell office:value-type="float" office:value="0">
            <text:p>0</text:p>
          </table:table-cell>
          <table:table-cell office:value-type="float" office:value="0.4494">
            <text:p>0.4494</text:p>
          </table:table-cell>
          <table:table-cell table:number-columns-repeated="7" office:value-type="float" office:value="0.2565">
            <text:p>0.256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315">
            <text:p>0.4315</text:p>
          </table:table-cell>
          <table:table-cell table:number-columns-repeated="2" office:value-type="float" office:value="0.2462">
            <text:p>0.2462</text:p>
          </table:table-cell>
          <table:table-cell office:value-type="float" office:value="0">
            <text:p>0</text:p>
          </table:table-cell>
          <table:table-cell office:value-type="float" office:value="0.4315">
            <text:p>0.4315</text:p>
          </table:table-cell>
          <table:table-cell table:number-columns-repeated="7" office:value-type="float" office:value="0.2462">
            <text:p>0.246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043956000">
            <text:p>20439560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27">
            <text:p>2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043956000">
            <text:p>2043956000</text:p>
          </table:table-cell>
          <table:table-cell office:value-type="float" office:value="0.1463">
            <text:p>0.1463</text:p>
          </table:table-cell>
          <table:table-cell table:number-columns-repeated="2" office:value-type="float" office:value="0.0483">
            <text:p>0.0483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table:number-columns-repeated="7" office:value-type="float" office:value="0.0483">
            <text:p>0.048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043956000">
            <text:p>2043956000</text:p>
          </table:table-cell>
          <table:table-cell office:value-type="float" office:value="1">
            <text:p>1</text:p>
          </table:table-cell>
          <table:table-cell table:number-columns-repeated="2" office:value-type="float" office:value="0.3636">
            <text:p>0.36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3636">
            <text:p>0.3636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043956000">
            <text:p>204395600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3636">
            <text:p>0.363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7" office:value-type="float" office:value="0.3636">
            <text:p>0.3636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043956000">
            <text:p>2043956000</text:p>
          </table:table-cell>
          <table:table-cell office:value-type="float" office:value="0.4615">
            <text:p>0.46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615">
            <text:p>0.461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3">
            <text:p>0.4693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5585">
            <text:p>0.5585</text:p>
          </table:table-cell>
          <table:table-cell table:number-columns-repeated="3" office:value-type="float" office:value="0">
            <text:p>0</text:p>
          </table:table-cell>
          <table:table-cell office:value-type="float" office:value="0.5585">
            <text:p>0.558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6164">
            <text:p>0.6164</text:p>
          </table:table-cell>
          <table:table-cell table:number-columns-repeated="3" office:value-type="float" office:value="0">
            <text:p>0</text:p>
          </table:table-cell>
          <table:table-cell office:value-type="float" office:value="0.6164">
            <text:p>0.6164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55">
            <text:p>0.55</text:p>
          </table:table-cell>
          <table:table-cell table:number-columns-repeated="3" office:value-type="float" office:value="0">
            <text:p>0</text:p>
          </table:table-cell>
          <table:table-cell office:value-type="float" office:value="0.55">
            <text:p>0.5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996">
            <text:p>0.4996</text:p>
          </table:table-cell>
          <table:table-cell table:number-columns-repeated="3" office:value-type="float" office:value="0">
            <text:p>0</text:p>
          </table:table-cell>
          <table:table-cell office:value-type="float" office:value="0.4996">
            <text:p>0.4996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996">
            <text:p>0.4996</text:p>
          </table:table-cell>
          <table:table-cell table:number-columns-repeated="2" office:value-type="float" office:value="0.0399">
            <text:p>0.0399</text:p>
          </table:table-cell>
          <table:table-cell office:value-type="float" office:value="0">
            <text:p>0</text:p>
          </table:table-cell>
          <table:table-cell office:value-type="float" office:value="0.4996">
            <text:p>0.4996</text:p>
          </table:table-cell>
          <table:table-cell table:number-columns-repeated="7" office:value-type="float" office:value="0.0399">
            <text:p>0.039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43">
            <text:p>0.4643</text:p>
          </table:table-cell>
          <table:table-cell table:number-columns-repeated="2" office:value-type="float" office:value="0.0725">
            <text:p>0.0725</text:p>
          </table:table-cell>
          <table:table-cell office:value-type="float" office:value="0">
            <text:p>0</text:p>
          </table:table-cell>
          <table:table-cell office:value-type="float" office:value="0.4997">
            <text:p>0.4997</text:p>
          </table:table-cell>
          <table:table-cell table:number-columns-repeated="7" office:value-type="float" office:value="0.0725">
            <text:p>0.072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665">
            <text:p>0.4665</text:p>
          </table:table-cell>
          <table:table-cell table:number-columns-repeated="2" office:value-type="float" office:value="0.0997">
            <text:p>0.0997</text:p>
          </table:table-cell>
          <table:table-cell office:value-type="float" office:value="0">
            <text:p>0</text:p>
          </table:table-cell>
          <table:table-cell office:value-type="float" office:value="0.4679">
            <text:p>0.4679</text:p>
          </table:table-cell>
          <table:table-cell table:number-columns-repeated="7" office:value-type="float" office:value="0.0997">
            <text:p>0.099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96">
            <text:p>0.4396</text:p>
          </table:table-cell>
          <table:table-cell table:number-columns-repeated="2" office:value-type="float" office:value="0.1517">
            <text:p>0.1517</text:p>
          </table:table-cell>
          <table:table-cell office:value-type="float" office:value="0">
            <text:p>0</text:p>
          </table:table-cell>
          <table:table-cell office:value-type="float" office:value="0.4408">
            <text:p>0.4408</text:p>
          </table:table-cell>
          <table:table-cell table:number-columns-repeated="7" office:value-type="float" office:value="0.1517">
            <text:p>0.15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76">
            <text:p>0.4276</text:p>
          </table:table-cell>
          <table:table-cell table:number-columns-repeated="2" office:value-type="float" office:value="0.1476">
            <text:p>0.1476</text:p>
          </table:table-cell>
          <table:table-cell office:value-type="float" office:value="0">
            <text:p>0</text:p>
          </table:table-cell>
          <table:table-cell office:value-type="float" office:value="0.4288">
            <text:p>0.4288</text:p>
          </table:table-cell>
          <table:table-cell table:number-columns-repeated="7" office:value-type="float" office:value="0.1476">
            <text:p>0.147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424">
            <text:p>0.4424</text:p>
          </table:table-cell>
          <table:table-cell table:number-columns-repeated="2" office:value-type="float" office:value="0.1438">
            <text:p>0.1438</text:p>
          </table:table-cell>
          <table:table-cell office:value-type="float" office:value="0">
            <text:p>0</text:p>
          </table:table-cell>
          <table:table-cell office:value-type="float" office:value="0.4435">
            <text:p>0.4435</text:p>
          </table:table-cell>
          <table:table-cell table:number-columns-repeated="7" office:value-type="float" office:value="0.1438">
            <text:p>0.1438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15">
            <text:p>0.4315</text:p>
          </table:table-cell>
          <table:table-cell table:number-columns-repeated="2" office:value-type="float" office:value="0.1403">
            <text:p>0.1403</text:p>
          </table:table-cell>
          <table:table-cell office:value-type="float" office:value="0">
            <text:p>0</text:p>
          </table:table-cell>
          <table:table-cell office:value-type="float" office:value="0.4326">
            <text:p>0.4326</text:p>
          </table:table-cell>
          <table:table-cell table:number-columns-repeated="7" office:value-type="float" office:value="0.1403">
            <text:p>0.140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14">
            <text:p>0.4214</text:p>
          </table:table-cell>
          <table:table-cell table:number-columns-repeated="2"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float" office:value="0.4225">
            <text:p>0.4225</text:p>
          </table:table-cell>
          <table:table-cell table:number-columns-repeated="7" office:value-type="float" office:value="0.137">
            <text:p>0.13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2">
            <text:p>0.412</text:p>
          </table:table-cell>
          <table:table-cell table:number-columns-repeated="2" office:value-type="float" office:value="0.1339">
            <text:p>0.1339</text:p>
          </table:table-cell>
          <table:table-cell office:value-type="float" office:value="0">
            <text:p>0</text:p>
          </table:table-cell>
          <table:table-cell office:value-type="float" office:value="0.4131">
            <text:p>0.4131</text:p>
          </table:table-cell>
          <table:table-cell table:number-columns-repeated="7" office:value-type="float" office:value="0.1339">
            <text:p>0.1339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31">
            <text:p>0.4031</text:p>
          </table:table-cell>
          <table:table-cell table:number-columns-repeated="2" office:value-type="float" office:value="0.174">
            <text:p>0.174</text:p>
          </table:table-cell>
          <table:table-cell office:value-type="float" office:value="0">
            <text:p>0</text:p>
          </table:table-cell>
          <table:table-cell office:value-type="float" office:value="0.4042">
            <text:p>0.4042</text:p>
          </table:table-cell>
          <table:table-cell table:number-columns-repeated="7" office:value-type="float" office:value="0.174">
            <text:p>0.17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54">
            <text:p>0.4154</text:p>
          </table:table-cell>
          <table:table-cell table:number-columns-repeated="2" office:value-type="float" office:value="0.1704">
            <text:p>0.1704</text:p>
          </table:table-cell>
          <table:table-cell office:value-type="float" office:value="0">
            <text:p>0</text:p>
          </table:table-cell>
          <table:table-cell office:value-type="float" office:value="0.3959">
            <text:p>0.3959</text:p>
          </table:table-cell>
          <table:table-cell table:number-columns-repeated="7" office:value-type="float" office:value="0.1704">
            <text:p>0.1704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72">
            <text:p>0.4072</text:p>
          </table:table-cell>
          <table:table-cell table:number-columns-repeated="2"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0.388">
            <text:p>0.388</text:p>
          </table:table-cell>
          <table:table-cell table:number-columns-repeated="7" office:value-type="float" office:value="0.167">
            <text:p>0.1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3994">
            <text:p>0.3994</text:p>
          </table:table-cell>
          <table:table-cell table:number-columns-repeated="2" office:value-type="float" office:value="0.1638">
            <text:p>0.1638</text:p>
          </table:table-cell>
          <table:table-cell office:value-type="float" office:value="0">
            <text:p>0</text:p>
          </table:table-cell>
          <table:table-cell office:value-type="float" office:value="0.3805">
            <text:p>0.3805</text:p>
          </table:table-cell>
          <table:table-cell table:number-columns-repeated="7" office:value-type="float" office:value="0.1638">
            <text:p>0.163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17679317">
            <text:p>211767931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17679317">
            <text:p>2117679317</text:p>
          </table:table-cell>
          <table:table-cell office:value-type="float" office:value="0.3583">
            <text:p>0.3583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2083">
            <text:p>0.208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3194">
            <text:p>0.3194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194">
            <text:p>0.319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4017">
            <text:p>0.4017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5103">
            <text:p>0.5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2702641">
            <text:p>2122702641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2702641">
            <text:p>2122702641</text:p>
          </table:table-cell>
          <table:table-cell office:value-type="float" office:value="0.4511">
            <text:p>0.4511</text:p>
          </table:table-cell>
          <table:table-cell table:number-columns-repeated="2" office:value-type="float" office:value="0.1538">
            <text:p>0.1538</text:p>
          </table:table-cell>
          <table:table-cell office:value-type="float" office:value="0">
            <text:p>0</text:p>
          </table:table-cell>
          <table:table-cell office:value-type="float" office:value="0.4086">
            <text:p>0.4086</text:p>
          </table:table-cell>
          <table:table-cell table:number-columns-repeated="5" office:value-type="float" office:value="0.3396">
            <text:p>0.3396</text:p>
          </table:table-cell>
          <table:table-cell table:number-columns-repeated="2" office:value-type="float" office:value="0.1538">
            <text:p>0.153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2702641">
            <text:p>212270264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5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2702641">
            <text:p>212270264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5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2702641">
            <text:p>2122702641</text:p>
          </table:table-cell>
          <table:table-cell office:value-type="float" office:value="0.5833">
            <text:p>0.5833</text:p>
          </table:table-cell>
          <table:table-cell table:number-columns-repeated="3" office:value-type="float" office:value="0">
            <text:p>0</text:p>
          </table:table-cell>
          <table:table-cell office:value-type="float" office:value="0.5455">
            <text:p>0.545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2702641">
            <text:p>2122702641</text:p>
          </table:table-cell>
          <table:table-cell office:value-type="float" office:value="0.5833">
            <text:p>0.5833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2702641">
            <text:p>2122702641</text:p>
          </table:table-cell>
          <table:table-cell office:value-type="float" office:value="0.4706">
            <text:p>0.4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">
            <text:p>0</text:p>
          </table:table-cell>
          <table:table-cell table:number-columns-repeated="8" office:value-type="float" office:value="0.6951">
            <text:p>0.695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8031">
            <text:p>0.8031</text:p>
          </table:table-cell>
          <table:table-cell table:number-columns-repeated="2" office:value-type="float" office:value="0.6422">
            <text:p>0.6422</text:p>
          </table:table-cell>
          <table:table-cell office:value-type="float" office:value="0">
            <text:p>0</text:p>
          </table:table-cell>
          <table:table-cell office:value-type="float" office:value="0.7183">
            <text:p>0.7183</text:p>
          </table:table-cell>
          <table:table-cell table:number-columns-repeated="7" office:value-type="float" office:value="0.6422">
            <text:p>0.642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505">
            <text:p>0.7505</text:p>
          </table:table-cell>
          <table:table-cell table:number-columns-repeated="2" office:value-type="float" office:value="0.6001">
            <text:p>0.6001</text:p>
          </table:table-cell>
          <table:table-cell office:value-type="float" office:value="0">
            <text:p>0</text:p>
          </table:table-cell>
          <table:table-cell office:value-type="float" office:value="0.7368">
            <text:p>0.7368</text:p>
          </table:table-cell>
          <table:table-cell table:number-columns-repeated="7" office:value-type="float" office:value="0.6001">
            <text:p>0.600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649">
            <text:p>0.7649</text:p>
          </table:table-cell>
          <table:table-cell table:number-columns-repeated="2" office:value-type="float" office:value="0.5654">
            <text:p>0.5654</text:p>
          </table:table-cell>
          <table:table-cell office:value-type="float" office:value="0">
            <text:p>0</text:p>
          </table:table-cell>
          <table:table-cell office:value-type="float" office:value="0.6942">
            <text:p>0.6942</text:p>
          </table:table-cell>
          <table:table-cell table:number-columns-repeated="5" office:value-type="float" office:value="0.681">
            <text:p>0.681</text:p>
          </table:table-cell>
          <table:table-cell table:number-columns-repeated="2" office:value-type="float" office:value="0.5654">
            <text:p>0.5654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253">
            <text:p>0.7253</text:p>
          </table:table-cell>
          <table:table-cell table:number-columns-repeated="2" office:value-type="float" office:value="0.5361">
            <text:p>0.5361</text:p>
          </table:table-cell>
          <table:table-cell office:value-type="float" office:value="0">
            <text:p>0</text:p>
          </table:table-cell>
          <table:table-cell office:value-type="float" office:value="0.6582">
            <text:p>0.6582</text:p>
          </table:table-cell>
          <table:table-cell table:number-columns-repeated="5" office:value-type="float" office:value="0.6975">
            <text:p>0.6975</text:p>
          </table:table-cell>
          <table:table-cell table:number-columns-repeated="2" office:value-type="float" office:value="0.5361">
            <text:p>0.536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6911">
            <text:p>0.6911</text:p>
          </table:table-cell>
          <table:table-cell table:number-columns-repeated="2" office:value-type="float" office:value="0.5108">
            <text:p>0.5108</text:p>
          </table:table-cell>
          <table:table-cell office:value-type="float" office:value="0">
            <text:p>0</text:p>
          </table:table-cell>
          <table:table-cell office:value-type="float" office:value="0.6272">
            <text:p>0.6272</text:p>
          </table:table-cell>
          <table:table-cell table:number-columns-repeated="5" office:value-type="float" office:value="0.6646">
            <text:p>0.6646</text:p>
          </table:table-cell>
          <table:table-cell table:number-columns-repeated="2" office:value-type="float" office:value="0.5108">
            <text:p>0.5108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6611">
            <text:p>0.6611</text:p>
          </table:table-cell>
          <table:table-cell table:number-columns-repeated="2" office:value-type="float" office:value="0.4887">
            <text:p>0.4887</text:p>
          </table:table-cell>
          <table:table-cell office:value-type="float" office:value="0">
            <text:p>0</text:p>
          </table:table-cell>
          <table:table-cell office:value-type="float" office:value="0.6433">
            <text:p>0.6433</text:p>
          </table:table-cell>
          <table:table-cell table:number-columns-repeated="5" office:value-type="float" office:value="0.6359">
            <text:p>0.6359</text:p>
          </table:table-cell>
          <table:table-cell table:number-columns-repeated="2" office:value-type="float" office:value="0.4887">
            <text:p>0.488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148">
            <text:p>0.7148</text:p>
          </table:table-cell>
          <table:table-cell table:number-columns-repeated="2" office:value-type="float" office:value="0.4691">
            <text:p>0.4691</text:p>
          </table:table-cell>
          <table:table-cell office:value-type="float" office:value="0">
            <text:p>0</text:p>
          </table:table-cell>
          <table:table-cell office:value-type="float" office:value="0.6577">
            <text:p>0.6577</text:p>
          </table:table-cell>
          <table:table-cell table:number-columns-repeated="5" office:value-type="float" office:value="0.6103">
            <text:p>0.6103</text:p>
          </table:table-cell>
          <table:table-cell table:number-columns-repeated="2" office:value-type="float" office:value="0.4691">
            <text:p>0.469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255">
            <text:p>0.7255</text:p>
          </table:table-cell>
          <table:table-cell table:number-columns-repeated="2" office:value-type="float" office:value="0.4516">
            <text:p>0.4516</text:p>
          </table:table-cell>
          <table:table-cell office:value-type="float" office:value="0">
            <text:p>0</text:p>
          </table:table-cell>
          <table:table-cell office:value-type="float" office:value="0.633">
            <text:p>0.633</text:p>
          </table:table-cell>
          <table:table-cell table:number-columns-repeated="5" office:value-type="float" office:value="0.5875">
            <text:p>0.5875</text:p>
          </table:table-cell>
          <table:table-cell table:number-columns-repeated="2" office:value-type="float" office:value="0.4516">
            <text:p>0.451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108">
            <text:p>0.6108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45">
            <text:p>0.645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45">
            <text:p>0.645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334">
            <text:p>0.6334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643">
            <text:p>0.6643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947">
            <text:p>0.6947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5380335">
            <text:p>212538033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5380335">
            <text:p>2125380335</text:p>
          </table:table-cell>
          <table:table-cell office:value-type="float" office:value="0.0057">
            <text:p>0.00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7">
            <text:p>0.0057</text:p>
          </table:table-cell>
          <table:table-cell office:value-type="float" office:value="0.0312">
            <text:p>0.031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5380335">
            <text:p>212538033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265">
            <text:p>0.126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194">
            <text:p>0.119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133">
            <text:p>0.1133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548">
            <text:p>0.154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9711824">
            <text:p>212971182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9711824">
            <text:p>2129711824</text:p>
          </table:table-cell>
          <table:table-cell office:value-type="float" office:value="0.4333">
            <text:p>0.433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4333">
            <text:p>0.4333</text:p>
          </table:table-cell>
          <table:table-cell office:value-type="float" office:value="0.4048">
            <text:p>0.4048</text:p>
          </table:table-cell>
          <table:table-cell table:number-columns-repeated="6" office:value-type="float" office:value="0.3333">
            <text:p>0.33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9711824">
            <text:p>2129711824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9711824">
            <text:p>2129711824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7654">
            <text:p>0.765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367">
            <text:p>0.6367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367">
            <text:p>0.636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7324">
            <text:p>0.7324</text:p>
          </table:table-cell>
          <table:table-cell office:value-type="float" office:value="0.592">
            <text:p>0.592</text:p>
          </table:table-cell>
          <table:table-cell table:number-columns-repeated="2" office:value-type="float" office:value="0">
            <text:p>0</text:p>
          </table:table-cell>
          <table:table-cell office:value-type="float" office:value="0.7324">
            <text:p>0.7324</text:p>
          </table:table-cell>
          <table:table-cell table:number-columns-repeated="7" office:value-type="float" office:value="0.592">
            <text:p>0.5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table:number-columns-repeated="7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3755943">
            <text:p>213755943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18">
            <text:p>18</text:p>
          </table:table-cell>
          <table:table-cell table:number-columns-repeated="3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3755943">
            <text:p>213755943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3755943">
            <text:p>2137559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3755943">
            <text:p>213755943</text:p>
          </table:table-cell>
          <table:table-cell office:value-type="float" office:value="0.2333">
            <text:p>0.2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292">
            <text:p>0.2292</text:p>
          </table:table-cell>
          <table:table-cell table:number-columns-repeated="3" office:value-type="float" office:value="0.3167">
            <text:p>0.3167</text:p>
          </table:table-cell>
          <table:table-cell table:number-columns-repeated="4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3755943">
            <text:p>21375594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796">
            <text:p>0.4796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44307158">
            <text:p>24430715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44307158">
            <text:p>24430715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44307158">
            <text:p>244307158</text:p>
          </table:table-cell>
          <table:table-cell office:value-type="float" office:value="0.1373">
            <text:p>0.1373</text:p>
          </table:table-cell>
          <table:table-cell office:value-type="float" office:value="0.1732">
            <text:p>0.1732</text:p>
          </table:table-cell>
          <table:table-cell office:value-type="float" office:value="0.1471">
            <text:p>0.1471</text:p>
          </table:table-cell>
          <table:table-cell office:value-type="float" office:value="0">
            <text:p>0</text:p>
          </table:table-cell>
          <table:table-cell office:value-type="float" office:value="0.1625">
            <text:p>0.1625</text:p>
          </table:table-cell>
          <table:table-cell table:number-columns-repeated="7" office:value-type="float" office:value="0.1958">
            <text:p>0.195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44307158">
            <text:p>244307158</text:p>
          </table:table-cell>
          <table:table-cell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4444">
            <text:p>0.4444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6367">
            <text:p>0.6367</text:p>
          </table:table-cell>
          <table:table-cell office:value-type="float" office:value="0">
            <text:p>0</text:p>
          </table:table-cell>
          <table:table-cell table:number-columns-repeated="8" office:value-type="float" office:value="0.6367">
            <text:p>0.636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5531">
            <text:p>0.5531</text:p>
          </table:table-cell>
          <table:table-cell office:value-type="float" office:value="0">
            <text:p>0</text:p>
          </table:table-cell>
          <table:table-cell table:number-columns-repeated="8" office:value-type="float" office:value="0.5531">
            <text:p>0.553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5474">
            <text:p>0.5474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5474">
            <text:p>0.5474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4973">
            <text:p>0.4973</text:p>
          </table:table-cell>
          <table:table-cell office:value-type="float" office:value="0">
            <text:p>0</text:p>
          </table:table-cell>
          <table:table-cell office:value-type="float" office:value="0.4941">
            <text:p>0.4941</text:p>
          </table:table-cell>
          <table:table-cell table:number-columns-repeated="7" office:value-type="float" office:value="0.4973">
            <text:p>0.4973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125">
            <text:p>0.4125</text:p>
          </table:table-cell>
          <table:table-cell table:number-columns-repeated="2" office:value-type="float" office:value="0.4576">
            <text:p>0.4576</text:p>
          </table:table-cell>
          <table:table-cell office:value-type="float" office:value="0">
            <text:p>0</text:p>
          </table:table-cell>
          <table:table-cell office:value-type="float" office:value="0.4547">
            <text:p>0.4547</text:p>
          </table:table-cell>
          <table:table-cell table:number-columns-repeated="7" office:value-type="float" office:value="0.4576">
            <text:p>0.457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341">
            <text:p>0.4341</text:p>
          </table:table-cell>
          <table:table-cell office:value-type="float" office:value="0.4775">
            <text:p>0.4775</text:p>
          </table:table-cell>
          <table:table-cell office:value-type="float" office:value="0.4408">
            <text:p>0.4408</text:p>
          </table:table-cell>
          <table:table-cell office:value-type="float" office:value="0">
            <text:p>0</text:p>
          </table:table-cell>
          <table:table-cell office:value-type="float" office:value="0.438">
            <text:p>0.438</text:p>
          </table:table-cell>
          <table:table-cell table:number-columns-repeated="7" office:value-type="float" office:value="0.4775">
            <text:p>0.477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193">
            <text:p>0.4193</text:p>
          </table:table-cell>
          <table:table-cell office:value-type="float" office:value="0.4612">
            <text:p>0.4612</text:p>
          </table:table-cell>
          <table:table-cell office:value-type="float" office:value="0.4258">
            <text:p>0.4258</text:p>
          </table:table-cell>
          <table:table-cell office:value-type="float" office:value="0">
            <text:p>0</text:p>
          </table:table-cell>
          <table:table-cell office:value-type="float" office:value="0.4231">
            <text:p>0.4231</text:p>
          </table:table-cell>
          <table:table-cell table:number-columns-repeated="7" office:value-type="float" office:value="0.4612">
            <text:p>0.461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06">
            <text:p>0.406</text:p>
          </table:table-cell>
          <table:table-cell office:value-type="float" office:value="0.4466">
            <text:p>0.4466</text:p>
          </table:table-cell>
          <table:table-cell office:value-type="float" office:value="0.4123">
            <text:p>0.4123</text:p>
          </table:table-cell>
          <table:table-cell office:value-type="float" office:value="0">
            <text:p>0</text:p>
          </table:table-cell>
          <table:table-cell office:value-type="float" office:value="0.4097">
            <text:p>0.4097</text:p>
          </table:table-cell>
          <table:table-cell table:number-columns-repeated="7" office:value-type="float" office:value="0.4466">
            <text:p>0.446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939">
            <text:p>0.3939</text:p>
          </table:table-cell>
          <table:table-cell office:value-type="float" office:value="0.4332">
            <text:p>0.433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273">
            <text:p>0.4273</text:p>
          </table:table-cell>
          <table:table-cell table:number-columns-repeated="7" office:value-type="float" office:value="0.4332">
            <text:p>0.4332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827">
            <text:p>0.3827</text:p>
          </table:table-cell>
          <table:table-cell office:value-type="float" office:value="0.421">
            <text:p>0.421</text:p>
          </table:table-cell>
          <table:table-cell office:value-type="float" office:value="0.3887">
            <text:p>0.3887</text:p>
          </table:table-cell>
          <table:table-cell office:value-type="float" office:value="0">
            <text:p>0</text:p>
          </table:table-cell>
          <table:table-cell office:value-type="float" office:value="0.4152">
            <text:p>0.4152</text:p>
          </table:table-cell>
          <table:table-cell table:number-columns-repeated="7" office:value-type="float" office:value="0.4774">
            <text:p>0.477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725">
            <text:p>0.3725</text:p>
          </table:table-cell>
          <table:table-cell office:value-type="float" office:value="0.4097">
            <text:p>0.4097</text:p>
          </table:table-cell>
          <table:table-cell office:value-type="float" office:value="0.3783">
            <text:p>0.3783</text:p>
          </table:table-cell>
          <table:table-cell office:value-type="float" office:value="0">
            <text:p>0</text:p>
          </table:table-cell>
          <table:table-cell office:value-type="float" office:value="0.4041">
            <text:p>0.4041</text:p>
          </table:table-cell>
          <table:table-cell table:number-columns-repeated="7" office:value-type="float" office:value="0.4647">
            <text:p>0.464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63">
            <text:p>0.363</text:p>
          </table:table-cell>
          <table:table-cell office:value-type="float" office:value="0.3993">
            <text:p>0.3993</text:p>
          </table:table-cell>
          <table:table-cell office:value-type="float" office:value="0.3686">
            <text:p>0.3686</text:p>
          </table:table-cell>
          <table:table-cell office:value-type="float" office:value="0">
            <text:p>0</text:p>
          </table:table-cell>
          <table:table-cell office:value-type="float" office:value="0.3938">
            <text:p>0.3938</text:p>
          </table:table-cell>
          <table:table-cell table:number-columns-repeated="7" office:value-type="float" office:value="0.4528">
            <text:p>0.4528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542">
            <text:p>0.3542</text:p>
          </table:table-cell>
          <table:table-cell office:value-type="float" office:value="0.3896">
            <text:p>0.3896</text:p>
          </table:table-cell>
          <table:table-cell office:value-type="float" office:value="0.3597">
            <text:p>0.3597</text:p>
          </table:table-cell>
          <table:table-cell office:value-type="float" office:value="0">
            <text:p>0</text:p>
          </table:table-cell>
          <table:table-cell office:value-type="float" office:value="0.3843">
            <text:p>0.3843</text:p>
          </table:table-cell>
          <table:table-cell table:number-columns-repeated="7" office:value-type="float" office:value="0.4418">
            <text:p>0.441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68043830">
            <text:p>2680438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68043830">
            <text:p>2680438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68043830">
            <text:p>268043830</text:p>
          </table:table-cell>
          <table:table-cell office:value-type="float" office:value="0.6296">
            <text:p>0.6296</text:p>
          </table:table-cell>
          <table:table-cell office:value-type="float" office:value="0.0714">
            <text:p>0.0714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">
            <text:p>0.701</text:p>
          </table:table-cell>
          <table:table-cell table:number-columns-repeated="4" office:value-type="float" office:value="0.6296">
            <text:p>0.6296</text:p>
          </table:table-cell>
          <table:table-cell office:value-type="float" office:value="0.5071">
            <text:p>0.5071</text:p>
          </table:table-cell>
          <table:table-cell office:value-type="float" office:value="0.2738">
            <text:p>0.2738</text:p>
          </table:table-cell>
          <table:table-cell office:value-type="float" office:value="0.0714">
            <text:p>0.0714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68043830">
            <text:p>2680438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68043830">
            <text:p>268043830</text:p>
          </table:table-cell>
          <table:table-cell table:number-columns-repeated="2" office:value-type="float" office:value="0.3869">
            <text:p>0.3869</text:p>
          </table:table-cell>
          <table:table-cell table:number-columns-repeated="2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.3869">
            <text:p>0.386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5307">
            <text:p>0.5307</text:p>
          </table:table-cell>
          <table:table-cell office:value-type="float" office:value="0.2961">
            <text:p>0.2961</text:p>
          </table:table-cell>
          <table:table-cell table:number-columns-repeated="2" office:value-type="float" office:value="0">
            <text:p>0</text:p>
          </table:table-cell>
          <table:table-cell office:value-type="float" office:value="0.7039">
            <text:p>0.7039</text:p>
          </table:table-cell>
          <table:table-cell table:number-columns-repeated="6" office:value-type="float" office:value="0.5307">
            <text:p>0.5307</text:p>
          </table:table-cell>
          <table:table-cell office:value-type="float" office:value="0.2961">
            <text:p>0.296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096">
            <text:p>0.6096</text:p>
          </table:table-cell>
          <table:table-cell office:value-type="float" office:value="0.2463">
            <text:p>0.2463</text:p>
          </table:table-cell>
          <table:table-cell table:number-columns-repeated="2" office:value-type="float" office:value="0">
            <text:p>0</text:p>
          </table:table-cell>
          <table:table-cell office:value-type="float" office:value="0.7537">
            <text:p>0.7537</text:p>
          </table:table-cell>
          <table:table-cell table:number-columns-repeated="6" office:value-type="float" office:value="0.6096">
            <text:p>0.6096</text:p>
          </table:table-cell>
          <table:table-cell office:value-type="float" office:value="0.2463">
            <text:p>0.246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608">
            <text:p>0.6608</text:p>
          </table:table-cell>
          <table:table-cell office:value-type="float" office:value="0.214">
            <text:p>0.214</text:p>
          </table:table-cell>
          <table:table-cell table:number-columns-repeated="2" office:value-type="float" office:value="0">
            <text:p>0</text:p>
          </table:table-cell>
          <table:table-cell office:value-type="float" office:value="0.786">
            <text:p>0.786</text:p>
          </table:table-cell>
          <table:table-cell table:number-columns-repeated="5" office:value-type="float" office:value="0.6608">
            <text:p>0.6608</text:p>
          </table:table-cell>
          <table:table-cell office:value-type="float" office:value="0.5296">
            <text:p>0.5296</text:p>
          </table:table-cell>
          <table:table-cell office:value-type="float" office:value="0.214">
            <text:p>0.21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974">
            <text:p>0.6974</text:p>
          </table:table-cell>
          <table:table-cell office:value-type="float" office:value="0.1909">
            <text:p>0.1909</text:p>
          </table:table-cell>
          <table:table-cell table:number-columns-repeated="2" office:value-type="float" office:value="0">
            <text:p>0</text:p>
          </table:table-cell>
          <table:table-cell office:value-type="float" office:value="0.8091">
            <text:p>0.8091</text:p>
          </table:table-cell>
          <table:table-cell table:number-columns-repeated="5" office:value-type="float" office:value="0.6974">
            <text:p>0.6974</text:p>
          </table:table-cell>
          <table:table-cell office:value-type="float" office:value="0.4725">
            <text:p>0.4725</text:p>
          </table:table-cell>
          <table:table-cell office:value-type="float" office:value="0.1909">
            <text:p>0.19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618003832">
            <text:p>6180038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8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618003832">
            <text:p>6180038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618003832">
            <text:p>618003832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4583">
            <text:p>0.4583</text:p>
          </table:table-cell>
          <table:table-cell table:number-columns-repeated="2" office:value-type="float" office:value="0.5792">
            <text:p>0.5792</text:p>
          </table:table-cell>
          <table:table-cell office:value-type="float" office:value="0.5246">
            <text:p>0.5246</text:p>
          </table:table-cell>
          <table:table-cell office:value-type="float" office:value="0.4621">
            <text:p>0.4621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625">
            <text:p>0.6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4375">
            <text:p>0.43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6934">
            <text:p>0.693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671">
            <text:p>0.8671</text:p>
          </table:table-cell>
          <table:table-cell office:value-type="float" office:value="0.6013">
            <text:p>0.6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8671">
            <text:p>0.8671</text:p>
          </table:table-cell>
          <table:table-cell table:number-columns-repeated="7" office:value-type="float" office:value="0.6013">
            <text:p>0.601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807">
            <text:p>0.8807</text:p>
          </table:table-cell>
          <table:table-cell office:value-type="float" office:value="0.5395">
            <text:p>0.5395</text:p>
          </table:table-cell>
          <table:table-cell table:number-columns-repeated="2" office:value-type="float" office:value="0">
            <text:p>0</text:p>
          </table:table-cell>
          <table:table-cell office:value-type="float" office:value="0.778">
            <text:p>0.778</text:p>
          </table:table-cell>
          <table:table-cell table:number-columns-repeated="7" office:value-type="float" office:value="0.5395">
            <text:p>0.5395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063">
            <text:p>0.8063</text:p>
          </table:table-cell>
          <table:table-cell office:value-type="float" office:value="0.4939">
            <text:p>0.4939</text:p>
          </table:table-cell>
          <table:table-cell table:number-columns-repeated="2" office:value-type="float" office:value="0">
            <text:p>0</text:p>
          </table:table-cell>
          <table:table-cell office:value-type="float" office:value="0.7123">
            <text:p>0.7123</text:p>
          </table:table-cell>
          <table:table-cell table:number-columns-repeated="7" office:value-type="float" office:value="0.4939">
            <text:p>0.4939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481">
            <text:p>0.7481</text:p>
          </table:table-cell>
          <table:table-cell office:value-type="float" office:value="0.4583">
            <text:p>0.4583</text:p>
          </table:table-cell>
          <table:table-cell table:number-columns-repeated="2" office:value-type="float" office:value="0">
            <text:p>0</text:p>
          </table:table-cell>
          <table:table-cell office:value-type="float" office:value="0.7331">
            <text:p>0.7331</text:p>
          </table:table-cell>
          <table:table-cell table:number-columns-repeated="5" office:value-type="float" office:value="0.6026">
            <text:p>0.6026</text:p>
          </table:table-cell>
          <table:table-cell table:number-columns-repeated="2" office:value-type="float" office:value="0.4583">
            <text:p>0.4583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008">
            <text:p>0.7008</text:p>
          </table:table-cell>
          <table:table-cell office:value-type="float" office:value="0.4293">
            <text:p>0.4293</text:p>
          </table:table-cell>
          <table:table-cell table:number-columns-repeated="2" office:value-type="float" office:value="0">
            <text:p>0</text:p>
          </table:table-cell>
          <table:table-cell office:value-type="float" office:value="0.6867">
            <text:p>0.6867</text:p>
          </table:table-cell>
          <table:table-cell table:number-columns-repeated="4" office:value-type="float" office:value="0.6278">
            <text:p>0.6278</text:p>
          </table:table-cell>
          <table:table-cell office:value-type="float" office:value="0.5645">
            <text:p>0.5645</text:p>
          </table:table-cell>
          <table:table-cell table:number-columns-repeated="2" office:value-type="float" office:value="0.4293">
            <text:p>0.4293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654605541">
            <text:p>654605541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1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654605541">
            <text:p>65460554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654605541">
            <text:p>654605541</text:p>
          </table:table-cell>
          <table:table-cell office:value-type="float" office:value="0.2143">
            <text:p>0.2143</text:p>
          </table:table-cell>
          <table:table-cell table:number-columns-repeated="2" office:value-type="float" office:value="0.119">
            <text:p>0.119</text:p>
          </table:table-cell>
          <table:table-cell office:value-type="float" office:value="0">
            <text:p>0</text:p>
          </table:table-cell>
          <table:table-cell office:value-type="float" office:value="0.2052">
            <text:p>0.2052</text:p>
          </table:table-cell>
          <table:table-cell table:number-columns-repeated="4" office:value-type="float" office:value="0.2505">
            <text:p>0.2505</text:p>
          </table:table-cell>
          <table:table-cell office:value-type="float" office:value="0.1975">
            <text:p>0.1975</text:p>
          </table:table-cell>
          <table:table-cell office:value-type="float" office:value="0.1548">
            <text:p>0.1548</text:p>
          </table:table-cell>
          <table:table-cell office:value-type="float" office:value="0.119">
            <text:p>0.11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654605541">
            <text:p>654605541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654605541">
            <text:p>65460554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54605541">
            <text:p>654605541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7039">
            <text:p>0.7039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7039">
            <text:p>0.7039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5856">
            <text:p>0.5856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92">
            <text:p>0.592</text:p>
          </table:table-cell>
          <table:table-cell table:number-columns-repeated="2" office:value-type="float" office:value="0.5445">
            <text:p>0.5445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table:number-columns-repeated="7" office:value-type="float" office:value="0.5445">
            <text:p>0.5445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168">
            <text:p>0.6168</text:p>
          </table:table-cell>
          <table:table-cell table:number-columns-repeated="2" office:value-type="float" office:value="0.5114">
            <text:p>0.5114</text:p>
          </table:table-cell>
          <table:table-cell office:value-type="float" office:value="0">
            <text:p>0</text:p>
          </table:table-cell>
          <table:table-cell office:value-type="float" office:value="0.556">
            <text:p>0.556</text:p>
          </table:table-cell>
          <table:table-cell table:number-columns-repeated="6" office:value-type="float" office:value="0.5721">
            <text:p>0.5721</text:p>
          </table:table-cell>
          <table:table-cell office:value-type="float" office:value="0.5114">
            <text:p>0.5114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836">
            <text:p>0.5836</text:p>
          </table:table-cell>
          <table:table-cell table:number-columns-repeated="2" office:value-type="float" office:value="0.4839">
            <text:p>0.4839</text:p>
          </table:table-cell>
          <table:table-cell office:value-type="float" office:value="0">
            <text:p>0</text:p>
          </table:table-cell>
          <table:table-cell office:value-type="float" office:value="0.5799">
            <text:p>0.5799</text:p>
          </table:table-cell>
          <table:table-cell table:number-columns-repeated="6" office:value-type="float" office:value="0.5414">
            <text:p>0.5414</text:p>
          </table:table-cell>
          <table:table-cell office:value-type="float" office:value="0.4839">
            <text:p>0.483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522">
            <text:p>0.6522</text:p>
          </table:table-cell>
          <table:table-cell table:number-columns-repeated="2" office:value-type="float" office:value="0.4605">
            <text:p>0.4605</text:p>
          </table:table-cell>
          <table:table-cell office:value-type="float" office:value="0">
            <text:p>0</text:p>
          </table:table-cell>
          <table:table-cell office:value-type="float" office:value="0.5518">
            <text:p>0.5518</text:p>
          </table:table-cell>
          <table:table-cell table:number-columns-repeated="6" office:value-type="float" office:value="0.5151">
            <text:p>0.5151</text:p>
          </table:table-cell>
          <table:table-cell office:value-type="float" office:value="0.4605">
            <text:p>0.460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234">
            <text:p>0.6234</text:p>
          </table:table-cell>
          <table:table-cell table:number-columns-repeated="2" office:value-type="float" office:value="0.4401">
            <text:p>0.4401</text:p>
          </table:table-cell>
          <table:table-cell office:value-type="float" office:value="0">
            <text:p>0</text:p>
          </table:table-cell>
          <table:table-cell office:value-type="float" office:value="0.6158">
            <text:p>0.6158</text:p>
          </table:table-cell>
          <table:table-cell table:number-columns-repeated="6" office:value-type="float" office:value="0.4924">
            <text:p>0.4924</text:p>
          </table:table-cell>
          <table:table-cell office:value-type="float" office:value="0.4401">
            <text:p>0.440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98">
            <text:p>0.598</text:p>
          </table:table-cell>
          <table:table-cell table:number-columns-repeated="2" office:value-type="float" office:value="0.4222">
            <text:p>0.4222</text:p>
          </table:table-cell>
          <table:table-cell office:value-type="float" office:value="0">
            <text:p>0</text:p>
          </table:table-cell>
          <table:table-cell office:value-type="float" office:value="0.5907">
            <text:p>0.5907</text:p>
          </table:table-cell>
          <table:table-cell table:number-columns-repeated="6" office:value-type="float" office:value="0.4724">
            <text:p>0.4724</text:p>
          </table:table-cell>
          <table:table-cell office:value-type="float" office:value="0.4222">
            <text:p>0.422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754">
            <text:p>0.5754</text:p>
          </table:table-cell>
          <table:table-cell table:number-columns-repeated="2" office:value-type="float" office:value="0.4063">
            <text:p>0.4063</text:p>
          </table:table-cell>
          <table:table-cell office:value-type="float" office:value="0">
            <text:p>0</text:p>
          </table:table-cell>
          <table:table-cell office:value-type="float" office:value="0.5684">
            <text:p>0.5684</text:p>
          </table:table-cell>
          <table:table-cell table:number-columns-repeated="6" office:value-type="float" office:value="0.4545">
            <text:p>0.4545</text:p>
          </table:table-cell>
          <table:table-cell office:value-type="float" office:value="0.4063">
            <text:p>0.406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551">
            <text:p>0.5551</text:p>
          </table:table-cell>
          <table:table-cell table:number-columns-repeated="2" office:value-type="float" office:value="0.3919">
            <text:p>0.3919</text:p>
          </table:table-cell>
          <table:table-cell office:value-type="float" office:value="0">
            <text:p>0</text:p>
          </table:table-cell>
          <table:table-cell office:value-type="float" office:value="0.5483">
            <text:p>0.5483</text:p>
          </table:table-cell>
          <table:table-cell table:number-columns-repeated="6" office:value-type="float" office:value="0.4385">
            <text:p>0.4385</text:p>
          </table:table-cell>
          <table:table-cell office:value-type="float" office:value="0.3919">
            <text:p>0.3919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367">
            <text:p>0.5367</text:p>
          </table:table-cell>
          <table:table-cell table:number-columns-repeated="2" office:value-type="float" office:value="0.3789">
            <text:p>0.3789</text:p>
          </table:table-cell>
          <table:table-cell office:value-type="float" office:value="0">
            <text:p>0</text:p>
          </table:table-cell>
          <table:table-cell office:value-type="float" office:value="0.5302">
            <text:p>0.5302</text:p>
          </table:table-cell>
          <table:table-cell table:number-columns-repeated="6" office:value-type="float" office:value="0.4239">
            <text:p>0.4239</text:p>
          </table:table-cell>
          <table:table-cell office:value-type="float" office:value="0.3789">
            <text:p>0.378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42">
            <text:p>0.442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42">
            <text:p>0.442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306">
            <text:p>0.5306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02159889">
            <text:p>702159889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02159889">
            <text:p>70215988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02159889">
            <text:p>702159889</text:p>
          </table:table-cell>
          <table:table-cell office:value-type="float" office:value="0.0754">
            <text:p>0.07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54">
            <text:p>0.0754</text:p>
          </table:table-cell>
          <table:table-cell office:value-type="float" office:value="0.5656">
            <text:p>0.5656</text:p>
          </table:table-cell>
          <table:table-cell table:number-columns-repeated="2" office:value-type="float" office:value="0.473">
            <text:p>0.473</text:p>
          </table:table-cell>
          <table:table-cell office:value-type="float" office:value="0.2778">
            <text:p>0.2778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">
            <text:p>0.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">
            <text:p>0.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714">
            <text:p>0.571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office:value-type="float" office:value="0.5556">
            <text:p>0.555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office:value-type="float" office:value="0.5556">
            <text:p>0.555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7602">
            <text:p>0.760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7985">
            <text:p>0.7985</text:p>
          </table:table-cell>
          <table:table-cell office:value-type="float" office:value="0.6388">
            <text:p>0.638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7019">
            <text:p>0.7019</text:p>
          </table:table-cell>
          <table:table-cell office:value-type="float" office:value="0.5615">
            <text:p>0.561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7311">
            <text:p>0.7311</text:p>
          </table:table-cell>
          <table:table-cell office:value-type="float" office:value="0.6332">
            <text:p>0.6332</text:p>
          </table:table-cell>
          <table:table-cell office:value-type="float" office:value="0.5065">
            <text:p>0.506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0827">
            <text:p>0.08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7">
            <text:p>0.0827</text:p>
          </table:table-cell>
          <table:table-cell table:number-columns-repeated="3" office:value-type="float" office:value="0.6706">
            <text:p>0.6706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04436051">
            <text:p>70443605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04436051">
            <text:p>704436051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04436051">
            <text:p>70443605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48406375">
            <text:p>74840637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2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48406375">
            <text:p>74840637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48406375">
            <text:p>748406375</text:p>
          </table:table-cell>
          <table:table-cell office:value-type="float" office:value="0.2803">
            <text:p>0.2803</text:p>
          </table:table-cell>
          <table:table-cell office:value-type="float" office:value="0.1429">
            <text:p>0.1429</text:p>
          </table:table-cell>
          <table:table-cell office:value-type="float" office:value="0.0952">
            <text:p>0.0952</text:p>
          </table:table-cell>
          <table:table-cell office:value-type="float" office:value="0">
            <text:p>0</text:p>
          </table:table-cell>
          <table:table-cell office:value-type="float" office:value="0.2803">
            <text:p>0.2803</text:p>
          </table:table-cell>
          <table:table-cell table:number-columns-repeated="3" office:value-type="float" office:value="0.4224">
            <text:p>0.4224</text:p>
          </table:table-cell>
          <table:table-cell table:number-columns-repeated="3" office:value-type="float" office:value="0.3944">
            <text:p>0.3944</text:p>
          </table:table-cell>
          <table:table-cell office:value-type="float" office:value="0.3206">
            <text:p>0.320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48406375">
            <text:p>74840637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48406375">
            <text:p>74840637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875">
            <text:p>0.875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48406375">
            <text:p>748406375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8827">
            <text:p>0.8827</text:p>
          </table:table-cell>
          <table:table-cell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8827">
            <text:p>0.882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8934">
            <text:p>0.8934</text:p>
          </table:table-cell>
          <table:table-cell office:value-type="float" office:value="0.8017">
            <text:p>0.8017</text:p>
          </table:table-cell>
          <table:table-cell office:value-type="float" office:value="0.6951">
            <text:p>0.6951</text:p>
          </table:table-cell>
          <table:table-cell office:value-type="float" office:value="0">
            <text:p>0</text:p>
          </table:table-cell>
          <table:table-cell table:number-columns-repeated="8" office:value-type="float" office:value="0.8934">
            <text:p>0.893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8254">
            <text:p>0.8254</text:p>
          </table:table-cell>
          <table:table-cell office:value-type="float" office:value="0.7406">
            <text:p>0.7406</text:p>
          </table:table-cell>
          <table:table-cell office:value-type="float" office:value="0.6422">
            <text:p>0.6422</text:p>
          </table:table-cell>
          <table:table-cell office:value-type="float" office:value="0">
            <text:p>0</text:p>
          </table:table-cell>
          <table:table-cell office:value-type="float" office:value="0.8254">
            <text:p>0.8254</text:p>
          </table:table-cell>
          <table:table-cell table:number-columns-repeated="7" office:value-type="float" office:value="0.9016">
            <text:p>0.901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7713">
            <text:p>0.7713</text:p>
          </table:table-cell>
          <table:table-cell office:value-type="float" office:value="0.6921">
            <text:p>0.6921</text:p>
          </table:table-cell>
          <table:table-cell office:value-type="float" office:value="0.6001">
            <text:p>0.6001</text:p>
          </table:table-cell>
          <table:table-cell office:value-type="float" office:value="0">
            <text:p>0</text:p>
          </table:table-cell>
          <table:table-cell office:value-type="float" office:value="0.7713">
            <text:p>0.7713</text:p>
          </table:table-cell>
          <table:table-cell table:number-columns-repeated="7" office:value-type="float" office:value="0.8425">
            <text:p>0.842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7267">
            <text:p>0.7267</text:p>
          </table:table-cell>
          <table:table-cell office:value-type="float" office:value="0.6521">
            <text:p>0.6521</text:p>
          </table:table-cell>
          <table:table-cell office:value-type="float" office:value="0.5654">
            <text:p>0.5654</text:p>
          </table:table-cell>
          <table:table-cell office:value-type="float" office:value="0">
            <text:p>0</text:p>
          </table:table-cell>
          <table:table-cell office:value-type="float" office:value="0.7267">
            <text:p>0.7267</text:p>
          </table:table-cell>
          <table:table-cell table:number-columns-repeated="7" office:value-type="float" office:value="0.8516">
            <text:p>0.851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6891">
            <text:p>0.6891</text:p>
          </table:table-cell>
          <table:table-cell office:value-type="float" office:value="0.6183">
            <text:p>0.6183</text:p>
          </table:table-cell>
          <table:table-cell office:value-type="float" office:value="0.5361">
            <text:p>0.5361</text:p>
          </table:table-cell>
          <table:table-cell office:value-type="float" office:value="0">
            <text:p>0</text:p>
          </table:table-cell>
          <table:table-cell office:value-type="float" office:value="0.6891">
            <text:p>0.6891</text:p>
          </table:table-cell>
          <table:table-cell table:number-columns-repeated="7" office:value-type="float" office:value="0.8593">
            <text:p>0.859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6566">
            <text:p>0.6566</text:p>
          </table:table-cell>
          <table:table-cell office:value-type="float" office:value="0.5891">
            <text:p>0.5891</text:p>
          </table:table-cell>
          <table:table-cell office:value-type="float" office:value="0.5108">
            <text:p>0.5108</text:p>
          </table:table-cell>
          <table:table-cell office:value-type="float" office:value="0">
            <text:p>0</text:p>
          </table:table-cell>
          <table:table-cell office:value-type="float" office:value="0.6566">
            <text:p>0.6566</text:p>
          </table:table-cell>
          <table:table-cell table:number-columns-repeated="7" office:value-type="float" office:value="0.8188">
            <text:p>0.8188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281">
            <text:p>0.6281</text:p>
          </table:table-cell>
          <table:table-cell office:value-type="float" office:value="0.5636">
            <text:p>0.5636</text:p>
          </table:table-cell>
          <table:table-cell office:value-type="float" office:value="0.4887">
            <text:p>0.4887</text:p>
          </table:table-cell>
          <table:table-cell office:value-type="float" office:value="0">
            <text:p>0</text:p>
          </table:table-cell>
          <table:table-cell office:value-type="float" office:value="0.6281">
            <text:p>0.6281</text:p>
          </table:table-cell>
          <table:table-cell table:number-columns-repeated="6" office:value-type="float" office:value="0.8699">
            <text:p>0.8699</text:p>
          </table:table-cell>
          <table:table-cell office:value-type="float" office:value="0.7833">
            <text:p>0.783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431">
            <text:p>0.6431</text:p>
          </table:table-cell>
          <table:table-cell office:value-type="float" office:value="0.541">
            <text:p>0.541</text:p>
          </table:table-cell>
          <table:table-cell office:value-type="float" office:value="0.4691">
            <text:p>0.4691</text:p>
          </table:table-cell>
          <table:table-cell office:value-type="float" office:value="0">
            <text:p>0</text:p>
          </table:table-cell>
          <table:table-cell office:value-type="float" office:value="0.6431">
            <text:p>0.6431</text:p>
          </table:table-cell>
          <table:table-cell table:number-columns-repeated="6" office:value-type="float" office:value="0.835">
            <text:p>0.835</text:p>
          </table:table-cell>
          <table:table-cell office:value-type="float" office:value="0.7519">
            <text:p>0.7519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19">
            <text:p>0.619</text:p>
          </table:table-cell>
          <table:table-cell office:value-type="float" office:value="0.5208">
            <text:p>0.5208</text:p>
          </table:table-cell>
          <table:table-cell office:value-type="float" office:value="0.4516">
            <text:p>0.4516</text:p>
          </table:table-cell>
          <table:table-cell office:value-type="float" office:value="0">
            <text:p>0</text:p>
          </table:table-cell>
          <table:table-cell office:value-type="float" office:value="0.619">
            <text:p>0.619</text:p>
          </table:table-cell>
          <table:table-cell table:number-columns-repeated="6" office:value-type="float" office:value="0.8412">
            <text:p>0.8412</text:p>
          </table:table-cell>
          <table:table-cell office:value-type="float" office:value="0.7238">
            <text:p>0.7238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324">
            <text:p>0.6324</text:p>
          </table:table-cell>
          <table:table-cell office:value-type="float" office:value="0.5025">
            <text:p>0.5025</text:p>
          </table:table-cell>
          <table:table-cell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324">
            <text:p>0.6324</text:p>
          </table:table-cell>
          <table:table-cell table:number-columns-repeated="6" office:value-type="float" office:value="0.8117">
            <text:p>0.8117</text:p>
          </table:table-cell>
          <table:table-cell office:value-type="float" office:value="0.6984">
            <text:p>0.698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445">
            <text:p>0.6445</text:p>
          </table:table-cell>
          <table:table-cell office:value-type="float" office:value="0.4859">
            <text:p>0.4859</text:p>
          </table:table-cell>
          <table:table-cell office:value-type="float" office:value="0.4213">
            <text:p>0.4213</text:p>
          </table:table-cell>
          <table:table-cell office:value-type="float" office:value="0">
            <text:p>0</text:p>
          </table:table-cell>
          <table:table-cell office:value-type="float" office:value="0.6445">
            <text:p>0.6445</text:p>
          </table:table-cell>
          <table:table-cell table:number-columns-repeated="6" office:value-type="float" office:value="0.7849">
            <text:p>0.7849</text:p>
          </table:table-cell>
          <table:table-cell office:value-type="float" office:value="0.6753">
            <text:p>0.675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244">
            <text:p>0.6244</text:p>
          </table:table-cell>
          <table:table-cell office:value-type="float" office:value="0.4707">
            <text:p>0.4707</text:p>
          </table:table-cell>
          <table:table-cell office:value-type="float" office:value="0.4081">
            <text:p>0.4081</text:p>
          </table:table-cell>
          <table:table-cell office:value-type="float" office:value="0">
            <text:p>0</text:p>
          </table:table-cell>
          <table:table-cell office:value-type="float" office:value="0.6244">
            <text:p>0.6244</text:p>
          </table:table-cell>
          <table:table-cell table:number-columns-repeated="6" office:value-type="float" office:value="0.7603">
            <text:p>0.7603</text:p>
          </table:table-cell>
          <table:table-cell office:value-type="float" office:value="0.6542">
            <text:p>0.6542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058">
            <text:p>0.6058</text:p>
          </table:table-cell>
          <table:table-cell office:value-type="float" office:value="0.4567">
            <text:p>0.4567</text:p>
          </table:table-cell>
          <table:table-cell office:value-type="float" office:value="0.396">
            <text:p>0.396</text:p>
          </table:table-cell>
          <table:table-cell office:value-type="float" office:value="0">
            <text:p>0</text:p>
          </table:table-cell>
          <table:table-cell office:value-type="float" office:value="0.6058">
            <text:p>0.6058</text:p>
          </table:table-cell>
          <table:table-cell table:number-columns-repeated="6" office:value-type="float" office:value="0.7377">
            <text:p>0.7377</text:p>
          </table:table-cell>
          <table:table-cell office:value-type="float" office:value="0.6347">
            <text:p>0.634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17">
            <text:p>0.617</text:p>
          </table:table-cell>
          <table:table-cell office:value-type="float" office:value="0.4438">
            <text:p>0.4438</text:p>
          </table:table-cell>
          <table:table-cell office:value-type="float" office:value="0.3848">
            <text:p>0.3848</text:p>
          </table:table-cell>
          <table:table-cell office:value-type="float" office:value="0">
            <text:p>0</text:p>
          </table:table-cell>
          <table:table-cell office:value-type="float" office:value="0.617">
            <text:p>0.617</text:p>
          </table:table-cell>
          <table:table-cell table:number-columns-repeated="3" office:value-type="float" office:value="0.7451">
            <text:p>0.7451</text:p>
          </table:table-cell>
          <table:table-cell table:number-columns-repeated="3" office:value-type="float" office:value="0.7169">
            <text:p>0.7169</text:p>
          </table:table-cell>
          <table:table-cell office:value-type="float" office:value="0.6168">
            <text:p>0.6168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003">
            <text:p>0.6003</text:p>
          </table:table-cell>
          <table:table-cell office:value-type="float" office:value="0.4318">
            <text:p>0.4318</text:p>
          </table:table-cell>
          <table:table-cell office:value-type="float" office:value="0.3744">
            <text:p>0.3744</text:p>
          </table:table-cell>
          <table:table-cell office:value-type="float" office:value="0">
            <text:p>0</text:p>
          </table:table-cell>
          <table:table-cell office:value-type="float" office:value="0.6003">
            <text:p>0.6003</text:p>
          </table:table-cell>
          <table:table-cell table:number-columns-repeated="3" office:value-type="float" office:value="0.725">
            <text:p>0.725</text:p>
          </table:table-cell>
          <table:table-cell table:number-columns-repeated="3" office:value-type="float" office:value="0.6975">
            <text:p>0.6975</text:p>
          </table:table-cell>
          <table:table-cell office:value-type="float" office:value="0.6001">
            <text:p>0.600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5848">
            <text:p>0.5848</text:p>
          </table:table-cell>
          <table:table-cell office:value-type="float" office:value="0.4206">
            <text:p>0.4206</text:p>
          </table:table-cell>
          <table:table-cell office:value-type="float" office:value="0.3647">
            <text:p>0.3647</text:p>
          </table:table-cell>
          <table:table-cell office:value-type="float" office:value="0">
            <text:p>0</text:p>
          </table:table-cell>
          <table:table-cell office:value-type="float" office:value="0.5848">
            <text:p>0.5848</text:p>
          </table:table-cell>
          <table:table-cell table:number-columns-repeated="3" office:value-type="float" office:value="0.7063">
            <text:p>0.7063</text:p>
          </table:table-cell>
          <table:table-cell table:number-columns-repeated="3" office:value-type="float" office:value="0.6794">
            <text:p>0.6794</text:p>
          </table:table-cell>
          <table:table-cell office:value-type="float" office:value="0.5846">
            <text:p>0.584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5703">
            <text:p>0.5703</text:p>
          </table:table-cell>
          <table:table-cell office:value-type="float" office:value="0.4102">
            <text:p>0.4102</text:p>
          </table:table-cell>
          <table:table-cell office:value-type="float" office:value="0.3557">
            <text:p>0.3557</text:p>
          </table:table-cell>
          <table:table-cell office:value-type="float" office:value="0">
            <text:p>0</text:p>
          </table:table-cell>
          <table:table-cell office:value-type="float" office:value="0.5703">
            <text:p>0.5703</text:p>
          </table:table-cell>
          <table:table-cell table:number-columns-repeated="3" office:value-type="float" office:value="0.6887">
            <text:p>0.6887</text:p>
          </table:table-cell>
          <table:table-cell table:number-columns-repeated="3" office:value-type="float" office:value="0.6626">
            <text:p>0.6626</text:p>
          </table:table-cell>
          <table:table-cell office:value-type="float" office:value="0.5701">
            <text:p>0.570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53388668">
            <text:p>753388668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53388668">
            <text:p>753388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53388668">
            <text:p>753388668</text:p>
          </table:table-cell>
          <table:table-cell office:value-type="float" office:value="0.1538">
            <text:p>0.1538</text:p>
          </table:table-cell>
          <table:table-cell table:number-columns-repeated="2" office:value-type="float" office:value="0.0769">
            <text:p>0.0769</text:p>
          </table:table-cell>
          <table:table-cell office:value-type="float" office:value="0">
            <text:p>0</text:p>
          </table:table-cell>
          <table:table-cell office:value-type="float" office:value="0.1154">
            <text:p>0.1154</text:p>
          </table:table-cell>
          <table:table-cell table:number-columns-repeated="7" office:value-type="float" office:value="0.0865">
            <text:p>0.086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125">
            <text:p>0.12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8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8" office:value-type="float" office:value="0.4693">
            <text:p>0.469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3904">
            <text:p>0.3904</text:p>
          </table:table-cell>
          <table:table-cell office:value-type="float" office:value="0">
            <text:p>0</text:p>
          </table:table-cell>
          <table:table-cell office:value-type="float" office:value="0.5585">
            <text:p>0.5585</text:p>
          </table:table-cell>
          <table:table-cell table:number-columns-repeated="7" office:value-type="float" office:value="0.3904">
            <text:p>0.390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392">
            <text:p>0.3392</text:p>
          </table:table-cell>
          <table:table-cell office:value-type="float" office:value="0">
            <text:p>0</text:p>
          </table:table-cell>
          <table:table-cell office:value-type="float" office:value="0.4852">
            <text:p>0.4852</text:p>
          </table:table-cell>
          <table:table-cell table:number-columns-repeated="7" office:value-type="float" office:value="0.3392">
            <text:p>0.33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3026">
            <text:p>0.3026</text:p>
          </table:table-cell>
          <table:table-cell office:value-type="float" office:value="0">
            <text:p>0</text:p>
          </table:table-cell>
          <table:table-cell office:value-type="float" office:value="0.4329">
            <text:p>0.4329</text:p>
          </table:table-cell>
          <table:table-cell table:number-columns-repeated="7" office:value-type="float" office:value="0.3026">
            <text:p>0.302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2749">
            <text:p>0.2749</text:p>
          </table:table-cell>
          <table:table-cell office:value-type="float" office:value="0">
            <text:p>0</text:p>
          </table:table-cell>
          <table:table-cell office:value-type="float" office:value="0.3933">
            <text:p>0.3933</text:p>
          </table:table-cell>
          <table:table-cell table:number-columns-repeated="7" office:value-type="float" office:value="0.2749">
            <text:p>0.274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297">
            <text:p>0.4297</text:p>
          </table:table-cell>
          <table:table-cell table:number-columns-repeated="2" office:value-type="float" office:value="0.2635">
            <text:p>0.2635</text:p>
          </table:table-cell>
          <table:table-cell office:value-type="float" office:value="0">
            <text:p>0</text:p>
          </table:table-cell>
          <table:table-cell office:value-type="float" office:value="0.3769">
            <text:p>0.3769</text:p>
          </table:table-cell>
          <table:table-cell table:number-columns-repeated="7" office:value-type="float" office:value="0.2635">
            <text:p>0.263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133">
            <text:p>0.4133</text:p>
          </table:table-cell>
          <table:table-cell table:number-columns-repeated="2" office:value-type="float" office:value="0.2534">
            <text:p>0.2534</text:p>
          </table:table-cell>
          <table:table-cell office:value-type="float" office:value="0">
            <text:p>0</text:p>
          </table:table-cell>
          <table:table-cell office:value-type="float" office:value="0.3625">
            <text:p>0.3625</text:p>
          </table:table-cell>
          <table:table-cell table:number-columns-repeated="7" office:value-type="float" office:value="0.2534">
            <text:p>0.253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987">
            <text:p>0.3987</text:p>
          </table:table-cell>
          <table:table-cell table:number-columns-repeated="2" office:value-type="float" office:value="0.2445">
            <text:p>0.2445</text:p>
          </table:table-cell>
          <table:table-cell office:value-type="float" office:value="0">
            <text:p>0</text:p>
          </table:table-cell>
          <table:table-cell office:value-type="float" office:value="0.3497">
            <text:p>0.3497</text:p>
          </table:table-cell>
          <table:table-cell table:number-columns-repeated="7" office:value-type="float" office:value="0.2445">
            <text:p>0.2445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855">
            <text:p>0.3855</text:p>
          </table:table-cell>
          <table:table-cell table:number-columns-repeated="2" office:value-type="float" office:value="0.2364">
            <text:p>0.2364</text:p>
          </table:table-cell>
          <table:table-cell office:value-type="float" office:value="0">
            <text:p>0</text:p>
          </table:table-cell>
          <table:table-cell office:value-type="float" office:value="0.3382">
            <text:p>0.3382</text:p>
          </table:table-cell>
          <table:table-cell table:number-columns-repeated="7" office:value-type="float" office:value="0.2364">
            <text:p>0.236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736">
            <text:p>0.3736</text:p>
          </table:table-cell>
          <table:table-cell table:number-columns-repeated="2" office:value-type="float" office:value="0.2291">
            <text:p>0.2291</text:p>
          </table:table-cell>
          <table:table-cell office:value-type="float" office:value="0">
            <text:p>0</text:p>
          </table:table-cell>
          <table:table-cell office:value-type="float" office:value="0.3277">
            <text:p>0.3277</text:p>
          </table:table-cell>
          <table:table-cell table:number-columns-repeated="7" office:value-type="float" office:value="0.2291">
            <text:p>0.229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66188396">
            <text:p>766188396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66188396">
            <text:p>76618839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66188396">
            <text:p>766188396</text:p>
          </table:table-cell>
          <table:table-cell office:value-type="float" office:value="0.4405">
            <text:p>0.440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19">
            <text:p>0.419</text:p>
          </table:table-cell>
          <table:table-cell office:value-type="float" office:value="0.2381">
            <text:p>0.2381</text:p>
          </table:table-cell>
          <table:table-cell table:number-columns-repeated="2" office:value-type="float" office:value="0.1429">
            <text:p>0.142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66188396">
            <text:p>766188396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039">
            <text:p>0.703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7039">
            <text:p>0.7039</text:p>
          </table:table-cell>
          <table:table-cell table:number-columns-repeated="2"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537">
            <text:p>0.753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5856">
            <text:p>0.5856</text:p>
          </table:table-cell>
          <table:table-cell table:number-columns-repeated="2" office:value-type="float" office:value="0.3904">
            <text:p>0.3904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548">
            <text:p>0.654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399">
            <text:p>0.6399</text:p>
          </table:table-cell>
          <table:table-cell office:value-type="float" office:value="0.5087">
            <text:p>0.5087</text:p>
          </table:table-cell>
          <table:table-cell table:number-columns-repeated="2" office:value-type="float" office:value="0.3392">
            <text:p>0.3392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314">
            <text:p>0.73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7174">
            <text:p>0.7174</text:p>
          </table:table-cell>
          <table:table-cell office:value-type="float" office:value="0.4798">
            <text:p>0.4798</text:p>
          </table:table-cell>
          <table:table-cell table:number-columns-repeated="2" office:value-type="float" office:value="0.3198">
            <text:p>0.319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855073163">
            <text:p>8550731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855073163">
            <text:p>855073163</text:p>
          </table:table-cell>
          <table:table-cell office:value-type="float" office:value="0.1373">
            <text:p>0.1373</text:p>
          </table:table-cell>
          <table:table-cell office:value-type="float" office:value="0.0706">
            <text:p>0.0706</text:p>
          </table:table-cell>
          <table:table-cell office:value-type="float" office:value="0.0588">
            <text:p>0.0588</text:p>
          </table:table-cell>
          <table:table-cell office:value-type="float" office:value="0">
            <text:p>0</text:p>
          </table:table-cell>
          <table:table-cell office:value-type="float" office:value="0.1312">
            <text:p>0.1312</text:p>
          </table:table-cell>
          <table:table-cell table:number-columns-repeated="7" office:value-type="float" office:value="0.0706">
            <text:p>0.070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3869">
            <text:p>0.38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3869">
            <text:p>0.386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961">
            <text:p>0.2961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961">
            <text:p>0.296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4144">
            <text:p>0.4144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4144">
            <text:p>0.414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601">
            <text:p>0.3601</text:p>
          </table:table-cell>
          <table:table-cell office:value-type="float" office:value="0">
            <text:p>0</text:p>
          </table:table-cell>
          <table:table-cell office:value-type="float" office:value="0.5531">
            <text:p>0.5531</text:p>
          </table:table-cell>
          <table:table-cell table:number-columns-repeated="7" office:value-type="float" office:value="0.3601">
            <text:p>0.360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3212">
            <text:p>0.3212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3212">
            <text:p>0.3212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2918">
            <text:p>0.2918</text:p>
          </table:table-cell>
          <table:table-cell office:value-type="float" office:value="0">
            <text:p>0</text:p>
          </table:table-cell>
          <table:table-cell office:value-type="float" office:value="0.4483">
            <text:p>0.4483</text:p>
          </table:table-cell>
          <table:table-cell table:number-columns-repeated="7" office:value-type="float" office:value="0.2918">
            <text:p>0.2918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125">
            <text:p>0.4125</text:p>
          </table:table-cell>
          <table:table-cell table:number-columns-repeated="2" office:value-type="float" office:value="0.2685">
            <text:p>0.2685</text:p>
          </table:table-cell>
          <table:table-cell office:value-type="float" office:value="0">
            <text:p>0</text:p>
          </table:table-cell>
          <table:table-cell office:value-type="float" office:value="0.4125">
            <text:p>0.4125</text:p>
          </table:table-cell>
          <table:table-cell table:number-columns-repeated="7" office:value-type="float" office:value="0.2685">
            <text:p>0.268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541">
            <text:p>0.4541</text:p>
          </table:table-cell>
          <table:table-cell table:number-columns-repeated="2" office:value-type="float" office:value="0.2495">
            <text:p>0.2495</text:p>
          </table:table-cell>
          <table:table-cell office:value-type="float" office:value="0">
            <text:p>0</text:p>
          </table:table-cell>
          <table:table-cell office:value-type="float" office:value="0.3833">
            <text:p>0.3833</text:p>
          </table:table-cell>
          <table:table-cell table:number-columns-repeated="7" office:value-type="float" office:value="0.2495">
            <text:p>0.249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252">
            <text:p>0.4252</text:p>
          </table:table-cell>
          <table:table-cell table:number-columns-repeated="2" office:value-type="float" office:value="0.2337">
            <text:p>0.2337</text:p>
          </table:table-cell>
          <table:table-cell office:value-type="float" office:value="0">
            <text:p>0</text:p>
          </table:table-cell>
          <table:table-cell office:value-type="float" office:value="0.359">
            <text:p>0.359</text:p>
          </table:table-cell>
          <table:table-cell table:number-columns-repeated="7" office:value-type="float" office:value="0.2337">
            <text:p>0.233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006">
            <text:p>0.4006</text:p>
          </table:table-cell>
          <table:table-cell table:number-columns-repeated="2" office:value-type="float" office:value="0.2201">
            <text:p>0.2201</text:p>
          </table:table-cell>
          <table:table-cell office:value-type="float" office:value="0">
            <text:p>0</text:p>
          </table:table-cell>
          <table:table-cell office:value-type="float" office:value="0.3382">
            <text:p>0.3382</text:p>
          </table:table-cell>
          <table:table-cell table:number-columns-repeated="7" office:value-type="float" office:value="0.2201">
            <text:p>0.220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794">
            <text:p>0.3794</text:p>
          </table:table-cell>
          <table:table-cell table:number-columns-repeated="2" office:value-type="float" office:value="0.2085">
            <text:p>0.2085</text:p>
          </table:table-cell>
          <table:table-cell office:value-type="float" office:value="0">
            <text:p>0</text:p>
          </table:table-cell>
          <table:table-cell office:value-type="float" office:value="0.3202">
            <text:p>0.3202</text:p>
          </table:table-cell>
          <table:table-cell table:number-columns-repeated="7" office:value-type="float" office:value="0.2085">
            <text:p>0.208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608">
            <text:p>0.3608</text:p>
          </table:table-cell>
          <table:table-cell table:number-columns-repeated="2" office:value-type="float" office:value="0.1982">
            <text:p>0.1982</text:p>
          </table:table-cell>
          <table:table-cell office:value-type="float" office:value="0">
            <text:p>0</text:p>
          </table:table-cell>
          <table:table-cell office:value-type="float" office:value="0.3536">
            <text:p>0.3536</text:p>
          </table:table-cell>
          <table:table-cell table:number-columns-repeated="7" office:value-type="float" office:value="0.1982">
            <text:p>0.1982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443">
            <text:p>0.3443</text:p>
          </table:table-cell>
          <table:table-cell table:number-columns-repeated="2" office:value-type="float" office:value="0.1892">
            <text:p>0.1892</text:p>
          </table:table-cell>
          <table:table-cell office:value-type="float" office:value="0">
            <text:p>0</text:p>
          </table:table-cell>
          <table:table-cell office:value-type="float" office:value="0.3375">
            <text:p>0.3375</text:p>
          </table:table-cell>
          <table:table-cell table:number-columns-repeated="7" office:value-type="float" office:value="0.1892">
            <text:p>0.1892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296">
            <text:p>0.3296</text:p>
          </table:table-cell>
          <table:table-cell office:value-type="float" office:value="0.2238">
            <text:p>0.2238</text:p>
          </table:table-cell>
          <table:table-cell office:value-type="float" office:value="0.1811">
            <text:p>0.1811</text:p>
          </table:table-cell>
          <table:table-cell office:value-type="float" office:value="0">
            <text:p>0</text:p>
          </table:table-cell>
          <table:table-cell office:value-type="float" office:value="0.3231">
            <text:p>0.3231</text:p>
          </table:table-cell>
          <table:table-cell table:number-columns-repeated="7" office:value-type="float" office:value="0.2238">
            <text:p>0.2238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164">
            <text:p>0.3164</text:p>
          </table:table-cell>
          <table:table-cell office:value-type="float" office:value="0.2148">
            <text:p>0.2148</text:p>
          </table:table-cell>
          <table:table-cell office:value-type="float" office:value="0.1739">
            <text:p>0.1739</text:p>
          </table:table-cell>
          <table:table-cell office:value-type="float" office:value="0">
            <text:p>0</text:p>
          </table:table-cell>
          <table:table-cell office:value-type="float" office:value="0.3101">
            <text:p>0.3101</text:p>
          </table:table-cell>
          <table:table-cell table:number-columns-repeated="7" office:value-type="float" office:value="0.2148">
            <text:p>0.214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991851157">
            <text:p>99185115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16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1875">
            <text:p>0.187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006">
            <text:p>0.4006</text:p>
          </table:table-cell>
          <table:table-cell office:value-type="float" office:value="0.35">
            <text:p>0.35</text:p>
          </table:table-cell>
          <table:table-cell table:number-columns-repeated="5" office:value-type="float" office:value="0.3125">
            <text:p>0.31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199">
            <text:p>0.6199</text:p>
          </table:table-cell>
          <table:table-cell office:value-type="float" office:value="0">
            <text:p>0</text:p>
          </table:table-cell>
          <table:table-cell table:number-columns-repeated="8" office:value-type="float" office:value="0.6199">
            <text:p>0.619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806">
            <text:p>0.6806</text:p>
          </table:table-cell>
          <table:table-cell office:value-type="float" office:value="0">
            <text:p>0</text:p>
          </table:table-cell>
          <table:table-cell table:number-columns-repeated="8" office:value-type="float" office:value="0.6806">
            <text:p>0.680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8401">
            <text:p>0.8401</text:p>
          </table:table-cell>
          <table:table-cell office:value-type="float" office:value="0.5983">
            <text:p>0.5983</text:p>
          </table:table-cell>
          <table:table-cell office:value-type="float" office:value="0">
            <text:p>0</text:p>
          </table:table-cell>
          <table:table-cell table:number-columns-repeated="8" office:value-type="float" office:value="0.8401">
            <text:p>0.840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7578">
            <text:p>0.7578</text:p>
          </table:table-cell>
          <table:table-cell office:value-type="float" office:value="0.5397">
            <text:p>0.5397</text:p>
          </table:table-cell>
          <table:table-cell office:value-type="float" office:value="0">
            <text:p>0</text:p>
          </table:table-cell>
          <table:table-cell office:value-type="float" office:value="0.7578">
            <text:p>0.7578</text:p>
          </table:table-cell>
          <table:table-cell table:number-columns-repeated="7" office:value-type="float" office:value="0.8558">
            <text:p>0.8558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.495">
            <text:p>0.495</text:p>
          </table:table-cell>
          <table:table-cell office:value-type="float" office:value="0">
            <text:p>0</text:p>
          </table:table-cell>
          <table:table-cell office:value-type="float" office:value="0.6951">
            <text:p>0.6951</text:p>
          </table:table-cell>
          <table:table-cell table:number-columns-repeated="7" office:value-type="float" office:value="0.785">
            <text:p>0.78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452">
            <text:p>0.6452</text:p>
          </table:table-cell>
          <table:table-cell office:value-type="float" office:value="0.4595">
            <text:p>0.4595</text:p>
          </table:table-cell>
          <table:table-cell office:value-type="float" office:value="0">
            <text:p>0</text:p>
          </table:table-cell>
          <table:table-cell office:value-type="float" office:value="0.6452">
            <text:p>0.6452</text:p>
          </table:table-cell>
          <table:table-cell table:number-columns-repeated="7" office:value-type="float" office:value="0.7286">
            <text:p>0.728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041">
            <text:p>0.6041</text:p>
          </table:table-cell>
          <table:table-cell office:value-type="float" office:value="0.4302">
            <text:p>0.4302</text:p>
          </table:table-cell>
          <table:table-cell office:value-type="float" office:value="0">
            <text:p>0</text:p>
          </table:table-cell>
          <table:table-cell office:value-type="float" office:value="0.6041">
            <text:p>0.6041</text:p>
          </table:table-cell>
          <table:table-cell table:number-columns-repeated="7" office:value-type="float" office:value="0.6822">
            <text:p>0.6822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695">
            <text:p>0.5695</text:p>
          </table:table-cell>
          <table:table-cell office:value-type="float" office:value="0.4055">
            <text:p>0.4055</text:p>
          </table:table-cell>
          <table:table-cell office:value-type="float" office:value="0">
            <text:p>0</text:p>
          </table:table-cell>
          <table:table-cell office:value-type="float" office:value="0.5695">
            <text:p>0.5695</text:p>
          </table:table-cell>
          <table:table-cell table:number-columns-repeated="7" office:value-type="float" office:value="0.6431">
            <text:p>0.643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398">
            <text:p>0.5398</text:p>
          </table:table-cell>
          <table:table-cell office:value-type="float" office:value="0.3844">
            <text:p>0.3844</text:p>
          </table:table-cell>
          <table:table-cell office:value-type="float" office:value="0">
            <text:p>0</text:p>
          </table:table-cell>
          <table:table-cell office:value-type="float" office:value="0.5398">
            <text:p>0.5398</text:p>
          </table:table-cell>
          <table:table-cell table:number-columns-repeated="2" office:value-type="float" office:value="0.6617">
            <text:p>0.6617</text:p>
          </table:table-cell>
          <table:table-cell table:number-columns-repeated="5" office:value-type="float" office:value="0.6096">
            <text:p>0.609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139">
            <text:p>0.5139</text:p>
          </table:table-cell>
          <table:table-cell office:value-type="float" office:value="0.366">
            <text:p>0.366</text:p>
          </table:table-cell>
          <table:table-cell office:value-type="float" office:value="0">
            <text:p>0</text:p>
          </table:table-cell>
          <table:table-cell office:value-type="float" office:value="0.5139">
            <text:p>0.5139</text:p>
          </table:table-cell>
          <table:table-cell table:number-columns-repeated="2" office:value-type="float" office:value="0.63">
            <text:p>0.63</text:p>
          </table:table-cell>
          <table:table-cell table:number-columns-repeated="5" office:value-type="float" office:value="0.5804">
            <text:p>0.580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911">
            <text:p>0.4911</text:p>
          </table:table-cell>
          <table:table-cell office:value-type="float" office:value="0.3497">
            <text:p>0.3497</text:p>
          </table:table-cell>
          <table:table-cell office:value-type="float" office:value="0">
            <text:p>0</text:p>
          </table:table-cell>
          <table:table-cell office:value-type="float" office:value="0.4911">
            <text:p>0.4911</text:p>
          </table:table-cell>
          <table:table-cell table:number-columns-repeated="2" office:value-type="float" office:value="0.6021">
            <text:p>0.6021</text:p>
          </table:table-cell>
          <table:table-cell table:number-columns-repeated="5" office:value-type="float" office:value="0.5546">
            <text:p>0.554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708">
            <text:p>0.4708</text:p>
          </table:table-cell>
          <table:table-cell office:value-type="float" office:value="0.3353">
            <text:p>0.3353</text:p>
          </table:table-cell>
          <table:table-cell office:value-type="float" office:value="0">
            <text:p>0</text:p>
          </table:table-cell>
          <table:table-cell office:value-type="float" office:value="0.4708">
            <text:p>0.4708</text:p>
          </table:table-cell>
          <table:table-cell table:number-columns-repeated="2" office:value-type="float" office:value="0.5772">
            <text:p>0.5772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526">
            <text:p>0.4526</text:p>
          </table:table-cell>
          <table:table-cell office:value-type="float" office:value="0.3223">
            <text:p>0.3223</text:p>
          </table:table-cell>
          <table:table-cell office:value-type="float" office:value="0">
            <text:p>0</text:p>
          </table:table-cell>
          <table:table-cell office:value-type="float" office:value="0.4526">
            <text:p>0.4526</text:p>
          </table:table-cell>
          <table:table-cell table:number-columns-repeated="2" office:value-type="float" office:value="0.5548">
            <text:p>0.5548</text:p>
          </table:table-cell>
          <table:table-cell table:number-columns-repeated="5" office:value-type="float" office:value="0.5111">
            <text:p>0.511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361">
            <text:p>0.4361</text:p>
          </table:table-cell>
          <table:table-cell office:value-type="float" office:value="0.3106">
            <text:p>0.3106</text:p>
          </table:table-cell>
          <table:table-cell office:value-type="float" office:value="0">
            <text:p>0</text:p>
          </table:table-cell>
          <table:table-cell office:value-type="float" office:value="0.4361">
            <text:p>0.4361</text:p>
          </table:table-cell>
          <table:table-cell table:number-columns-repeated="2" office:value-type="float" office:value="0.5346">
            <text:p>0.5346</text:p>
          </table:table-cell>
          <table:table-cell table:number-columns-repeated="5" office:value-type="float" office:value="0.4925">
            <text:p>0.492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2"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2"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493">
            <text:p>0.5493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 table:number-rows-repeated="10471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style-name="gr1" svg:width="6.2988in" svg:height="3.2165in" svg:x="5.5642in" svg:y="2.4118in">
            <draw:object draw:notify-on-update-of-ranges="Sheet2.C15:Sheet2.C15 Sheet2.C16:Sheet2.C35 Sheet2.D15:Sheet2.D15 Sheet2.D16:Sheet2.D35 Sheet2.E15:Sheet2.E15 Sheet2.E16:Sheet2.E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53in" svg:height="2.8075in" svg:x="5.5539in" svg:y="6.0496in">
            <draw:object draw:notify-on-update-of-ranges="Sheet2.C36:Sheet2.C55 Sheet2.D36:Sheet2.D55 Sheet2.E36:Sheet2.E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9" table:default-cell-style-name="Default"/>
        <table:table-row table:style-name="ro2">
          <table:table-cell table:style-name="ce1" office:value-type="string">
            <text:p>Notable cases</text:p>
          </table:table-cell>
          <table:table-cell table:style-name="ce1" table:number-columns-repeated="4"/>
          <table:table-cell table:number-columns-repeated="1019"/>
        </table:table-row>
        <table:table-row table:style-name="ro3">
          <table:table-cell table:style-name="ce2" office:value-type="float" office:value="702159889">
            <text:p>702159889</text:p>
          </table:table-cell>
          <table:table-cell table:style-name="ce5" office:value-type="string" table:number-columns-spanned="4" table:number-rows-spanned="1">
            <text:p>Majority molto performante – Molti valori (227)</text:p>
          </table:table-cell>
          <table:covered-table-cell table:number-columns-repeated="3" table:style-name="ce1"/>
          <table:table-cell table:number-columns-repeated="1019"/>
        </table:table-row>
        <table:table-row table:style-name="ro3">
          <table:table-cell table:style-name="ce2" office:value-type="float" office:value="268043830">
            <text:p>268043830</text:p>
          </table:table-cell>
          <table:table-cell table:style-name="ce5" office:value-type="string" table:number-columns-spanned="4" table:number-rows-spanned="1">
            <text:p>frequency molto performante – Pochi valori, assegnamento score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 table:style-name="ce2" office:value-type="float" office:value="213755943">
            <text:p>213755943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number-columns-repeated="1019"/>
        </table:table-row>
        <table:table-row table:style-name="ro2">
          <table:table-cell table:style-name="ce3" office:value-type="float" office:value="2125380335">
            <text:p>2125380335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number-columns-repeated="1019"/>
        </table:table-row>
        <table:table-row table:style-name="ro2">
          <table:table-cell table:style-name="ce3" office:value-type="float" office:value="2117679317">
            <text:p>2117679317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number-columns-repeated="1019"/>
        </table:table-row>
        <table:table-row table:style-name="ro2">
          <table:table-cell table:style-name="ce3" office:value-type="float" office:value="1796458291">
            <text:p>1796458291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number-columns-repeated="1019"/>
        </table:table-row>
        <table:table-row table:style-name="ro2">
          <table:table-cell table:style-name="ce3" office:value-type="float" office:value="1744816435">
            <text:p>1744816435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number-columns-repeated="1019"/>
        </table:table-row>
        <table:table-row table:style-name="ro2">
          <table:table-cell table:style-name="ce3" office:value-type="float" office:value="1689442184">
            <text:p>1689442184</text:p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table:style-name="ce3" office:value-type="float" office:value="148489175">
            <text:p>148489175</text:p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table:style-name="ce3" office:value-type="float" office:value="1161561471">
            <text:p>1161561471</text:p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table:style-name="ce3" office:value-type="float" office:value="1088443226">
            <text:p>1088443226</text:p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table:style-name="ce3" office:value-type="float" office:value="1011013747">
            <text:p>1011013747</text:p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4">
          <table:table-cell table:style-name="ce1" office:value-type="string">
            <text:p>runid <text:s text:c="16"/>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ml-jaccard</text:p>
          </table:table-cell>
          <table:table-cell table:style-name="ce1" office:value-type="string">
            <text:p>ml-frequency</text:p>
          </table:table-cell>
          <table:table-cell table:style-name="ce1" office:value-type="string">
            <text:p>majority0.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string">
            <text:p>all</text:p>
          </table:table-cell>
          <table:table-cell table:number-columns-repeated="2" office:value-type="float" office:value="0.6282">
            <text:p>0.6282</text:p>
          </table:table-cell>
          <table:table-cell office:value-type="float" office:value="0.4744">
            <text:p>0.4744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string">
            <text:p>all</text:p>
          </table:table-cell>
          <table:table-cell office:value-type="float" office:value="0.6263">
            <text:p>0.6263</text:p>
          </table:table-cell>
          <table:table-cell office:value-type="float" office:value="0.6015">
            <text:p>0.6015</text:p>
          </table:table-cell>
          <table:table-cell office:value-type="float" office:value="0.4985">
            <text:p>0.4985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string">
            <text:p>all</text:p>
          </table:table-cell>
          <table:table-cell office:value-type="float" office:value="0.6162">
            <text:p>0.6162</text:p>
          </table:table-cell>
          <table:table-cell office:value-type="float" office:value="0.592">
            <text:p>0.592</text:p>
          </table:table-cell>
          <table:table-cell office:value-type="float" office:value="0.5105">
            <text:p>0.5105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string">
            <text:p>all</text:p>
          </table:table-cell>
          <table:table-cell office:value-type="float" office:value="0.5996">
            <text:p>0.5996</text:p>
          </table:table-cell>
          <table:table-cell office:value-type="float" office:value="0.5639">
            <text:p>0.5639</text:p>
          </table:table-cell>
          <table:table-cell office:value-type="float" office:value="0.5143">
            <text:p>0.514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string">
            <text:p>all</text:p>
          </table:table-cell>
          <table:table-cell office:value-type="float" office:value="0.577">
            <text:p>0.577</text:p>
          </table:table-cell>
          <table:table-cell office:value-type="float" office:value="0.5576">
            <text:p>0.5576</text:p>
          </table:table-cell>
          <table:table-cell office:value-type="float" office:value="0.5184">
            <text:p>0.518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string">
            <text:p>all</text:p>
          </table:table-cell>
          <table:table-cell office:value-type="float" office:value="0.5623">
            <text:p>0.5623</text:p>
          </table:table-cell>
          <table:table-cell office:value-type="float" office:value="0.5455">
            <text:p>0.5455</text:p>
          </table:table-cell>
          <table:table-cell office:value-type="float" office:value="0.5171">
            <text:p>0.517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string">
            <text:p>all</text:p>
          </table:table-cell>
          <table:table-cell office:value-type="float" office:value="0.5487">
            <text:p>0.5487</text:p>
          </table:table-cell>
          <table:table-cell office:value-type="float" office:value="0.54">
            <text:p>0.54</text:p>
          </table:table-cell>
          <table:table-cell office:value-type="float" office:value="0.5256">
            <text:p>0.525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string">
            <text:p>all</text:p>
          </table:table-cell>
          <table:table-cell office:value-type="float" office:value="0.5435">
            <text:p>0.5435</text:p>
          </table:table-cell>
          <table:table-cell office:value-type="float" office:value="0.5302">
            <text:p>0.5302</text:p>
          </table:table-cell>
          <table:table-cell office:value-type="float" office:value="0.5252">
            <text:p>0.5252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string">
            <text:p>all</text:p>
          </table:table-cell>
          <table:table-cell office:value-type="float" office:value="0.5417">
            <text:p>0.5417</text:p>
          </table:table-cell>
          <table:table-cell office:value-type="float" office:value="0.5257">
            <text:p>0.5257</text:p>
          </table:table-cell>
          <table:table-cell office:value-type="float" office:value="0.5239">
            <text:p>0.5239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string">
            <text:p>all</text:p>
          </table:table-cell>
          <table:table-cell office:value-type="float" office:value="0.5372">
            <text:p>0.5372</text:p>
          </table:table-cell>
          <table:table-cell office:value-type="float" office:value="0.5235">
            <text:p>0.5235</text:p>
          </table:table-cell>
          <table:table-cell office:value-type="float" office:value="0.5236">
            <text:p>0.5236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string">
            <text:p>all</text:p>
          </table:table-cell>
          <table:table-cell office:value-type="float" office:value="0.5344">
            <text:p>0.5344</text:p>
          </table:table-cell>
          <table:table-cell office:value-type="float" office:value="0.5182">
            <text:p>0.5182</text:p>
          </table:table-cell>
          <table:table-cell office:value-type="float" office:value="0.5184">
            <text:p>0.518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string">
            <text:p>all</text:p>
          </table:table-cell>
          <table:table-cell office:value-type="float" office:value="0.531">
            <text:p>0.531</text:p>
          </table:table-cell>
          <table:table-cell office:value-type="float" office:value="0.512">
            <text:p>0.512</text:p>
          </table:table-cell>
          <table:table-cell office:value-type="float" office:value="0.5194">
            <text:p>0.5194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string">
            <text:p>all</text:p>
          </table:table-cell>
          <table:table-cell office:value-type="float" office:value="0.5265">
            <text:p>0.5265</text:p>
          </table:table-cell>
          <table:table-cell office:value-type="float" office:value="0.5098">
            <text:p>0.5098</text:p>
          </table:table-cell>
          <table:table-cell office:value-type="float" office:value="0.5203">
            <text:p>0.5203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string">
            <text:p>all</text:p>
          </table:table-cell>
          <table:table-cell office:value-type="float" office:value="0.5251">
            <text:p>0.5251</text:p>
          </table:table-cell>
          <table:table-cell office:value-type="float" office:value="0.5085">
            <text:p>0.5085</text:p>
          </table:table-cell>
          <table:table-cell office:value-type="float" office:value="0.5234">
            <text:p>0.523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string">
            <text:p>all</text:p>
          </table:table-cell>
          <table:table-cell office:value-type="float" office:value="0.5282">
            <text:p>0.5282</text:p>
          </table:table-cell>
          <table:table-cell office:value-type="float" office:value="0.5073">
            <text:p>0.5073</text:p>
          </table:table-cell>
          <table:table-cell office:value-type="float" office:value="0.5246">
            <text:p>0.524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string">
            <text:p>all</text:p>
          </table:table-cell>
          <table:table-cell office:value-type="float" office:value="0.5291">
            <text:p>0.5291</text:p>
          </table:table-cell>
          <table:table-cell office:value-type="float" office:value="0.5119">
            <text:p>0.5119</text:p>
          </table:table-cell>
          <table:table-cell office:value-type="float" office:value="0.5255">
            <text:p>0.5255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string">
            <text:p>all</text:p>
          </table:table-cell>
          <table:table-cell office:value-type="float" office:value="0.5275">
            <text:p>0.5275</text:p>
          </table:table-cell>
          <table:table-cell office:value-type="float" office:value="0.5095">
            <text:p>0.5095</text:p>
          </table:table-cell>
          <table:table-cell office:value-type="float" office:value="0.5284">
            <text:p>0.528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string">
            <text:p>all</text:p>
          </table:table-cell>
          <table:table-cell office:value-type="float" office:value="0.526">
            <text:p>0.526</text:p>
          </table:table-cell>
          <table:table-cell office:value-type="float" office:value="0.5099">
            <text:p>0.5099</text:p>
          </table:table-cell>
          <table:table-cell office:value-type="float" office:value="0.5315">
            <text:p>0.531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string">
            <text:p>all</text:p>
          </table:table-cell>
          <table:table-cell office:value-type="float" office:value="0.524">
            <text:p>0.524</text:p>
          </table:table-cell>
          <table:table-cell office:value-type="float" office:value="0.5087">
            <text:p>0.5087</text:p>
          </table:table-cell>
          <table:table-cell office:value-type="float" office:value="0.5337">
            <text:p>0.533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string">
            <text:p>all</text:p>
          </table:table-cell>
          <table:table-cell office:value-type="float" office:value="0.5237">
            <text:p>0.5237</text:p>
          </table:table-cell>
          <table:table-cell office:value-type="float" office:value="0.5106">
            <text:p>0.5106</text:p>
          </table:table-cell>
          <table:table-cell office:value-type="float" office:value="0.5364">
            <text:p>0.5364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5">
            <text:p>0.5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6934">
            <text:p>0.693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671">
            <text:p>0.867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8973">
            <text:p>0.897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671">
            <text:p>0.867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807">
            <text:p>0.880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908">
            <text:p>0.890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265">
            <text:p>0.826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7742">
            <text:p>0.7742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7305">
            <text:p>0.730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931">
            <text:p>0.693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607">
            <text:p>0.660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321">
            <text:p>0.6321</text:p>
          </table:table-cell>
          <table:table-cell office:value-type="float" office:value="0.6754">
            <text:p>0.675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067">
            <text:p>0.6067</text:p>
          </table:table-cell>
          <table:table-cell office:value-type="float" office:value="0.6884">
            <text:p>0.6884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839">
            <text:p>0.5839</text:p>
          </table:table-cell>
          <table:table-cell office:value-type="float" office:value="0.6625">
            <text:p>0.6625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633">
            <text:p>0.5633</text:p>
          </table:table-cell>
          <table:table-cell office:value-type="float" office:value="0.6391">
            <text:p>0.639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445">
            <text:p>0.5445</text:p>
          </table:table-cell>
          <table:table-cell office:value-type="float" office:value="0.6178">
            <text:p>0.617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273">
            <text:p>0.5273</text:p>
          </table:table-cell>
          <table:table-cell office:value-type="float" office:value="0.5982">
            <text:p>0.598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114">
            <text:p>0.5114</text:p>
          </table:table-cell>
          <table:table-cell office:value-type="float" office:value="0.5803">
            <text:p>0.580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968">
            <text:p>0.4968</text:p>
          </table:table-cell>
          <table:table-cell office:value-type="float" office:value="0.5636">
            <text:p>0.563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831">
            <text:p>0.4831</text:p>
          </table:table-cell>
          <table:table-cell office:value-type="float" office:value="0.5482">
            <text:p>0.548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705">
            <text:p>0.4705</text:p>
          </table:table-cell>
          <table:table-cell office:value-type="float" office:value="0.5338">
            <text:p>0.5338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3" table:style-name="ce4" office:value-type="float" office:value="0.3869">
            <text:p>0.38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04">
            <text:p>0.3904</text:p>
          </table:table-cell>
          <table:table-cell office:value-type="float" office:value="0.1681">
            <text:p>0.168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392">
            <text:p>0.3392</text:p>
          </table:table-cell>
          <table:table-cell office:value-type="float" office:value="0.1461">
            <text:p>0.146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198">
            <text:p>0.3198</text:p>
          </table:table-cell>
          <table:table-cell office:value-type="float" office:value="0.1377">
            <text:p>0.137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037">
            <text:p>0.3037</text:p>
          </table:table-cell>
          <table:table-cell office:value-type="float" office:value="0.1308">
            <text:p>0.130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94">
            <text:p>0.3994</text:p>
          </table:table-cell>
          <table:table-cell office:value-type="float" office:value="0.1308">
            <text:p>0.130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94">
            <text:p>0.3994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office:value-type="float" office:value="0.4872">
            <text:p>0.4872</text:p>
          </table:table-cell>
          <table:table-cell office:value-type="float" office:value="0.2562">
            <text:p>0.256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204">
            <text:p>0.5204</text:p>
          </table:table-cell>
          <table:table-cell office:value-type="float" office:value="0.5261">
            <text:p>0.5261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963">
            <text:p>0.5963</text:p>
          </table:table-cell>
          <table:table-cell office:value-type="float" office:value="0.5261">
            <text:p>0.5261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4042">
            <text:p>0.404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695">
            <text:p>0.6695</text:p>
          </table:table-cell>
          <table:table-cell office:value-type="float" office:value="0.4733">
            <text:p>0.4733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8066">
            <text:p>0.8066</text:p>
          </table:table-cell>
          <table:table-cell office:value-type="float" office:value="0.6934">
            <text:p>0.6934</text:p>
          </table:table-cell>
          <table:table-cell office:value-type="float" office:value="0.1934">
            <text:p>0.1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7346">
            <text:p>0.7346</text:p>
          </table:table-cell>
          <table:table-cell office:value-type="float" office:value="0.648">
            <text:p>0.648</text:p>
          </table:table-cell>
          <table:table-cell office:value-type="float" office:value="0.2654">
            <text:p>0.2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672">
            <text:p>0.6672</text:p>
          </table:table-cell>
          <table:table-cell office:value-type="float" office:value="0.5886">
            <text:p>0.5886</text:p>
          </table:table-cell>
          <table:table-cell office:value-type="float" office:value="0.241">
            <text:p>0.24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164">
            <text:p>0.6164</text:p>
          </table:table-cell>
          <table:table-cell office:value-type="float" office:value="0.5437">
            <text:p>0.5437</text:p>
          </table:table-cell>
          <table:table-cell office:value-type="float" office:value="0.2227">
            <text:p>0.222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2081">
            <text:p>0.208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329">
            <text:p>0.132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193">
            <text:p>0.119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092">
            <text:p>0.109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092">
            <text:p>0.109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2548">
            <text:p>0.254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0657">
            <text:p>0.0657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1289">
            <text:p>0.1289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1289">
            <text:p>0.1289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1289">
            <text:p>0.1289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1289">
            <text:p>0.1289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1289">
            <text:p>0.1289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0.8688">
            <text:p>0.868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829">
            <text:p>0.8829</text:p>
          </table:table-cell>
          <table:table-cell table:number-columns-repeated="2" office:value-type="float" office:value="0.7751">
            <text:p>0.775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02">
            <text:p>0.802</text:p>
          </table:table-cell>
          <table:table-cell table:number-columns-repeated="2" office:value-type="float" office:value="0.7958">
            <text:p>0.795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687">
            <text:p>0.7687</text:p>
          </table:table-cell>
          <table:table-cell table:number-columns-repeated="2" office:value-type="float" office:value="0.7627">
            <text:p>0.762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394">
            <text:p>0.7394</text:p>
          </table:table-cell>
          <table:table-cell table:number-columns-repeated="2" office:value-type="float" office:value="0.7336">
            <text:p>0.733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table:number-columns-repeated="2" office:value-type="float" office:value="0.7077">
            <text:p>0.707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table:number-columns-repeated="2" office:value-type="float" office:value="0.7077">
            <text:p>0.707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7737">
            <text:p>0.773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7737">
            <text:p>0.773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346">
            <text:p>0.234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869">
            <text:p>0.7869</text:p>
          </table:table-cell>
          <table:table-cell office:value-type="float" office:value="0.3049">
            <text:p>0.3049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8031">
            <text:p>0.8031</text:p>
          </table:table-cell>
          <table:table-cell office:value-type="float" office:value="0.434">
            <text:p>0.43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505">
            <text:p>0.7505</text:p>
          </table:table-cell>
          <table:table-cell office:value-type="float" office:value="0.4711">
            <text:p>0.471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071">
            <text:p>0.7071</text:p>
          </table:table-cell>
          <table:table-cell office:value-type="float" office:value="0.4439">
            <text:p>0.4439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705">
            <text:p>0.6705</text:p>
          </table:table-cell>
          <table:table-cell office:value-type="float" office:value="0.4208">
            <text:p>0.420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389">
            <text:p>0.6389</text:p>
          </table:table-cell>
          <table:table-cell office:value-type="float" office:value="0.401">
            <text:p>0.40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8319">
            <text:p>0.8319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7227">
            <text:p>0.722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6448">
            <text:p>0.6448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857">
            <text:p>0.585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39">
            <text:p>0.539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5009">
            <text:p>0.5009</text:p>
          </table:table-cell>
          <table:table-cell office:value-type="float" office:value="0.5716">
            <text:p>0.571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69">
            <text:p>0.469</text:p>
          </table:table-cell>
          <table:table-cell office:value-type="float" office:value="0.5353">
            <text:p>0.5353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419">
            <text:p>0.4419</text:p>
          </table:table-cell>
          <table:table-cell office:value-type="float" office:value="0.5043">
            <text:p>0.504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184">
            <text:p>0.4184</text:p>
          </table:table-cell>
          <table:table-cell office:value-type="float" office:value="0.4775">
            <text:p>0.477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079">
            <text:p>0.4079</text:p>
          </table:table-cell>
          <table:table-cell office:value-type="float" office:value="0.4907">
            <text:p>0.490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982">
            <text:p>0.3982</text:p>
          </table:table-cell>
          <table:table-cell office:value-type="float" office:value="0.5028">
            <text:p>0.502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891">
            <text:p>0.3891</text:p>
          </table:table-cell>
          <table:table-cell office:value-type="float" office:value="0.4914">
            <text:p>0.491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806">
            <text:p>0.3806</text:p>
          </table:table-cell>
          <table:table-cell office:value-type="float" office:value="0.4806">
            <text:p>0.4806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726">
            <text:p>0.3726</text:p>
          </table:table-cell>
          <table:table-cell office:value-type="float" office:value="0.4706">
            <text:p>0.470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651">
            <text:p>0.3651</text:p>
          </table:table-cell>
          <table:table-cell office:value-type="float" office:value="0.4611">
            <text:p>0.461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58">
            <text:p>0.358</text:p>
          </table:table-cell>
          <table:table-cell office:value-type="float" office:value="0.4521">
            <text:p>0.452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513">
            <text:p>0.3513</text:p>
          </table:table-cell>
          <table:table-cell office:value-type="float" office:value="0.4624">
            <text:p>0.4624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5317">
            <text:p>0.53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5317">
            <text:p>0.53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68711967">
            <text:p>166871196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68711967">
            <text:p>166871196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1">
            <text:p>1</text:p>
          </table:table-cell>
          <table:table-cell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8319">
            <text:p>0.8319</text:p>
          </table:table-cell>
          <table:table-cell office:value-type="float" office:value="0.8048">
            <text:p>0.8048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8539">
            <text:p>0.8539</text:p>
          </table:table-cell>
          <table:table-cell office:value-type="float" office:value="0.6992">
            <text:p>0.69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7619">
            <text:p>0.7619</text:p>
          </table:table-cell>
          <table:table-cell office:value-type="float" office:value="0.7316">
            <text:p>0.731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6921">
            <text:p>0.6921</text:p>
          </table:table-cell>
          <table:table-cell office:value-type="float" office:value="0.6646">
            <text:p>0.664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166">
            <text:p>0.7166</text:p>
          </table:table-cell>
          <table:table-cell office:value-type="float" office:value="0.6369">
            <text:p>0.6369</text:p>
          </table:table-cell>
          <table:table-cell office:value-type="float" office:value="0.6914">
            <text:p>0.6914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659">
            <text:p>0.6659</text:p>
          </table:table-cell>
          <table:table-cell office:value-type="float" office:value="0.6625">
            <text:p>0.6625</text:p>
          </table:table-cell>
          <table:table-cell office:value-type="float" office:value="0.7132">
            <text:p>0.713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236">
            <text:p>0.6236</text:p>
          </table:table-cell>
          <table:table-cell office:value-type="float" office:value="0.684">
            <text:p>0.684</text:p>
          </table:table-cell>
          <table:table-cell office:value-type="float" office:value="0.6678">
            <text:p>0.667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453">
            <text:p>0.6453</text:p>
          </table:table-cell>
          <table:table-cell office:value-type="float" office:value="0.6445">
            <text:p>0.6445</text:p>
          </table:table-cell>
          <table:table-cell office:value-type="float" office:value="0.6292">
            <text:p>0.629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111">
            <text:p>0.6111</text:p>
          </table:table-cell>
          <table:table-cell office:value-type="float" office:value="0.6103">
            <text:p>0.6103</text:p>
          </table:table-cell>
          <table:table-cell office:value-type="float" office:value="0.5958">
            <text:p>0.5958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5666">
            <text:p>0.5666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719">
            <text:p>0.6719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2346">
            <text:p>0.234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952">
            <text:p>0.1952</text:p>
          </table:table-cell>
          <table:table-cell table:style-name="ce4" office:value-type="float" office:value="0.1681">
            <text:p>0.16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696">
            <text:p>0.1696</text:p>
          </table:table-cell>
          <table:table-cell table:style-name="ce4" office:value-type="float" office:value="0.1461">
            <text:p>0.146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2144">
            <text:p>0.214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2144">
            <text:p>0.214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2144">
            <text:p>0.214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2144">
            <text:p>0.214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744816435">
            <text:p>17448164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744816435">
            <text:p>17448164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934">
            <text:p>0.1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744816435">
            <text:p>1744816435</text:p>
          </table:table-cell>
          <table:table-cell table:number-columns-repeated="2" table:style-name="ce4" office:value-type="float" office:value="0.1173">
            <text:p>0.1173</text:p>
          </table:table-cell>
          <table:table-cell table:style-name="ce4" office:value-type="float" office:value="0.2654">
            <text:p>0.265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744816435">
            <text:p>1744816435</text:p>
          </table:table-cell>
          <table:table-cell table:number-columns-repeated="2" table:style-name="ce4" office:value-type="float" office:value="0.2657">
            <text:p>0.2657</text:p>
          </table:table-cell>
          <table:table-cell table:style-name="ce4" office:value-type="float" office:value="0.2207">
            <text:p>0.220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2309">
            <text:p>0.2309</text:p>
          </table:table-cell>
          <table:table-cell table:style-name="ce4" office:value-type="float" office:value="0.3621">
            <text:p>0.3621</text:p>
          </table:table-cell>
          <table:table-cell table:style-name="ce4" office:value-type="float" office:value="0.1918">
            <text:p>0.19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3316">
            <text:p>0.3316</text:p>
          </table:table-cell>
          <table:table-cell table:style-name="ce4" office:value-type="float" office:value="0.3414">
            <text:p>0.3414</text:p>
          </table:table-cell>
          <table:table-cell table:style-name="ce4" office:value-type="float" office:value="0.1809">
            <text:p>0.180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161">
            <text:p>0.4161</text:p>
          </table:table-cell>
          <table:table-cell table:style-name="ce4" office:value-type="float" office:value="0.4254">
            <text:p>0.4254</text:p>
          </table:table-cell>
          <table:table-cell table:style-name="ce4" office:value-type="float" office:value="0.2729">
            <text:p>0.272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428">
            <text:p>0.4428</text:p>
          </table:table-cell>
          <table:table-cell table:style-name="ce4" office:value-type="float" office:value="0.4516">
            <text:p>0.4516</text:p>
          </table:table-cell>
          <table:table-cell table:style-name="ce4" office:value-type="float" office:value="0.3062">
            <text:p>0.306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66">
            <text:p>0.466</text:p>
          </table:table-cell>
          <table:table-cell table:style-name="ce4" office:value-type="float" office:value="0.4746">
            <text:p>0.4746</text:p>
          </table:table-cell>
          <table:table-cell table:style-name="ce4" office:value-type="float" office:value="0.3352">
            <text:p>0.335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867">
            <text:p>0.4867</text:p>
          </table:table-cell>
          <table:table-cell table:style-name="ce4" office:value-type="float" office:value="0.4948">
            <text:p>0.4948</text:p>
          </table:table-cell>
          <table:table-cell table:style-name="ce4" office:value-type="float" office:value="0.3222">
            <text:p>0.322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051">
            <text:p>0.5051</text:p>
          </table:table-cell>
          <table:table-cell table:style-name="ce4" office:value-type="float" office:value="0.513">
            <text:p>0.513</text:p>
          </table:table-cell>
          <table:table-cell table:style-name="ce4" office:value-type="float" office:value="0.3107">
            <text:p>0.310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217">
            <text:p>0.5217</text:p>
          </table:table-cell>
          <table:table-cell table:style-name="ce4" office:value-type="float" office:value="0.4957">
            <text:p>0.4957</text:p>
          </table:table-cell>
          <table:table-cell table:style-name="ce4" office:value-type="float" office:value="0.3674">
            <text:p>0.367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052">
            <text:p>0.5052</text:p>
          </table:table-cell>
          <table:table-cell table:style-name="ce4" office:value-type="float" office:value="0.5117">
            <text:p>0.5117</text:p>
          </table:table-cell>
          <table:table-cell table:style-name="ce4" office:value-type="float" office:value="0.3874">
            <text:p>0.387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2">
            <text:p>0.52</text:p>
          </table:table-cell>
          <table:table-cell table:style-name="ce4" office:value-type="float" office:value="0.5263">
            <text:p>0.5263</text:p>
          </table:table-cell>
          <table:table-cell table:style-name="ce4" office:value-type="float" office:value="0.4357">
            <text:p>0.435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052">
            <text:p>0.5052</text:p>
          </table:table-cell>
          <table:table-cell table:style-name="ce4" office:value-type="float" office:value="0.5113">
            <text:p>0.5113</text:p>
          </table:table-cell>
          <table:table-cell table:style-name="ce4" office:value-type="float" office:value="0.4517">
            <text:p>0.451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186">
            <text:p>0.5186</text:p>
          </table:table-cell>
          <table:table-cell table:style-name="ce4" office:value-type="float" office:value="0.5245">
            <text:p>0.5245</text:p>
          </table:table-cell>
          <table:table-cell table:style-name="ce4" office:value-type="float" office:value="0.4665">
            <text:p>0.466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052">
            <text:p>0.5052</text:p>
          </table:table-cell>
          <table:table-cell table:style-name="ce4" office:value-type="float" office:value="0.511">
            <text:p>0.511</text:p>
          </table:table-cell>
          <table:table-cell table:style-name="ce4" office:value-type="float" office:value="0.4803">
            <text:p>0.48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928">
            <text:p>0.4928</text:p>
          </table:table-cell>
          <table:table-cell table:style-name="ce4" office:value-type="float" office:value="0.4984">
            <text:p>0.4984</text:p>
          </table:table-cell>
          <table:table-cell table:style-name="ce4" office:value-type="float" office:value="0.4931">
            <text:p>0.493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811">
            <text:p>0.4811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814">
            <text:p>0.481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929">
            <text:p>0.4929</text:p>
          </table:table-cell>
          <table:table-cell table:style-name="ce4" office:value-type="float" office:value="0.4986">
            <text:p>0.4986</text:p>
          </table:table-cell>
          <table:table-cell table:style-name="ce4" office:value-type="float" office:value="0.4932">
            <text:p>0.493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3" table:style-name="ce4" office:value-type="float" office:value="0.3869">
            <text:p>0.38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3" table:style-name="ce4" office:value-type="float" office:value="0.4683">
            <text:p>0.468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4202">
            <text:p>0.4202</text:p>
          </table:table-cell>
          <table:table-cell table:style-name="ce4" office:value-type="float" office:value="0.523">
            <text:p>0.52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3847">
            <text:p>0.3847</text:p>
          </table:table-cell>
          <table:table-cell table:style-name="ce4" office:value-type="float" office:value="0.4788">
            <text:p>0.478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357">
            <text:p>0.357</text:p>
          </table:table-cell>
          <table:table-cell table:style-name="ce4" office:value-type="float" office:value="0.4442">
            <text:p>0.444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3344">
            <text:p>0.3344</text:p>
          </table:table-cell>
          <table:table-cell table:style-name="ce4" office:value-type="float" office:value="0.4161">
            <text:p>0.416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3155">
            <text:p>0.3155</text:p>
          </table:table-cell>
          <table:table-cell table:style-name="ce4" office:value-type="float" office:value="0.3926">
            <text:p>0.392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994">
            <text:p>0.2994</text:p>
          </table:table-cell>
          <table:table-cell table:style-name="ce4" office:value-type="float" office:value="0.4237">
            <text:p>0.423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853">
            <text:p>0.2853</text:p>
          </table:table-cell>
          <table:table-cell table:style-name="ce4" office:value-type="float" office:value="0.4038">
            <text:p>0.403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73">
            <text:p>0.273</text:p>
          </table:table-cell>
          <table:table-cell table:style-name="ce4" office:value-type="float" office:value="0.3864">
            <text:p>0.386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62">
            <text:p>0.262</text:p>
          </table:table-cell>
          <table:table-cell table:style-name="ce4" office:value-type="float" office:value="0.3709">
            <text:p>0.370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681">
            <text:p>0.168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4649">
            <text:p>0.4649</text:p>
          </table:table-cell>
          <table:table-cell office:value-type="float" office:value="0.2265">
            <text:p>0.2265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367">
            <text:p>0.4367</text:p>
          </table:table-cell>
          <table:table-cell office:value-type="float" office:value="0.5581">
            <text:p>0.5581</text:p>
          </table:table-cell>
          <table:table-cell office:value-type="float" office:value="0.2735">
            <text:p>0.273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132">
            <text:p>0.4132</text:p>
          </table:table-cell>
          <table:table-cell office:value-type="float" office:value="0.5281">
            <text:p>0.5281</text:p>
          </table:table-cell>
          <table:table-cell office:value-type="float" office:value="0.2588">
            <text:p>0.258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932">
            <text:p>0.3932</text:p>
          </table:table-cell>
          <table:table-cell office:value-type="float" office:value="0.5025">
            <text:p>0.5025</text:p>
          </table:table-cell>
          <table:table-cell office:value-type="float" office:value="0.2463">
            <text:p>0.246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758">
            <text:p>0.3758</text:p>
          </table:table-cell>
          <table:table-cell office:value-type="float" office:value="0.4803">
            <text:p>0.4803</text:p>
          </table:table-cell>
          <table:table-cell office:value-type="float" office:value="0.2354">
            <text:p>0.235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419">
            <text:p>0.4419</text:p>
          </table:table-cell>
          <table:table-cell office:value-type="float" office:value="0.4608">
            <text:p>0.4608</text:p>
          </table:table-cell>
          <table:table-cell office:value-type="float" office:value="0.2258">
            <text:p>0.225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252">
            <text:p>0.4252</text:p>
          </table:table-cell>
          <table:table-cell office:value-type="float" office:value="0.4434">
            <text:p>0.4434</text:p>
          </table:table-cell>
          <table:table-cell office:value-type="float" office:value="0.2173">
            <text:p>0.217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102">
            <text:p>0.4102</text:p>
          </table:table-cell>
          <table:table-cell office:value-type="float" office:value="0.4277">
            <text:p>0.4277</text:p>
          </table:table-cell>
          <table:table-cell office:value-type="float" office:value="0.2096">
            <text:p>0.209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966">
            <text:p>0.3966</text:p>
          </table:table-cell>
          <table:table-cell office:value-type="float" office:value="0.4135">
            <text:p>0.4135</text:p>
          </table:table-cell>
          <table:table-cell office:value-type="float" office:value="0.2027">
            <text:p>0.202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842">
            <text:p>0.3842</text:p>
          </table:table-cell>
          <table:table-cell office:value-type="float" office:value="0.4006">
            <text:p>0.4006</text:p>
          </table:table-cell>
          <table:table-cell office:value-type="float" office:value="0.1963">
            <text:p>0.19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728">
            <text:p>0.3728</text:p>
          </table:table-cell>
          <table:table-cell office:value-type="float" office:value="0.3887">
            <text:p>0.3887</text:p>
          </table:table-cell>
          <table:table-cell office:value-type="float" office:value="0.1905">
            <text:p>0.190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622">
            <text:p>0.3622</text:p>
          </table:table-cell>
          <table:table-cell office:value-type="float" office:value="0.3777">
            <text:p>0.3777</text:p>
          </table:table-cell>
          <table:table-cell office:value-type="float" office:value="0.2133">
            <text:p>0.213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25">
            <text:p>0.3525</text:p>
          </table:table-cell>
          <table:table-cell office:value-type="float" office:value="0.3676">
            <text:p>0.3676</text:p>
          </table:table-cell>
          <table:table-cell office:value-type="float" office:value="0.2076">
            <text:p>0.207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434">
            <text:p>0.3434</text:p>
          </table:table-cell>
          <table:table-cell office:value-type="float" office:value="0.3581">
            <text:p>0.3581</text:p>
          </table:table-cell>
          <table:table-cell office:value-type="float" office:value="0.228">
            <text:p>0.22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349">
            <text:p>0.3349</text:p>
          </table:table-cell>
          <table:table-cell office:value-type="float" office:value="0.3493">
            <text:p>0.3493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07">
            <text:p>0.3507</text:p>
          </table:table-cell>
          <table:table-cell office:value-type="float" office:value="0.3647">
            <text:p>0.3647</text:p>
          </table:table-cell>
          <table:table-cell office:value-type="float" office:value="0.2408">
            <text:p>0.2408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1">
            <text:p>1</text:p>
          </table:table-cell>
          <table:table-cell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319">
            <text:p>0.8319</text:p>
          </table:table-cell>
          <table:table-cell office:value-type="float" office:value="0.7537">
            <text:p>0.753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827">
            <text:p>0.382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459">
            <text:p>0.5459</text:p>
          </table:table-cell>
          <table:table-cell office:value-type="float" office:value="0.4393">
            <text:p>0.439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043">
            <text:p>0.5043</text:p>
          </table:table-cell>
          <table:table-cell office:value-type="float" office:value="0.5582">
            <text:p>0.558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4713">
            <text:p>0.4713</text:p>
          </table:table-cell>
          <table:table-cell office:value-type="float" office:value="0.5872">
            <text:p>0.5872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596">
            <text:p>0.5596</text:p>
          </table:table-cell>
          <table:table-cell office:value-type="float" office:value="0.611">
            <text:p>0.61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824">
            <text:p>0.5824</text:p>
          </table:table-cell>
          <table:table-cell office:value-type="float" office:value="0.6343">
            <text:p>0.6343</text:p>
          </table:table-cell>
          <table:table-cell office:value-type="float" office:value="0.5793">
            <text:p>0.579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6493">
            <text:p>0.6493</text:p>
          </table:table-cell>
          <table:table-cell office:value-type="float" office:value="0.6515">
            <text:p>0.6515</text:p>
          </table:table-cell>
          <table:table-cell office:value-type="float" office:value="0.552">
            <text:p>0.55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78">
            <text:p>0.7078</text:p>
          </table:table-cell>
          <table:table-cell office:value-type="float" office:value="0.7099">
            <text:p>0.7099</text:p>
          </table:table-cell>
          <table:table-cell office:value-type="float" office:value="0.5714">
            <text:p>0.5714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95">
            <text:p>0.7195</text:p>
          </table:table-cell>
          <table:table-cell office:value-type="float" office:value="0.7216">
            <text:p>0.7216</text:p>
          </table:table-cell>
          <table:table-cell office:value-type="float" office:value="0.5886">
            <text:p>0.588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3">
            <text:p>0.73</text:p>
          </table:table-cell>
          <table:table-cell office:value-type="float" office:value="0.732">
            <text:p>0.732</text:p>
          </table:table-cell>
          <table:table-cell office:value-type="float" office:value="0.6414">
            <text:p>0.6414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44">
            <text:p>0.7044</text:p>
          </table:table-cell>
          <table:table-cell office:value-type="float" office:value="0.7063">
            <text:p>0.7063</text:p>
          </table:table-cell>
          <table:table-cell office:value-type="float" office:value="0.6891">
            <text:p>0.689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41">
            <text:p>0.7141</text:p>
          </table:table-cell>
          <table:table-cell office:value-type="float" office:value="0.6829">
            <text:p>0.6829</text:p>
          </table:table-cell>
          <table:table-cell office:value-type="float" office:value="0.6663">
            <text:p>0.66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918">
            <text:p>0.6918</text:p>
          </table:table-cell>
          <table:table-cell office:value-type="float" office:value="0.6616">
            <text:p>0.6616</text:p>
          </table:table-cell>
          <table:table-cell office:value-type="float" office:value="0.6455">
            <text:p>0.645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713">
            <text:p>0.6713</text:p>
          </table:table-cell>
          <table:table-cell office:value-type="float" office:value="0.6716">
            <text:p>0.6716</text:p>
          </table:table-cell>
          <table:table-cell office:value-type="float" office:value="0.6263">
            <text:p>0.626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3066">
            <text:p>0.3066</text:p>
          </table:table-cell>
          <table:table-cell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.6013">
            <text:p>0.601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477">
            <text:p>0.477</text:p>
          </table:table-cell>
          <table:table-cell office:value-type="float" office:value="0.5395">
            <text:p>0.5395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4367">
            <text:p>0.4367</text:p>
          </table:table-cell>
          <table:table-cell office:value-type="float" office:value="0.5784">
            <text:p>0.578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96">
            <text:p>0.5496</text:p>
          </table:table-cell>
          <table:table-cell office:value-type="float" office:value="0.4774">
            <text:p>0.4774</text:p>
          </table:table-cell>
          <table:table-cell office:value-type="float" office:value="0.5367">
            <text:p>0.536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8">
            <text:p>0.5148</text:p>
          </table:table-cell>
          <table:table-cell office:value-type="float" office:value="0.4472">
            <text:p>0.4472</text:p>
          </table:table-cell>
          <table:table-cell office:value-type="float" office:value="0.5027">
            <text:p>0.502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22">
            <text:p>0.5422</text:p>
          </table:table-cell>
          <table:table-cell office:value-type="float" office:value="0.4219">
            <text:p>0.4219</text:p>
          </table:table-cell>
          <table:table-cell office:value-type="float" office:value="0.5873">
            <text:p>0.587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5">
            <text:p>0.5145</text:p>
          </table:table-cell>
          <table:table-cell office:value-type="float" office:value="0.4003">
            <text:p>0.4003</text:p>
          </table:table-cell>
          <table:table-cell office:value-type="float" office:value="0.5572">
            <text:p>0.557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904">
            <text:p>0.4904</text:p>
          </table:table-cell>
          <table:table-cell office:value-type="float" office:value="0.3816">
            <text:p>0.3816</text:p>
          </table:table-cell>
          <table:table-cell office:value-type="float" office:value="0.5312">
            <text:p>0.531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692">
            <text:p>0.4692</text:p>
          </table:table-cell>
          <table:table-cell office:value-type="float" office:value="0.3651">
            <text:p>0.3651</text:p>
          </table:table-cell>
          <table:table-cell office:value-type="float" office:value="0.5082">
            <text:p>0.508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503">
            <text:p>0.4503</text:p>
          </table:table-cell>
          <table:table-cell office:value-type="float" office:value="0.3504">
            <text:p>0.3504</text:p>
          </table:table-cell>
          <table:table-cell office:value-type="float" office:value="0.4878">
            <text:p>0.4878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334">
            <text:p>0.4334</text:p>
          </table:table-cell>
          <table:table-cell office:value-type="float" office:value="0.3373">
            <text:p>0.3373</text:p>
          </table:table-cell>
          <table:table-cell office:value-type="float" office:value="0.4694">
            <text:p>0.469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181">
            <text:p>0.4181</text:p>
          </table:table-cell>
          <table:table-cell office:value-type="float" office:value="0.3253">
            <text:p>0.3253</text:p>
          </table:table-cell>
          <table:table-cell office:value-type="float" office:value="0.4528">
            <text:p>0.452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041">
            <text:p>0.4041</text:p>
          </table:table-cell>
          <table:table-cell office:value-type="float" office:value="0.3145">
            <text:p>0.3145</text:p>
          </table:table-cell>
          <table:table-cell office:value-type="float" office:value="0.4711">
            <text:p>0.471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914">
            <text:p>0.3914</text:p>
          </table:table-cell>
          <table:table-cell office:value-type="float" office:value="0.3045">
            <text:p>0.3045</text:p>
          </table:table-cell>
          <table:table-cell office:value-type="float" office:value="0.4562">
            <text:p>0.456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796">
            <text:p>0.3796</text:p>
          </table:table-cell>
          <table:table-cell office:value-type="float" office:value="0.2954">
            <text:p>0.2954</text:p>
          </table:table-cell>
          <table:table-cell office:value-type="float" office:value="0.4425">
            <text:p>0.442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687">
            <text:p>0.3687</text:p>
          </table:table-cell>
          <table:table-cell office:value-type="float" office:value="0.3156">
            <text:p>0.3156</text:p>
          </table:table-cell>
          <table:table-cell office:value-type="float" office:value="0.4298">
            <text:p>0.429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069">
            <text:p>0.3069</text:p>
          </table:table-cell>
          <table:table-cell office:value-type="float" office:value="0.4454">
            <text:p>0.445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069">
            <text:p>0.3069</text:p>
          </table:table-cell>
          <table:table-cell office:value-type="float" office:value="0.4454">
            <text:p>0.4454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2057">
            <text:p>0.205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346">
            <text:p>0.234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3633">
            <text:p>0.363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156">
            <text:p>0.3156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2816">
            <text:p>0.281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698">
            <text:p>0.4698</text:p>
          </table:table-cell>
          <table:table-cell office:value-type="float" office:value="0.2681">
            <text:p>0.268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494">
            <text:p>0.4494</text:p>
          </table:table-cell>
          <table:table-cell office:value-type="float" office:value="0.2565">
            <text:p>0.256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315">
            <text:p>0.4315</text:p>
          </table:table-cell>
          <table:table-cell office:value-type="float" office:value="0.2462">
            <text:p>0.246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5585">
            <text:p>0.558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6164">
            <text:p>0.616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55">
            <text:p>0.5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996">
            <text:p>0.499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996">
            <text:p>0.4996</text:p>
          </table:table-cell>
          <table:table-cell office:value-type="float" office:value="0.0399">
            <text:p>0.0399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43">
            <text:p>0.4643</text:p>
          </table:table-cell>
          <table:table-cell office:value-type="float" office:value="0.4997">
            <text:p>0.4997</text:p>
          </table:table-cell>
          <table:table-cell office:value-type="float" office:value="0.0725">
            <text:p>0.072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665">
            <text:p>0.4665</text:p>
          </table:table-cell>
          <table:table-cell office:value-type="float" office:value="0.4679">
            <text:p>0.4679</text:p>
          </table:table-cell>
          <table:table-cell office:value-type="float" office:value="0.0997">
            <text:p>0.099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96">
            <text:p>0.4396</text:p>
          </table:table-cell>
          <table:table-cell office:value-type="float" office:value="0.4408">
            <text:p>0.4408</text:p>
          </table:table-cell>
          <table:table-cell office:value-type="float" office:value="0.1517">
            <text:p>0.151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76">
            <text:p>0.4276</text:p>
          </table:table-cell>
          <table:table-cell office:value-type="float" office:value="0.4288">
            <text:p>0.4288</text:p>
          </table:table-cell>
          <table:table-cell office:value-type="float" office:value="0.1476">
            <text:p>0.147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424">
            <text:p>0.4424</text:p>
          </table:table-cell>
          <table:table-cell office:value-type="float" office:value="0.4435">
            <text:p>0.4435</text:p>
          </table:table-cell>
          <table:table-cell office:value-type="float" office:value="0.1438">
            <text:p>0.1438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15">
            <text:p>0.4315</text:p>
          </table:table-cell>
          <table:table-cell office:value-type="float" office:value="0.4326">
            <text:p>0.4326</text:p>
          </table:table-cell>
          <table:table-cell office:value-type="float" office:value="0.1403">
            <text:p>0.140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14">
            <text:p>0.4214</text:p>
          </table:table-cell>
          <table:table-cell office:value-type="float" office:value="0.4225">
            <text:p>0.4225</text:p>
          </table:table-cell>
          <table:table-cell office:value-type="float" office:value="0.137">
            <text:p>0.13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2">
            <text:p>0.412</text:p>
          </table:table-cell>
          <table:table-cell office:value-type="float" office:value="0.4131">
            <text:p>0.4131</text:p>
          </table:table-cell>
          <table:table-cell office:value-type="float" office:value="0.1339">
            <text:p>0.1339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31">
            <text:p>0.4031</text:p>
          </table:table-cell>
          <table:table-cell office:value-type="float" office:value="0.4042">
            <text:p>0.4042</text:p>
          </table:table-cell>
          <table:table-cell office:value-type="float" office:value="0.174">
            <text:p>0.17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54">
            <text:p>0.4154</text:p>
          </table:table-cell>
          <table:table-cell office:value-type="float" office:value="0.3959">
            <text:p>0.3959</text:p>
          </table:table-cell>
          <table:table-cell office:value-type="float" office:value="0.1704">
            <text:p>0.170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72">
            <text:p>0.4072</text:p>
          </table:table-cell>
          <table:table-cell office:value-type="float" office:value="0.388">
            <text:p>0.388</text:p>
          </table:table-cell>
          <table:table-cell office:value-type="float" office:value="0.167">
            <text:p>0.16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3994">
            <text:p>0.3994</text:p>
          </table:table-cell>
          <table:table-cell office:value-type="float" office:value="0.3805">
            <text:p>0.3805</text:p>
          </table:table-cell>
          <table:table-cell office:value-type="float" office:value="0.1638">
            <text:p>0.1638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2117679317">
            <text:p>2117679317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2117679317">
            <text:p>2117679317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2117679317">
            <text:p>2117679317</text:p>
          </table:table-cell>
          <table:table-cell table:number-columns-repeated="3" table:style-name="ce4" office:value-type="float" office:value="0.3194">
            <text:p>0.319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2117679317">
            <text:p>2117679317</text:p>
          </table:table-cell>
          <table:table-cell table:number-columns-repeated="3" table:style-name="ce4" office:value-type="float" office:value="0.4017">
            <text:p>0.401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5103">
            <text:p>0.5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678">
            <text:p>0.4678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678">
            <text:p>0.4678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678">
            <text:p>0.4678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6951">
            <text:p>0.695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8031">
            <text:p>0.8031</text:p>
          </table:table-cell>
          <table:table-cell office:value-type="float" office:value="0.7183">
            <text:p>0.7183</text:p>
          </table:table-cell>
          <table:table-cell office:value-type="float" office:value="0.6422">
            <text:p>0.642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505">
            <text:p>0.7505</text:p>
          </table:table-cell>
          <table:table-cell office:value-type="float" office:value="0.7368">
            <text:p>0.7368</text:p>
          </table:table-cell>
          <table:table-cell office:value-type="float" office:value="0.6001">
            <text:p>0.600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649">
            <text:p>0.7649</text:p>
          </table:table-cell>
          <table:table-cell office:value-type="float" office:value="0.6942">
            <text:p>0.6942</text:p>
          </table:table-cell>
          <table:table-cell office:value-type="float" office:value="0.681">
            <text:p>0.68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253">
            <text:p>0.7253</text:p>
          </table:table-cell>
          <table:table-cell office:value-type="float" office:value="0.6582">
            <text:p>0.6582</text:p>
          </table:table-cell>
          <table:table-cell office:value-type="float" office:value="0.6975">
            <text:p>0.697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6911">
            <text:p>0.6911</text:p>
          </table:table-cell>
          <table:table-cell office:value-type="float" office:value="0.6272">
            <text:p>0.6272</text:p>
          </table:table-cell>
          <table:table-cell office:value-type="float" office:value="0.6646">
            <text:p>0.664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6611">
            <text:p>0.6611</text:p>
          </table:table-cell>
          <table:table-cell office:value-type="float" office:value="0.6433">
            <text:p>0.6433</text:p>
          </table:table-cell>
          <table:table-cell office:value-type="float" office:value="0.6359">
            <text:p>0.6359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148">
            <text:p>0.7148</text:p>
          </table:table-cell>
          <table:table-cell office:value-type="float" office:value="0.6577">
            <text:p>0.6577</text:p>
          </table:table-cell>
          <table:table-cell office:value-type="float" office:value="0.6103">
            <text:p>0.610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255">
            <text:p>0.7255</text:p>
          </table:table-cell>
          <table:table-cell office:value-type="float" office:value="0.633">
            <text:p>0.633</text:p>
          </table:table-cell>
          <table:table-cell office:value-type="float" office:value="0.5875">
            <text:p>0.587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108">
            <text:p>0.6108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45">
            <text:p>0.645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45">
            <text:p>0.645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7104">
            <text:p>0.7104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334">
            <text:p>0.633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643">
            <text:p>0.664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947">
            <text:p>0.6947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265">
            <text:p>0.126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194">
            <text:p>0.119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133">
            <text:p>0.113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548">
            <text:p>0.154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.0379">
            <text:p>0.0379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.0379">
            <text:p>0.0379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.0379">
            <text:p>0.0379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.0379">
            <text:p>0.0379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.0379">
            <text:p>0.0379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0.6367">
            <text:p>0.636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7324">
            <text:p>0.7324</text:p>
          </table:table-cell>
          <table:table-cell office:value-type="float" office:value="0.592">
            <text:p>0.5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3801">
            <text:p>0.380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4731">
            <text:p>0.473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4731">
            <text:p>0.473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4731">
            <text:p>0.473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4731">
            <text:p>0.473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4731">
            <text:p>0.473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6367">
            <text:p>0.636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5531">
            <text:p>0.553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44307158">
            <text:p>244307158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5474">
            <text:p>0.5474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483">
            <text:p>0.4483</text:p>
          </table:table-cell>
          <table:table-cell office:value-type="float" office:value="0.4941">
            <text:p>0.4941</text:p>
          </table:table-cell>
          <table:table-cell office:value-type="float" office:value="0.4973">
            <text:p>0.4973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125">
            <text:p>0.4125</text:p>
          </table:table-cell>
          <table:table-cell office:value-type="float" office:value="0.4547">
            <text:p>0.4547</text:p>
          </table:table-cell>
          <table:table-cell office:value-type="float" office:value="0.4576">
            <text:p>0.4576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341">
            <text:p>0.4341</text:p>
          </table:table-cell>
          <table:table-cell office:value-type="float" office:value="0.438">
            <text:p>0.438</text:p>
          </table:table-cell>
          <table:table-cell office:value-type="float" office:value="0.4775">
            <text:p>0.477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193">
            <text:p>0.4193</text:p>
          </table:table-cell>
          <table:table-cell office:value-type="float" office:value="0.4231">
            <text:p>0.4231</text:p>
          </table:table-cell>
          <table:table-cell office:value-type="float" office:value="0.4612">
            <text:p>0.461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06">
            <text:p>0.406</text:p>
          </table:table-cell>
          <table:table-cell office:value-type="float" office:value="0.4097">
            <text:p>0.4097</text:p>
          </table:table-cell>
          <table:table-cell office:value-type="float" office:value="0.4466">
            <text:p>0.446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939">
            <text:p>0.3939</text:p>
          </table:table-cell>
          <table:table-cell office:value-type="float" office:value="0.4273">
            <text:p>0.4273</text:p>
          </table:table-cell>
          <table:table-cell office:value-type="float" office:value="0.4332">
            <text:p>0.433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827">
            <text:p>0.3827</text:p>
          </table:table-cell>
          <table:table-cell office:value-type="float" office:value="0.4152">
            <text:p>0.4152</text:p>
          </table:table-cell>
          <table:table-cell office:value-type="float" office:value="0.4774">
            <text:p>0.477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725">
            <text:p>0.3725</text:p>
          </table:table-cell>
          <table:table-cell office:value-type="float" office:value="0.4041">
            <text:p>0.4041</text:p>
          </table:table-cell>
          <table:table-cell office:value-type="float" office:value="0.4647">
            <text:p>0.464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63">
            <text:p>0.363</text:p>
          </table:table-cell>
          <table:table-cell office:value-type="float" office:value="0.3938">
            <text:p>0.3938</text:p>
          </table:table-cell>
          <table:table-cell office:value-type="float" office:value="0.4528">
            <text:p>0.452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542">
            <text:p>0.3542</text:p>
          </table:table-cell>
          <table:table-cell office:value-type="float" office:value="0.3843">
            <text:p>0.3843</text:p>
          </table:table-cell>
          <table:table-cell office:value-type="float" office:value="0.4418">
            <text:p>0.441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3869">
            <text:p>0.3869</text:p>
          </table:table-cell>
          <table:table-cell table:style-name="ce4" office:value-type="float" office:value="0.6131">
            <text:p>0.6131</text:p>
          </table:table-cell>
          <table:table-cell table:style-name="ce4" office:value-type="float" office:value="0.3869">
            <text:p>0.38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5307">
            <text:p>0.5307</text:p>
          </table:table-cell>
          <table:table-cell table:style-name="ce4" office:value-type="float" office:value="0.7039">
            <text:p>0.7039</text:p>
          </table:table-cell>
          <table:table-cell table:style-name="ce4" office:value-type="float" office:value="0.5307">
            <text:p>0.530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6096">
            <text:p>0.6096</text:p>
          </table:table-cell>
          <table:table-cell table:style-name="ce4" office:value-type="float" office:value="0.7537">
            <text:p>0.7537</text:p>
          </table:table-cell>
          <table:table-cell table:style-name="ce4" office:value-type="float" office:value="0.6096">
            <text:p>0.60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6608">
            <text:p>0.6608</text:p>
          </table:table-cell>
          <table:table-cell table:style-name="ce4" office:value-type="float" office:value="0.786">
            <text:p>0.786</text:p>
          </table:table-cell>
          <table:table-cell table:style-name="ce4" office:value-type="float" office:value="0.6608">
            <text:p>0.660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6974">
            <text:p>0.6974</text:p>
          </table:table-cell>
          <table:table-cell table:style-name="ce4" office:value-type="float" office:value="0.8091">
            <text:p>0.8091</text:p>
          </table:table-cell>
          <table:table-cell table:style-name="ce4" office:value-type="float" office:value="0.6974">
            <text:p>0.697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18003832">
            <text:p>618003832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18003832">
            <text:p>618003832</text:p>
          </table:table-cell>
          <table:table-cell table:number-columns-repeated="3"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8671">
            <text:p>0.8671</text:p>
          </table:table-cell>
          <table:table-cell office:value-type="float" office:value="0.6013">
            <text:p>0.601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office:value-type="float" office:value="0.5395">
            <text:p>0.5395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063">
            <text:p>0.8063</text:p>
          </table:table-cell>
          <table:table-cell office:value-type="float" office:value="0.7123">
            <text:p>0.7123</text:p>
          </table:table-cell>
          <table:table-cell office:value-type="float" office:value="0.4939">
            <text:p>0.4939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481">
            <text:p>0.7481</text:p>
          </table:table-cell>
          <table:table-cell office:value-type="float" office:value="0.7331">
            <text:p>0.7331</text:p>
          </table:table-cell>
          <table:table-cell office:value-type="float" office:value="0.6026">
            <text:p>0.602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008">
            <text:p>0.7008</text:p>
          </table:table-cell>
          <table:table-cell office:value-type="float" office:value="0.6867">
            <text:p>0.6867</text:p>
          </table:table-cell>
          <table:table-cell office:value-type="float" office:value="0.6278">
            <text:p>0.627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5856">
            <text:p>0.5856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592">
            <text:p>0.592</text:p>
          </table:table-cell>
          <table:table-cell office:value-type="float" office:value="0.5445">
            <text:p>0.5445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168">
            <text:p>0.6168</text:p>
          </table:table-cell>
          <table:table-cell office:value-type="float" office:value="0.556">
            <text:p>0.556</text:p>
          </table:table-cell>
          <table:table-cell office:value-type="float" office:value="0.5721">
            <text:p>0.572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836">
            <text:p>0.5836</text:p>
          </table:table-cell>
          <table:table-cell office:value-type="float" office:value="0.5799">
            <text:p>0.5799</text:p>
          </table:table-cell>
          <table:table-cell office:value-type="float" office:value="0.5414">
            <text:p>0.5414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522">
            <text:p>0.6522</text:p>
          </table:table-cell>
          <table:table-cell office:value-type="float" office:value="0.5518">
            <text:p>0.5518</text:p>
          </table:table-cell>
          <table:table-cell office:value-type="float" office:value="0.5151">
            <text:p>0.515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234">
            <text:p>0.6234</text:p>
          </table:table-cell>
          <table:table-cell office:value-type="float" office:value="0.6158">
            <text:p>0.6158</text:p>
          </table:table-cell>
          <table:table-cell office:value-type="float" office:value="0.4924">
            <text:p>0.492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98">
            <text:p>0.598</text:p>
          </table:table-cell>
          <table:table-cell office:value-type="float" office:value="0.5907">
            <text:p>0.5907</text:p>
          </table:table-cell>
          <table:table-cell office:value-type="float" office:value="0.4724">
            <text:p>0.4724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754">
            <text:p>0.5754</text:p>
          </table:table-cell>
          <table:table-cell office:value-type="float" office:value="0.5684">
            <text:p>0.5684</text:p>
          </table:table-cell>
          <table:table-cell office:value-type="float" office:value="0.4545">
            <text:p>0.454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551">
            <text:p>0.5551</text:p>
          </table:table-cell>
          <table:table-cell office:value-type="float" office:value="0.5483">
            <text:p>0.5483</text:p>
          </table:table-cell>
          <table:table-cell office:value-type="float" office:value="0.4385">
            <text:p>0.438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367">
            <text:p>0.5367</text:p>
          </table:table-cell>
          <table:table-cell office:value-type="float" office:value="0.5302">
            <text:p>0.5302</text:p>
          </table:table-cell>
          <table:table-cell office:value-type="float" office:value="0.4239">
            <text:p>0.4239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42">
            <text:p>0.44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42">
            <text:p>0.44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719">
            <text:p>0.4719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306">
            <text:p>0.530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7602">
            <text:p>0.760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7985">
            <text:p>0.798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7019">
            <text:p>0.701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7311">
            <text:p>0.731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0827">
            <text:p>0.0827</text:p>
          </table:table-cell>
          <table:table-cell table:style-name="ce4" office:value-type="float" office:value="0.6706">
            <text:p>0.670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7481">
            <text:p>0.7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7481">
            <text:p>0.7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0.8827">
            <text:p>0.882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0.8934">
            <text:p>0.893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8254">
            <text:p>0.8254</text:p>
          </table:table-cell>
          <table:table-cell office:value-type="float" office:value="0.9016">
            <text:p>0.9016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7713">
            <text:p>0.7713</text:p>
          </table:table-cell>
          <table:table-cell office:value-type="float" office:value="0.8425">
            <text:p>0.842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7267">
            <text:p>0.7267</text:p>
          </table:table-cell>
          <table:table-cell office:value-type="float" office:value="0.8516">
            <text:p>0.851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891">
            <text:p>0.6891</text:p>
          </table:table-cell>
          <table:table-cell office:value-type="float" office:value="0.8593">
            <text:p>0.859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566">
            <text:p>0.6566</text:p>
          </table:table-cell>
          <table:table-cell office:value-type="float" office:value="0.8188">
            <text:p>0.8188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281">
            <text:p>0.6281</text:p>
          </table:table-cell>
          <table:table-cell office:value-type="float" office:value="0.8699">
            <text:p>0.8699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431">
            <text:p>0.6431</text:p>
          </table:table-cell>
          <table:table-cell office:value-type="float" office:value="0.835">
            <text:p>0.83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19">
            <text:p>0.619</text:p>
          </table:table-cell>
          <table:table-cell office:value-type="float" office:value="0.8412">
            <text:p>0.841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324">
            <text:p>0.6324</text:p>
          </table:table-cell>
          <table:table-cell office:value-type="float" office:value="0.8117">
            <text:p>0.811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445">
            <text:p>0.6445</text:p>
          </table:table-cell>
          <table:table-cell office:value-type="float" office:value="0.7849">
            <text:p>0.7849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244">
            <text:p>0.6244</text:p>
          </table:table-cell>
          <table:table-cell office:value-type="float" office:value="0.7603">
            <text:p>0.760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058">
            <text:p>0.6058</text:p>
          </table:table-cell>
          <table:table-cell office:value-type="float" office:value="0.7377">
            <text:p>0.737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17">
            <text:p>0.617</text:p>
          </table:table-cell>
          <table:table-cell office:value-type="float" office:value="0.7451">
            <text:p>0.745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003">
            <text:p>0.6003</text:p>
          </table:table-cell>
          <table:table-cell office:value-type="float" office:value="0.725">
            <text:p>0.72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5848">
            <text:p>0.5848</text:p>
          </table:table-cell>
          <table:table-cell office:value-type="float" office:value="0.7063">
            <text:p>0.706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5703">
            <text:p>0.5703</text:p>
          </table:table-cell>
          <table:table-cell office:value-type="float" office:value="0.6887">
            <text:p>0.688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4693">
            <text:p>0.469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6367">
            <text:p>0.6367</text:p>
          </table:table-cell>
          <table:table-cell office:value-type="float" office:value="0.5585">
            <text:p>0.5585</text:p>
          </table:table-cell>
          <table:table-cell office:value-type="float" office:value="0.3904">
            <text:p>0.390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5531">
            <text:p>0.5531</text:p>
          </table:table-cell>
          <table:table-cell office:value-type="float" office:value="0.4852">
            <text:p>0.4852</text:p>
          </table:table-cell>
          <table:table-cell office:value-type="float" office:value="0.3392">
            <text:p>0.33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935">
            <text:p>0.4935</text:p>
          </table:table-cell>
          <table:table-cell office:value-type="float" office:value="0.4329">
            <text:p>0.4329</text:p>
          </table:table-cell>
          <table:table-cell office:value-type="float" office:value="0.3026">
            <text:p>0.302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483">
            <text:p>0.4483</text:p>
          </table:table-cell>
          <table:table-cell office:value-type="float" office:value="0.3933">
            <text:p>0.3933</text:p>
          </table:table-cell>
          <table:table-cell office:value-type="float" office:value="0.2749">
            <text:p>0.2749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297">
            <text:p>0.4297</text:p>
          </table:table-cell>
          <table:table-cell office:value-type="float" office:value="0.3769">
            <text:p>0.3769</text:p>
          </table:table-cell>
          <table:table-cell office:value-type="float" office:value="0.2635">
            <text:p>0.263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133">
            <text:p>0.4133</text:p>
          </table:table-cell>
          <table:table-cell office:value-type="float" office:value="0.3625">
            <text:p>0.3625</text:p>
          </table:table-cell>
          <table:table-cell office:value-type="float" office:value="0.2534">
            <text:p>0.253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987">
            <text:p>0.3987</text:p>
          </table:table-cell>
          <table:table-cell office:value-type="float" office:value="0.3497">
            <text:p>0.3497</text:p>
          </table:table-cell>
          <table:table-cell office:value-type="float" office:value="0.2445">
            <text:p>0.244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855">
            <text:p>0.3855</text:p>
          </table:table-cell>
          <table:table-cell office:value-type="float" office:value="0.3382">
            <text:p>0.3382</text:p>
          </table:table-cell>
          <table:table-cell office:value-type="float" office:value="0.2364">
            <text:p>0.236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736">
            <text:p>0.3736</text:p>
          </table:table-cell>
          <table:table-cell office:value-type="float" office:value="0.3277">
            <text:p>0.3277</text:p>
          </table:table-cell>
          <table:table-cell office:value-type="float" office:value="0.2291">
            <text:p>0.229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537">
            <text:p>0.7537</text:p>
          </table:table-cell>
          <table:table-cell table:number-columns-repeated="2" office:value-type="float" office:value="0.5856">
            <text:p>0.5856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548">
            <text:p>0.6548</text:p>
          </table:table-cell>
          <table:table-cell table:number-columns-repeated="2" office:value-type="float" office:value="0.6399">
            <text:p>0.6399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314">
            <text:p>0.7314</text:p>
          </table:table-cell>
          <table:table-cell table:number-columns-repeated="2" office:value-type="float" office:value="0.7174">
            <text:p>0.7174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1">
            <text:p>1</text:p>
          </table:table-cell>
          <table:table-cell office:value-type="float" office:value="0.3869">
            <text:p>0.3869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961">
            <text:p>0.296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4144">
            <text:p>0.414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601">
            <text:p>0.360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3212">
            <text:p>0.3212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483">
            <text:p>0.4483</text:p>
          </table:table-cell>
          <table:table-cell office:value-type="float" office:value="0.2918">
            <text:p>0.291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125">
            <text:p>0.4125</text:p>
          </table:table-cell>
          <table:table-cell office:value-type="float" office:value="0.2685">
            <text:p>0.268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541">
            <text:p>0.4541</text:p>
          </table:table-cell>
          <table:table-cell office:value-type="float" office:value="0.3833">
            <text:p>0.3833</text:p>
          </table:table-cell>
          <table:table-cell office:value-type="float" office:value="0.2495">
            <text:p>0.249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252">
            <text:p>0.4252</text:p>
          </table:table-cell>
          <table:table-cell office:value-type="float" office:value="0.359">
            <text:p>0.359</text:p>
          </table:table-cell>
          <table:table-cell office:value-type="float" office:value="0.2337">
            <text:p>0.233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006">
            <text:p>0.4006</text:p>
          </table:table-cell>
          <table:table-cell office:value-type="float" office:value="0.3382">
            <text:p>0.3382</text:p>
          </table:table-cell>
          <table:table-cell office:value-type="float" office:value="0.2201">
            <text:p>0.220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794">
            <text:p>0.3794</text:p>
          </table:table-cell>
          <table:table-cell office:value-type="float" office:value="0.3202">
            <text:p>0.3202</text:p>
          </table:table-cell>
          <table:table-cell office:value-type="float" office:value="0.2085">
            <text:p>0.208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608">
            <text:p>0.3608</text:p>
          </table:table-cell>
          <table:table-cell office:value-type="float" office:value="0.3536">
            <text:p>0.3536</text:p>
          </table:table-cell>
          <table:table-cell office:value-type="float" office:value="0.1982">
            <text:p>0.198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443">
            <text:p>0.3443</text:p>
          </table:table-cell>
          <table:table-cell office:value-type="float" office:value="0.3375">
            <text:p>0.3375</text:p>
          </table:table-cell>
          <table:table-cell office:value-type="float" office:value="0.1892">
            <text:p>0.189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296">
            <text:p>0.3296</text:p>
          </table:table-cell>
          <table:table-cell office:value-type="float" office:value="0.3231">
            <text:p>0.3231</text:p>
          </table:table-cell>
          <table:table-cell office:value-type="float" office:value="0.2238">
            <text:p>0.223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164">
            <text:p>0.3164</text:p>
          </table:table-cell>
          <table:table-cell office:value-type="float" office:value="0.3101">
            <text:p>0.3101</text:p>
          </table:table-cell>
          <table:table-cell office:value-type="float" office:value="0.2148">
            <text:p>0.214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199">
            <text:p>0.6199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806">
            <text:p>0.680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8401">
            <text:p>0.840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7578">
            <text:p>0.7578</text:p>
          </table:table-cell>
          <table:table-cell office:value-type="float" office:value="0.8558">
            <text:p>0.855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.785">
            <text:p>0.78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452">
            <text:p>0.6452</text:p>
          </table:table-cell>
          <table:table-cell office:value-type="float" office:value="0.7286">
            <text:p>0.728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041">
            <text:p>0.6041</text:p>
          </table:table-cell>
          <table:table-cell office:value-type="float" office:value="0.6822">
            <text:p>0.6822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695">
            <text:p>0.5695</text:p>
          </table:table-cell>
          <table:table-cell office:value-type="float" office:value="0.6431">
            <text:p>0.643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398">
            <text:p>0.5398</text:p>
          </table:table-cell>
          <table:table-cell office:value-type="float" office:value="0.6617">
            <text:p>0.661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139">
            <text:p>0.5139</text:p>
          </table:table-cell>
          <table:table-cell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911">
            <text:p>0.4911</text:p>
          </table:table-cell>
          <table:table-cell office:value-type="float" office:value="0.6021">
            <text:p>0.602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708">
            <text:p>0.4708</text:p>
          </table:table-cell>
          <table:table-cell office:value-type="float" office:value="0.5772">
            <text:p>0.57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526">
            <text:p>0.4526</text:p>
          </table:table-cell>
          <table:table-cell office:value-type="float" office:value="0.5548">
            <text:p>0.554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361">
            <text:p>0.4361</text:p>
          </table:table-cell>
          <table:table-cell office:value-type="float" office:value="0.5346">
            <text:p>0.534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162">
            <text:p>0.516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162">
            <text:p>0.516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493">
            <text:p>0.5493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table:number-columns-repeated="1019"/>
        </table:table-row>
        <table:table-row table:style-name="ro2" table:number-rows-repeated="1046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0000-00-00T11:34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26T14:25:41</dc:date>
    <dc:creator>Riccardo Porrini</dc:creator>
    <meta:editing-duration>PT2H54M21S</meta:editing-duration>
    <meta:editing-cycles>24</meta:editing-cycles>
    <meta:generator>LibreOffice/3.6$Linux_X86_64 LibreOffice_project/360m1$Build-2</meta:generator>
    <meta:document-statistic meta:table-count="2" meta:cell-count="236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Precision at Recall</text:p>
        </chart:title>
        <chart:legend chart:legend-position="top" svg:x="2.2cm" svg:y="1.46cm" style:legend-expansion="wide" chart:style-name="ch3"/>
        <chart:plot-area chart:style-name="ch4" table:cell-range-address="'raw-data'.A7:'raw-data'.A17 'raw-data'.C1:'raw-data'.E1 'raw-data'.C7:'raw-data'.E17 'raw-data'.G1:'raw-data'.G1 'raw-data'.G7:'raw-data'.G17 'raw-data'.I1:'raw-data'.I1 'raw-data'.I7:'raw-data'.I17 'raw-data'.K1:'raw-data'.K1 'raw-data'.K7:'raw-data'.K17 'raw-data'.M1:'raw-data'.M1 'raw-data'.M7:'raw-data'.M17" chart:data-source-has-labels="both" svg:x="0.77cm" svg:y="2.916cm" svg:width="14.59cm" svg:height="5.484cm">
          <chartooo:coordinate-region svg:x="1.497cm" svg:y="3.116cm" svg:width="13.863cm" svg:height="5.085cm"/>
          <chart:axis chart:dimension="x" chart:name="primary-x" chart:style-name="ch5" chartooo:axis-type="auto">
            <chartooo:date-scale/>
            <chart:categories table:cell-range-address="'raw-data'.A7:'raw-data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aw-data'.C7:'raw-data'.C17" chart:label-cell-address="'raw-data'.C1:'raw-data'.C1" chart:class="chart:line">
            <chart:data-point chart:repeated="11"/>
          </chart:series>
          <chart:series chart:style-name="ch9" chart:values-cell-range-address="'raw-data'.D7:'raw-data'.D17" chart:label-cell-address="'raw-data'.D1:'raw-data'.D1" chart:class="chart:line">
            <chart:data-point chart:repeated="11"/>
          </chart:series>
          <chart:series chart:style-name="ch10" chart:values-cell-range-address="'raw-data'.E7:'raw-data'.E17" chart:label-cell-address="'raw-data'.E1:'raw-data'.E1" chart:class="chart:line">
            <chart:data-point chart:repeated="11"/>
          </chart:series>
          <chart:series chart:style-name="ch11" chart:values-cell-range-address="'raw-data'.G7:'raw-data'.G17" chart:label-cell-address="'raw-data'.G1:'raw-data'.G1" chart:class="chart:line">
            <chart:data-point chart:repeated="11"/>
          </chart:series>
          <chart:series chart:style-name="ch12" chart:values-cell-range-address="'raw-data'.I7:'raw-data'.I17" chart:label-cell-address="'raw-data'.I1:'raw-data'.I1" chart:class="chart:line">
            <chart:data-point chart:repeated="11"/>
          </chart:series>
          <chart:series chart:style-name="ch13" chart:values-cell-range-address="'raw-data'.K7:'raw-data'.K17" chart:label-cell-address="'raw-data'.K1:'raw-data'.K1" chart:class="chart:line">
            <chart:data-point chart:repeated="11"/>
          </chart:series>
          <chart:series chart:style-name="ch14" chart:values-cell-range-address="'raw-data'.M7:'raw-data'.M17" chart:label-cell-address="'raw-data'.M1:'raw-data'.M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'raw-data'.C1:'raw-data'.C1</svg:desc>
                </draw:g>
              </table:table-cell>
              <table:table-cell office:value-type="string">
                <text:p>majority0.8</text:p>
                <draw:g>
                  <svg:desc>'raw-data'.D1:'raw-data'.D1</svg:desc>
                </draw:g>
              </table:table-cell>
              <table:table-cell office:value-type="string">
                <text:p>majority0.9</text:p>
                <draw:g>
                  <svg:desc>'raw-data'.E1:'raw-data'.E1</svg:desc>
                </draw:g>
              </table:table-cell>
              <table:table-cell office:value-type="string">
                <text:p>ml-frequency</text:p>
                <draw:g>
                  <svg:desc>'raw-data'.G1:'raw-data'.G1</svg:desc>
                </draw:g>
              </table:table-cell>
              <table:table-cell office:value-type="string">
                <text:p>majority0.2</text:p>
                <draw:g>
                  <svg:desc>'raw-data'.I1:'raw-data'.I1</svg:desc>
                </draw:g>
              </table:table-cell>
              <table:table-cell office:value-type="string">
                <text:p>majority0.4</text:p>
                <draw:g>
                  <svg:desc>'raw-data'.K1:'raw-data'.K1</svg:desc>
                </draw:g>
              </table:table-cell>
              <table:table-cell office:value-type="string">
                <text:p>majority0.6</text:p>
                <draw:g>
                  <svg:desc>'raw-data'.M1:'raw-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'raw-data'.A7:'raw-data'.A17</svg:desc>
                </draw:g>
              </table:table-cell>
              <table:table-cell office:value-type="float" office:value="0.8356">
                <text:p>0.8356</text:p>
                <draw:g>
                  <svg:desc>'raw-data'.C7:'raw-data'.C17</svg:desc>
                </draw:g>
              </table:table-cell>
              <table:table-cell office:value-type="float" office:value="0.5414">
                <text:p>0.5414</text:p>
                <draw:g>
                  <svg:desc>'raw-data'.D7:'raw-data'.D17</svg:desc>
                </draw:g>
              </table:table-cell>
              <table:table-cell office:value-type="float" office:value="0.426">
                <text:p>0.426</text:p>
                <draw:g>
                  <svg:desc>'raw-data'.E7:'raw-data'.E17</svg:desc>
                </draw:g>
              </table:table-cell>
              <table:table-cell office:value-type="float" office:value="0.819">
                <text:p>0.819</text:p>
                <draw:g>
                  <svg:desc>'raw-data'.G7:'raw-data'.G17</svg:desc>
                </draw:g>
              </table:table-cell>
              <table:table-cell office:value-type="float" office:value="0.7057">
                <text:p>0.7057</text:p>
                <draw:g>
                  <svg:desc>'raw-data'.I7:'raw-data'.I17</svg:desc>
                </draw:g>
              </table:table-cell>
              <table:table-cell office:value-type="float" office:value="0.6467">
                <text:p>0.6467</text:p>
                <draw:g>
                  <svg:desc>'raw-data'.K7:'raw-data'.K17</svg:desc>
                </draw:g>
              </table:table-cell>
              <table:table-cell office:value-type="float" office:value="0.5862">
                <text:p>0.5862</text:p>
                <draw:g>
                  <svg:desc>'raw-data'.M7:'raw-data'.M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152">
                <text:p>0.8152</text:p>
              </table:table-cell>
              <table:table-cell office:value-type="float" office:value="0.5072">
                <text:p>0.5072</text:p>
              </table:table-cell>
              <table:table-cell office:value-type="float" office:value="0.3405">
                <text:p>0.3405</text:p>
              </table:table-cell>
              <table:table-cell office:value-type="float" office:value="0.7858">
                <text:p>0.7858</text:p>
              </table:table-cell>
              <table:table-cell office:value-type="float" office:value="0.6747">
                <text:p>0.6747</text:p>
              </table:table-cell>
              <table:table-cell office:value-type="float" office:value="0.6157">
                <text:p>0.6157</text:p>
              </table:table-cell>
              <table:table-cell office:value-type="float" office:value="0.5553">
                <text:p>0.5553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608">
                <text:p>0.608</text:p>
              </table:table-cell>
              <table:table-cell office:value-type="float" office:value="0.3103">
                <text:p>0.3103</text:p>
              </table:table-cell>
              <table:table-cell office:value-type="float" office:value="0.1835">
                <text:p>0.1835</text:p>
              </table:table-cell>
              <table:table-cell office:value-type="float" office:value="0.5806">
                <text:p>0.5806</text:p>
              </table:table-cell>
              <table:table-cell office:value-type="float" office:value="0.5548">
                <text:p>0.5548</text:p>
              </table:table-cell>
              <table:table-cell office:value-type="float" office:value="0.4723">
                <text:p>0.4723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4698">
                <text:p>0.4698</text:p>
              </table:table-cell>
              <table:table-cell office:value-type="float" office:value="0.2092">
                <text:p>0.2092</text:p>
              </table:table-cell>
              <table:table-cell office:value-type="float" office:value="0.1545">
                <text:p>0.1545</text:p>
              </table:table-cell>
              <table:table-cell office:value-type="float" office:value="0.443">
                <text:p>0.443</text:p>
              </table:table-cell>
              <table:table-cell office:value-type="float" office:value="0.4377">
                <text:p>0.4377</text:p>
              </table:table-cell>
              <table:table-cell office:value-type="float" office:value="0.3851">
                <text:p>0.3851</text:p>
              </table:table-cell>
              <table:table-cell office:value-type="float" office:value="0.2974">
                <text:p>0.2974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3897">
                <text:p>0.3897</text:p>
              </table:table-cell>
              <table:table-cell office:value-type="float" office:value="0.1068">
                <text:p>0.1068</text:p>
              </table:table-cell>
              <table:table-cell office:value-type="float" office:value="0.1034">
                <text:p>0.1034</text:p>
              </table:table-cell>
              <table:table-cell office:value-type="float" office:value="0.3598">
                <text:p>0.3598</text:p>
              </table:table-cell>
              <table:table-cell office:value-type="float" office:value="0.2979">
                <text:p>0.2979</text:p>
              </table:table-cell>
              <table:table-cell office:value-type="float" office:value="0.2398">
                <text:p>0.2398</text:p>
              </table:table-cell>
              <table:table-cell office:value-type="float" office:value="0.1581">
                <text:p>0.1581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26">
                <text:p>0.3626</text:p>
              </table:table-cell>
              <table:table-cell office:value-type="float" office:value="0.0897">
                <text:p>0.0897</text:p>
              </table:table-cell>
              <table:table-cell office:value-type="float" office:value="0.0863">
                <text:p>0.0863</text:p>
              </table:table-cell>
              <table:table-cell office:value-type="float" office:value="0.3293">
                <text:p>0.3293</text:p>
              </table:table-cell>
              <table:table-cell office:value-type="float" office:value="0.25">
                <text:p>0.25</text:p>
              </table:table-cell>
              <table:table-cell office:value-type="float" office:value="0.1791">
                <text:p>0.1791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345">
                <text:p>0.2345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2017">
                <text:p>0.2017</text:p>
              </table:table-cell>
              <table:table-cell office:value-type="float" office:value="0.1809">
                <text:p>0.1809</text:p>
              </table:table-cell>
              <table:table-cell office:value-type="float" office:value="0.0944">
                <text:p>0.0944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1843">
                <text:p>0.1843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559">
                <text:p>0.1559</text:p>
              </table:table-cell>
              <table:table-cell office:value-type="float" office:value="0.1527">
                <text:p>0.1527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376">
                <text:p>0.137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252">
                <text:p>0.1252</text:p>
              </table:table-cell>
              <table:table-cell office:value-type="float" office:value="0.1246">
                <text:p>0.1246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8.996cm" xlink:href=".." xlink:type="simple" chart:class="chart:line" chart:style-name="ch1">
        <chart:title svg:x="5.201cm" svg:y="0.315cm" chart:style-name="ch2">
          <text:p>Discounted cumulative gain</text:p>
        </chart:title>
        <chart:legend chart:legend-position="top" svg:x="2.209cm" svg:y="1.458cm" style:legend-expansion="wide" chart:style-name="ch3"/>
        <chart:plot-area chart:style-name="ch4" table:cell-range-address="'raw-data'.A18:'raw-data'.A37 'raw-data'.C1:'raw-data'.E1 'raw-data'.C18:'raw-data'.E37 'raw-data'.G1:'raw-data'.G1 'raw-data'.G18:'raw-data'.G37 'raw-data'.I1:'raw-data'.I1 'raw-data'.I18:'raw-data'.I37 'raw-data'.K1:'raw-data'.K1 'raw-data'.K18:'raw-data'.K37 'raw-data'.M1:'raw-data'.M1 'raw-data'.M18:'raw-data'.M37" chart:data-source-has-labels="both" svg:x="0.77cm" svg:y="2.912cm" svg:width="14.608cm" svg:height="5.485cm">
          <chartooo:coordinate-region svg:x="1.497cm" svg:y="3.111cm" svg:width="13.881cm" svg:height="5.087cm"/>
          <chart:axis chart:dimension="x" chart:name="primary-x" chart:style-name="ch5" chartooo:axis-type="auto">
            <chartooo:date-scale/>
            <chart:categories table:cell-range-address="'raw-data'.A18:'raw-data'.A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aw-data'.C18:'raw-data'.C37" chart:label-cell-address="'raw-data'.C1:'raw-data'.C1" chart:class="chart:line">
            <chart:data-point chart:repeated="20"/>
          </chart:series>
          <chart:series chart:style-name="ch9" chart:values-cell-range-address="'raw-data'.D18:'raw-data'.D37" chart:label-cell-address="'raw-data'.D1:'raw-data'.D1" chart:class="chart:line">
            <chart:data-point chart:repeated="20"/>
          </chart:series>
          <chart:series chart:style-name="ch10" chart:values-cell-range-address="'raw-data'.E18:'raw-data'.E37" chart:label-cell-address="'raw-data'.E1:'raw-data'.E1" chart:class="chart:line">
            <chart:data-point chart:repeated="20"/>
          </chart:series>
          <chart:series chart:style-name="ch11" chart:values-cell-range-address="'raw-data'.G18:'raw-data'.G37" chart:label-cell-address="'raw-data'.G1:'raw-data'.G1" chart:class="chart:line">
            <chart:data-point chart:repeated="20"/>
          </chart:series>
          <chart:series chart:style-name="ch12" chart:values-cell-range-address="'raw-data'.I18:'raw-data'.I37" chart:label-cell-address="'raw-data'.I1:'raw-data'.I1" chart:class="chart:line">
            <chart:data-point chart:repeated="20"/>
          </chart:series>
          <chart:series chart:style-name="ch13" chart:values-cell-range-address="'raw-data'.K18:'raw-data'.K37" chart:label-cell-address="'raw-data'.K1:'raw-data'.K1" chart:class="chart:line">
            <chart:data-point chart:repeated="20"/>
          </chart:series>
          <chart:series chart:style-name="ch14" chart:values-cell-range-address="'raw-data'.M18:'raw-data'.M37" chart:label-cell-address="'raw-data'.M1:'raw-data'.M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'raw-data'.C1:'raw-data'.C1</svg:desc>
                </draw:g>
              </table:table-cell>
              <table:table-cell office:value-type="string">
                <text:p>majority0.8</text:p>
                <draw:g>
                  <svg:desc>'raw-data'.D1:'raw-data'.D1</svg:desc>
                </draw:g>
              </table:table-cell>
              <table:table-cell office:value-type="string">
                <text:p>majority0.9</text:p>
                <draw:g>
                  <svg:desc>'raw-data'.E1:'raw-data'.E1</svg:desc>
                </draw:g>
              </table:table-cell>
              <table:table-cell office:value-type="string">
                <text:p>ml-frequency</text:p>
                <draw:g>
                  <svg:desc>'raw-data'.G1:'raw-data'.G1</svg:desc>
                </draw:g>
              </table:table-cell>
              <table:table-cell office:value-type="string">
                <text:p>majority0.2</text:p>
                <draw:g>
                  <svg:desc>'raw-data'.I1:'raw-data'.I1</svg:desc>
                </draw:g>
              </table:table-cell>
              <table:table-cell office:value-type="string">
                <text:p>majority0.4</text:p>
                <draw:g>
                  <svg:desc>'raw-data'.K1:'raw-data'.K1</svg:desc>
                </draw:g>
              </table:table-cell>
              <table:table-cell office:value-type="string">
                <text:p>majority0.6</text:p>
                <draw:g>
                  <svg:desc>'raw-data'.M1:'raw-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dcg_cut_01            </text:p>
                <draw:g>
                  <svg:desc>'raw-data'.A18:'raw-data'.A37</svg:desc>
                </draw:g>
              </table:table-cell>
              <table:table-cell office:value-type="float" office:value="0.6282">
                <text:p>0.6282</text:p>
                <draw:g>
                  <svg:desc>'raw-data'.C18:'raw-data'.C37</svg:desc>
                </draw:g>
              </table:table-cell>
              <table:table-cell office:value-type="float" office:value="0.3462">
                <text:p>0.3462</text:p>
                <draw:g>
                  <svg:desc>'raw-data'.D18:'raw-data'.D37</svg:desc>
                </draw:g>
              </table:table-cell>
              <table:table-cell office:value-type="float" office:value="0.2692">
                <text:p>0.2692</text:p>
                <draw:g>
                  <svg:desc>'raw-data'.E18:'raw-data'.E37</svg:desc>
                </draw:g>
              </table:table-cell>
              <table:table-cell office:value-type="float" office:value="0.6282">
                <text:p>0.6282</text:p>
                <draw:g>
                  <svg:desc>'raw-data'.G18:'raw-data'.G37</svg:desc>
                </draw:g>
              </table:table-cell>
              <table:table-cell office:value-type="float" office:value="0.4231">
                <text:p>0.4231</text:p>
                <draw:g>
                  <svg:desc>'raw-data'.I18:'raw-data'.I37</svg:desc>
                </draw:g>
              </table:table-cell>
              <table:table-cell office:value-type="float" office:value="0.4231">
                <text:p>0.4231</text:p>
                <draw:g>
                  <svg:desc>'raw-data'.K18:'raw-data'.K37</svg:desc>
                </draw:g>
              </table:table-cell>
              <table:table-cell office:value-type="float" office:value="0.3718">
                <text:p>0.3718</text:p>
                <draw:g>
                  <svg:desc>'raw-data'.M18:'raw-data'.M37</svg:desc>
                </draw:g>
              </table:table-cell>
            </table:table-row>
            <table:table-row>
              <table:table-cell office:value-type="string">
                <text:p>ndcg_cut_02            </text:p>
              </table:table-cell>
              <table:table-cell office:value-type="float" office:value="0.6263">
                <text:p>0.6263</text:p>
              </table:table-cell>
              <table:table-cell office:value-type="float" office:value="0.3665">
                <text:p>0.3665</text:p>
              </table:table-cell>
              <table:table-cell office:value-type="float" office:value="0.2598">
                <text:p>0.2598</text:p>
              </table:table-cell>
              <table:table-cell office:value-type="float" office:value="0.6015">
                <text:p>0.6015</text:p>
              </table:table-cell>
              <table:table-cell office:value-type="float" office:value="0.4472">
                <text:p>0.4472</text:p>
              </table:table-cell>
              <table:table-cell office:value-type="float" office:value="0.4373">
                <text:p>0.4373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ndcg_cut_03            </text:p>
              </table:table-cell>
              <table:table-cell office:value-type="float" office:value="0.6162">
                <text:p>0.6162</text:p>
              </table:table-cell>
              <table:table-cell office:value-type="float" office:value="0.3536">
                <text:p>0.3536</text:p>
              </table:table-cell>
              <table:table-cell office:value-type="float" office:value="0.2515">
                <text:p>0.2515</text:p>
              </table:table-cell>
              <table:table-cell office:value-type="float" office:value="0.592">
                <text:p>0.592</text:p>
              </table:table-cell>
              <table:table-cell office:value-type="float" office:value="0.4592">
                <text:p>0.4592</text:p>
              </table:table-cell>
              <table:table-cell office:value-type="float" office:value="0.4217">
                <text:p>0.4217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ndcg_cut_04            </text:p>
              </table:table-cell>
              <table:table-cell office:value-type="float" office:value="0.5996">
                <text:p>0.5996</text:p>
              </table:table-cell>
              <table:table-cell office:value-type="float" office:value="0.3446">
                <text:p>0.3446</text:p>
              </table:table-cell>
              <table:table-cell office:value-type="float" office:value="0.2459">
                <text:p>0.2459</text:p>
              </table:table-cell>
              <table:table-cell office:value-type="float" office:value="0.5639">
                <text:p>0.5639</text:p>
              </table:table-cell>
              <table:table-cell office:value-type="float" office:value="0.4657">
                <text:p>0.4657</text:p>
              </table:table-cell>
              <table:table-cell office:value-type="float" office:value="0.4261">
                <text:p>0.4261</text:p>
              </table:table-cell>
              <table:table-cell office:value-type="float" office:value="0.3851">
                <text:p>0.3851</text:p>
              </table:table-cell>
            </table:table-row>
            <table:table-row>
              <table:table-cell office:value-type="string">
                <text:p>ndcg_cut_05            </text:p>
              </table:table-cell>
              <table:table-cell office:value-type="float" office:value="0.577">
                <text:p>0.577</text:p>
              </table:table-cell>
              <table:table-cell office:value-type="float" office:value="0.3329">
                <text:p>0.3329</text:p>
              </table:table-cell>
              <table:table-cell office:value-type="float" office:value="0.2373">
                <text:p>0.2373</text:p>
              </table:table-cell>
              <table:table-cell office:value-type="float" office:value="0.5576">
                <text:p>0.5576</text:p>
              </table:table-cell>
              <table:table-cell office:value-type="float" office:value="0.464">
                <text:p>0.464</text:p>
              </table:table-cell>
              <table:table-cell office:value-type="float" office:value="0.4159">
                <text:p>0.4159</text:p>
              </table:table-cell>
              <table:table-cell office:value-type="float" office:value="0.3763">
                <text:p>0.3763</text:p>
              </table:table-cell>
            </table:table-row>
            <table:table-row>
              <table:table-cell office:value-type="string">
                <text:p>ndcg_cut_06            </text:p>
              </table:table-cell>
              <table:table-cell office:value-type="float" office:value="0.5623">
                <text:p>0.5623</text:p>
              </table:table-cell>
              <table:table-cell office:value-type="float" office:value="0.3184">
                <text:p>0.3184</text:p>
              </table:table-cell>
              <table:table-cell office:value-type="float" office:value="0.2298">
                <text:p>0.2298</text:p>
              </table:table-cell>
              <table:table-cell office:value-type="float" office:value="0.5455">
                <text:p>0.5455</text:p>
              </table:table-cell>
              <table:table-cell office:value-type="float" office:value="0.46">
                <text:p>0.46</text:p>
              </table:table-cell>
              <table:table-cell office:value-type="float" office:value="0.4057">
                <text:p>0.4057</text:p>
              </table:table-cell>
              <table:table-cell office:value-type="float" office:value="0.3602">
                <text:p>0.3602</text:p>
              </table:table-cell>
            </table:table-row>
            <table:table-row>
              <table:table-cell office:value-type="string">
                <text:p>ndcg_cut_07            </text:p>
              </table:table-cell>
              <table:table-cell office:value-type="float" office:value="0.5487">
                <text:p>0.5487</text:p>
              </table:table-cell>
              <table:table-cell office:value-type="float" office:value="0.3103">
                <text:p>0.3103</text:p>
              </table:table-cell>
              <table:table-cell office:value-type="float" office:value="0.2265">
                <text:p>0.2265</text:p>
              </table:table-cell>
              <table:table-cell office:value-type="float" office:value="0.54">
                <text:p>0.54</text:p>
              </table:table-cell>
              <table:table-cell office:value-type="float" office:value="0.4589">
                <text:p>0.4589</text:p>
              </table:table-cell>
              <table:table-cell office:value-type="float" office:value="0.4036">
                <text:p>0.4036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ndcg_cut_08            </text:p>
              </table:table-cell>
              <table:table-cell office:value-type="float" office:value="0.5435">
                <text:p>0.5435</text:p>
              </table:table-cell>
              <table:table-cell office:value-type="float" office:value="0.3038">
                <text:p>0.3038</text:p>
              </table:table-cell>
              <table:table-cell office:value-type="float" office:value="0.2201">
                <text:p>0.2201</text:p>
              </table:table-cell>
              <table:table-cell office:value-type="float" office:value="0.5302">
                <text:p>0.5302</text:p>
              </table:table-cell>
              <table:table-cell office:value-type="float" office:value="0.4552">
                <text:p>0.4552</text:p>
              </table:table-cell>
              <table:table-cell office:value-type="float" office:value="0.4005">
                <text:p>0.4005</text:p>
              </table:table-cell>
              <table:table-cell office:value-type="float" office:value="0.3442">
                <text:p>0.3442</text:p>
              </table:table-cell>
            </table:table-row>
            <table:table-row>
              <table:table-cell office:value-type="string">
                <text:p>ndcg_cut_09            </text:p>
              </table:table-cell>
              <table:table-cell office:value-type="float" office:value="0.5417">
                <text:p>0.5417</text:p>
              </table:table-cell>
              <table:table-cell office:value-type="float" office:value="0.2975">
                <text:p>0.2975</text:p>
              </table:table-cell>
              <table:table-cell office:value-type="float" office:value="0.2151">
                <text:p>0.2151</text:p>
              </table:table-cell>
              <table:table-cell office:value-type="float" office:value="0.5257">
                <text:p>0.5257</text:p>
              </table:table-cell>
              <table:table-cell office:value-type="float" office:value="0.4509">
                <text:p>0.4509</text:p>
              </table:table-cell>
              <table:table-cell office:value-type="float" office:value="0.3956">
                <text:p>0.3956</text:p>
              </table:table-cell>
              <table:table-cell office:value-type="float" office:value="0.3383">
                <text:p>0.3383</text:p>
              </table:table-cell>
            </table:table-row>
            <table:table-row>
              <table:table-cell office:value-type="string">
                <text:p>ndcg_cut_10           </text:p>
              </table:table-cell>
              <table:table-cell office:value-type="float" office:value="0.5372">
                <text:p>0.5372</text:p>
              </table:table-cell>
              <table:table-cell office:value-type="float" office:value="0.2913">
                <text:p>0.2913</text:p>
              </table:table-cell>
              <table:table-cell office:value-type="float" office:value="0.2109">
                <text:p>0.2109</text:p>
              </table:table-cell>
              <table:table-cell office:value-type="float" office:value="0.5235">
                <text:p>0.5235</text:p>
              </table:table-cell>
              <table:table-cell office:value-type="float" office:value="0.4496">
                <text:p>0.4496</text:p>
              </table:table-cell>
              <table:table-cell office:value-type="float" office:value="0.3894">
                <text:p>0.3894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ndcg_cut_11           </text:p>
              </table:table-cell>
              <table:table-cell office:value-type="float" office:value="0.5344">
                <text:p>0.5344</text:p>
              </table:table-cell>
              <table:table-cell office:value-type="float" office:value="0.2876">
                <text:p>0.2876</text:p>
              </table:table-cell>
              <table:table-cell office:value-type="float" office:value="0.2085">
                <text:p>0.2085</text:p>
              </table:table-cell>
              <table:table-cell office:value-type="float" office:value="0.5182">
                <text:p>0.5182</text:p>
              </table:table-cell>
              <table:table-cell office:value-type="float" office:value="0.4447">
                <text:p>0.4447</text:p>
              </table:table-cell>
              <table:table-cell office:value-type="float" office:value="0.3839">
                <text:p>0.3839</text:p>
              </table:table-cell>
              <table:table-cell office:value-type="float" office:value="0.3281">
                <text:p>0.3281</text:p>
              </table:table-cell>
            </table:table-row>
            <table:table-row>
              <table:table-cell office:value-type="string">
                <text:p>ndcg_cut_12           </text:p>
              </table:table-cell>
              <table:table-cell office:value-type="float" office:value="0.531">
                <text:p>0.531</text:p>
              </table:table-cell>
              <table:table-cell office:value-type="float" office:value="0.2857">
                <text:p>0.2857</text:p>
              </table:table-cell>
              <table:table-cell office:value-type="float" office:value="0.2077">
                <text:p>0.2077</text:p>
              </table:table-cell>
              <table:table-cell office:value-type="float" office:value="0.512">
                <text:p>0.512</text:p>
              </table:table-cell>
              <table:table-cell office:value-type="float" office:value="0.4457">
                <text:p>0.4457</text:p>
              </table:table-cell>
              <table:table-cell office:value-type="float" office:value="0.3813">
                <text:p>0.3813</text:p>
              </table:table-cell>
              <table:table-cell office:value-type="float" office:value="0.3261">
                <text:p>0.3261</text:p>
              </table:table-cell>
            </table:table-row>
            <table:table-row>
              <table:table-cell office:value-type="string">
                <text:p>ndcg_cut_13           </text:p>
              </table:table-cell>
              <table:table-cell office:value-type="float" office:value="0.5265">
                <text:p>0.5265</text:p>
              </table:table-cell>
              <table:table-cell office:value-type="float" office:value="0.2835">
                <text:p>0.2835</text:p>
              </table:table-cell>
              <table:table-cell office:value-type="float" office:value="0.2065">
                <text:p>0.2065</text:p>
              </table:table-cell>
              <table:table-cell office:value-type="float" office:value="0.5098">
                <text:p>0.5098</text:p>
              </table:table-cell>
              <table:table-cell office:value-type="float" office:value="0.4466">
                <text:p>0.4466</text:p>
              </table:table-cell>
              <table:table-cell office:value-type="float" office:value="0.3807">
                <text:p>0.380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ndcg_cut_14           </text:p>
              </table:table-cell>
              <table:table-cell office:value-type="float" office:value="0.5251">
                <text:p>0.5251</text:p>
              </table:table-cell>
              <table:table-cell office:value-type="float" office:value="0.2811">
                <text:p>0.2811</text:p>
              </table:table-cell>
              <table:table-cell office:value-type="float" office:value="0.2051">
                <text:p>0.2051</text:p>
              </table:table-cell>
              <table:table-cell office:value-type="float" office:value="0.5085">
                <text:p>0.5085</text:p>
              </table:table-cell>
              <table:table-cell office:value-type="float" office:value="0.4498">
                <text:p>0.4498</text:p>
              </table:table-cell>
              <table:table-cell office:value-type="float" office:value="0.3791">
                <text:p>0.3791</text:p>
              </table:table-cell>
              <table:table-cell office:value-type="float" office:value="0.3227">
                <text:p>0.3227</text:p>
              </table:table-cell>
            </table:table-row>
            <table:table-row>
              <table:table-cell office:value-type="string">
                <text:p>ndcg_cut_15           </text:p>
              </table:table-cell>
              <table:table-cell office:value-type="float" office:value="0.5282">
                <text:p>0.5282</text:p>
              </table:table-cell>
              <table:table-cell office:value-type="float" office:value="0.2795">
                <text:p>0.2795</text:p>
              </table:table-cell>
              <table:table-cell office:value-type="float" office:value="0.2033">
                <text:p>0.2033</text:p>
              </table:table-cell>
              <table:table-cell office:value-type="float" office:value="0.5073">
                <text:p>0.5073</text:p>
              </table:table-cell>
              <table:table-cell office:value-type="float" office:value="0.4509">
                <text:p>0.4509</text:p>
              </table:table-cell>
              <table:table-cell office:value-type="float" office:value="0.3779">
                <text:p>0.3779</text:p>
              </table:table-cell>
              <table:table-cell office:value-type="float" office:value="0.3215">
                <text:p>0.3215</text:p>
              </table:table-cell>
            </table:table-row>
            <table:table-row>
              <table:table-cell office:value-type="string">
                <text:p>ndcg_cut_16           </text:p>
              </table:table-cell>
              <table:table-cell office:value-type="float" office:value="0.5291">
                <text:p>0.5291</text:p>
              </table:table-cell>
              <table:table-cell office:value-type="float" office:value="0.2778">
                <text:p>0.2778</text:p>
              </table:table-cell>
              <table:table-cell office:value-type="float" office:value="0.2023">
                <text:p>0.2023</text:p>
              </table:table-cell>
              <table:table-cell office:value-type="float" office:value="0.5119">
                <text:p>0.5119</text:p>
              </table:table-cell>
              <table:table-cell office:value-type="float" office:value="0.4519">
                <text:p>0.4519</text:p>
              </table:table-cell>
              <table:table-cell office:value-type="float" office:value="0.3779">
                <text:p>0.3779</text:p>
              </table:table-cell>
              <table:table-cell office:value-type="float" office:value="0.3206">
                <text:p>0.3206</text:p>
              </table:table-cell>
            </table:table-row>
            <table:table-row>
              <table:table-cell office:value-type="string">
                <text:p>ndcg_cut_17           </text:p>
              </table:table-cell>
              <table:table-cell office:value-type="float" office:value="0.5275">
                <text:p>0.5275</text:p>
              </table:table-cell>
              <table:table-cell office:value-type="float" office:value="0.2769">
                <text:p>0.2769</text:p>
              </table:table-cell>
              <table:table-cell office:value-type="float" office:value="0.2021">
                <text:p>0.2021</text:p>
              </table:table-cell>
              <table:table-cell office:value-type="float" office:value="0.5095">
                <text:p>0.5095</text:p>
              </table:table-cell>
              <table:table-cell office:value-type="float" office:value="0.4548">
                <text:p>0.4548</text:p>
              </table:table-cell>
              <table:table-cell office:value-type="float" office:value="0.3801">
                <text:p>0.3801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string">
                <text:p>ndcg_cut_18           </text:p>
              </table:table-cell>
              <table:table-cell office:value-type="float" office:value="0.526">
                <text:p>0.526</text:p>
              </table:table-cell>
              <table:table-cell office:value-type="float" office:value="0.2766">
                <text:p>0.2766</text:p>
              </table:table-cell>
              <table:table-cell office:value-type="float" office:value="0.2023">
                <text:p>0.2023</text:p>
              </table:table-cell>
              <table:table-cell office:value-type="float" office:value="0.5099">
                <text:p>0.5099</text:p>
              </table:table-cell>
              <table:table-cell office:value-type="float" office:value="0.4563">
                <text:p>0.4563</text:p>
              </table:table-cell>
              <table:table-cell office:value-type="float" office:value="0.3817">
                <text:p>0.3817</text:p>
              </table:table-cell>
              <table:table-cell office:value-type="float" office:value="0.3187">
                <text:p>0.3187</text:p>
              </table:table-cell>
            </table:table-row>
            <table:table-row>
              <table:table-cell office:value-type="string">
                <text:p>ndcg_cut_19           </text:p>
              </table:table-cell>
              <table:table-cell office:value-type="float" office:value="0.524">
                <text:p>0.524</text:p>
              </table:table-cell>
              <table:table-cell office:value-type="float" office:value="0.275">
                <text:p>0.275</text:p>
              </table:table-cell>
              <table:table-cell office:value-type="float" office:value="0.2013">
                <text:p>0.2013</text:p>
              </table:table-cell>
              <table:table-cell office:value-type="float" office:value="0.5087">
                <text:p>0.5087</text:p>
              </table:table-cell>
              <table:table-cell office:value-type="float" office:value="0.4576">
                <text:p>0.4576</text:p>
              </table:table-cell>
              <table:table-cell office:value-type="float" office:value="0.3813">
                <text:p>0.3813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ndcg_cut_20           </text:p>
              </table:table-cell>
              <table:table-cell office:value-type="float" office:value="0.5237">
                <text:p>0.5237</text:p>
              </table:table-cell>
              <table:table-cell office:value-type="float" office:value="0.275">
                <text:p>0.275</text:p>
              </table:table-cell>
              <table:table-cell office:value-type="float" office:value="0.2016">
                <text:p>0.2016</text:p>
              </table:table-cell>
              <table:table-cell office:value-type="float" office:value="0.5106">
                <text:p>0.5106</text:p>
              </table:table-cell>
              <table:table-cell office:value-type="float" office:value="0.4603">
                <text:p>0.4603</text:p>
              </table:table-cell>
              <table:table-cell office:value-type="float" office:value="0.3823">
                <text:p>0.3823</text:p>
              </table:table-cell>
              <table:table-cell office:value-type="float" office:value="0.3173">
                <text:p>0.3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171cm" xlink:href=".." xlink:type="simple" chart:class="chart:line" chart:style-name="ch1">
        <chart:legend svg:x="9.199cm" svg:y="1.13cm" style:legend-expansion="custom" chartooo:width="3.118cm" chartooo:height="1.447cm" style:legend-expansion-aspect-ratio="2.15480304077401" chart:style-name="ch2"/>
        <chart:plot-area chart:style-name="ch3" table:cell-range-address="Sheet2.C15:Sheet2.E35" chart:data-source-has-labels="row" svg:x="0.378cm" svg:y="0.209cm" svg:width="15.431cm" svg:height="7.472cm">
          <chartooo:coordinate-region svg:x="1.29cm" svg:y="0.408cm" svg:width="14.332cm" svg:height="6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6:Sheet2.C35" chart:label-cell-address="Sheet2.C15:Sheet2.C15" chart:class="chart:line">
            <chart:data-point chart:repeated="20"/>
          </chart:series>
          <chart:series chart:style-name="ch8" chart:values-cell-range-address="Sheet2.D16:Sheet2.D35" chart:label-cell-address="Sheet2.D15:Sheet2.D15" chart:class="chart:line">
            <chart:data-point chart:repeated="20"/>
          </chart:series>
          <chart:series chart:style-name="ch9" chart:values-cell-range-address="Sheet2.E16:Sheet2.E35" chart:label-cell-address="Sheet2.E15:Sheet2.E1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Sheet2.C15:Sheet2.C15</svg:desc>
                </draw:g>
              </table:table-cell>
              <table:table-cell office:value-type="string">
                <text:p>ml-frequency</text:p>
                <draw:g>
                  <svg:desc>Sheet2.D15:Sheet2.D15</svg:desc>
                </draw:g>
              </table:table-cell>
              <table:table-cell office:value-type="string">
                <text:p>majority0.1</text:p>
                <draw:g>
                  <svg:desc>Sheet2.E15:Sheet2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82">
                <text:p>0.6282</text:p>
                <draw:g>
                  <svg:desc>Sheet2.C16:Sheet2.C35</svg:desc>
                </draw:g>
              </table:table-cell>
              <table:table-cell office:value-type="float" office:value="0.6282">
                <text:p>0.6282</text:p>
                <draw:g>
                  <svg:desc>Sheet2.D16:Sheet2.D35</svg:desc>
                </draw:g>
              </table:table-cell>
              <table:table-cell office:value-type="float" office:value="0.4744">
                <text:p>0.4744</text:p>
                <draw:g>
                  <svg:desc>Sheet2.E16:Sheet2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63">
                <text:p>0.6263</text:p>
              </table:table-cell>
              <table:table-cell office:value-type="float" office:value="0.6015">
                <text:p>0.6015</text:p>
              </table:table-cell>
              <table:table-cell office:value-type="float" office:value="0.4985">
                <text:p>0.4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62">
                <text:p>0.6162</text:p>
              </table:table-cell>
              <table:table-cell office:value-type="float" office:value="0.592">
                <text:p>0.592</text:p>
              </table:table-cell>
              <table:table-cell office:value-type="float" office:value="0.5105">
                <text:p>0.5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96">
                <text:p>0.5996</text:p>
              </table:table-cell>
              <table:table-cell office:value-type="float" office:value="0.5639">
                <text:p>0.5639</text:p>
              </table:table-cell>
              <table:table-cell office:value-type="float" office:value="0.5143">
                <text:p>0.5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7">
                <text:p>0.577</text:p>
              </table:table-cell>
              <table:table-cell office:value-type="float" office:value="0.5576">
                <text:p>0.5576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23">
                <text:p>0.5623</text:p>
              </table:table-cell>
              <table:table-cell office:value-type="float" office:value="0.5455">
                <text:p>0.5455</text:p>
              </table:table-cell>
              <table:table-cell office:value-type="float" office:value="0.5171">
                <text:p>0.5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87">
                <text:p>0.5487</text:p>
              </table:table-cell>
              <table:table-cell office:value-type="float" office:value="0.54">
                <text:p>0.54</text:p>
              </table:table-cell>
              <table:table-cell office:value-type="float" office:value="0.5256">
                <text:p>0.5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35">
                <text:p>0.5435</text:p>
              </table:table-cell>
              <table:table-cell office:value-type="float" office:value="0.5302">
                <text:p>0.5302</text:p>
              </table:table-cell>
              <table:table-cell office:value-type="float" office:value="0.5252">
                <text:p>0.5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17">
                <text:p>0.5417</text:p>
              </table:table-cell>
              <table:table-cell office:value-type="float" office:value="0.5257">
                <text:p>0.5257</text:p>
              </table:table-cell>
              <table:table-cell office:value-type="float" office:value="0.5239">
                <text:p>0.5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2">
                <text:p>0.5372</text:p>
              </table:table-cell>
              <table:table-cell office:value-type="float" office:value="0.5235">
                <text:p>0.5235</text:p>
              </table:table-cell>
              <table:table-cell office:value-type="float" office:value="0.5236">
                <text:p>0.5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44">
                <text:p>0.5344</text:p>
              </table:table-cell>
              <table:table-cell office:value-type="float" office:value="0.5182">
                <text:p>0.5182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1">
                <text:p>0.531</text:p>
              </table:table-cell>
              <table:table-cell office:value-type="float" office:value="0.512">
                <text:p>0.512</text:p>
              </table:table-cell>
              <table:table-cell office:value-type="float" office:value="0.5194">
                <text:p>0.5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65">
                <text:p>0.5265</text:p>
              </table:table-cell>
              <table:table-cell office:value-type="float" office:value="0.5098">
                <text:p>0.5098</text:p>
              </table:table-cell>
              <table:table-cell office:value-type="float" office:value="0.5203">
                <text:p>0.5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51">
                <text:p>0.5251</text:p>
              </table:table-cell>
              <table:table-cell office:value-type="float" office:value="0.5085">
                <text:p>0.5085</text:p>
              </table:table-cell>
              <table:table-cell office:value-type="float" office:value="0.5234">
                <text:p>0.5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82">
                <text:p>0.5282</text:p>
              </table:table-cell>
              <table:table-cell office:value-type="float" office:value="0.5073">
                <text:p>0.5073</text:p>
              </table:table-cell>
              <table:table-cell office:value-type="float" office:value="0.5246">
                <text:p>0.5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91">
                <text:p>0.5291</text:p>
              </table:table-cell>
              <table:table-cell office:value-type="float" office:value="0.5119">
                <text:p>0.5119</text:p>
              </table:table-cell>
              <table:table-cell office:value-type="float" office:value="0.5255">
                <text:p>0.5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75">
                <text:p>0.5275</text:p>
              </table:table-cell>
              <table:table-cell office:value-type="float" office:value="0.5095">
                <text:p>0.5095</text:p>
              </table:table-cell>
              <table:table-cell office:value-type="float" office:value="0.5284">
                <text:p>0.5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6">
                <text:p>0.526</text:p>
              </table:table-cell>
              <table:table-cell office:value-type="float" office:value="0.5099">
                <text:p>0.509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4">
                <text:p>0.524</text:p>
              </table:table-cell>
              <table:table-cell office:value-type="float" office:value="0.5087">
                <text:p>0.5087</text:p>
              </table:table-cell>
              <table:table-cell office:value-type="float" office:value="0.5337">
                <text:p>0.5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37">
                <text:p>0.5237</text:p>
              </table:table-cell>
              <table:table-cell office:value-type="float" office:value="0.5106">
                <text:p>0.5106</text:p>
              </table:table-cell>
              <table:table-cell office:value-type="float" office:value="0.5364">
                <text:p>0.53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7.132cm" xlink:href=".." xlink:type="simple" chart:class="chart:line" chart:style-name="ch1">
        <chart:legend svg:x="4.726cm" svg:y="0.279cm" style:legend-expansion="custom" chartooo:width="8.105cm" chartooo:height="1.263cm" style:legend-expansion-aspect-ratio="6.4172604908947" chart:style-name="ch2"/>
        <chart:plot-area chart:style-name="ch3" table:cell-range-address="Sheet2.C36:Sheet2.E55" svg:x="0.841cm" svg:y="0.634cm" svg:width="14.515cm" svg:height="6.43cm">
          <chartooo:coordinate-region svg:x="1.568cm" svg:y="0.834cm" svg:width="13.601cm" svg:height="5.5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36:Sheet2.C55" chart:class="chart:line">
            <chart:data-point chart:repeated="20"/>
          </chart:series>
          <chart:series chart:style-name="ch7" chart:values-cell-range-address="Sheet2.D36:Sheet2.D55" chart:class="chart:line">
            <chart:data-point chart:repeated="20"/>
          </chart:series>
          <chart:series chart:style-name="ch8" chart:values-cell-range-address="Sheet2.E36:Sheet2.E5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C36:Sheet2.C55</svg:desc>
                </draw:g>
              </table:table-cell>
              <table:table-cell office:value-type="float" office:value="1">
                <text:p>1</text:p>
                <draw:g>
                  <svg:desc>Sheet2.D36:Sheet2.D55</svg:desc>
                </draw:g>
              </table:table-cell>
              <table:table-cell office:value-type="float" office:value="1">
                <text:p>1</text:p>
                <draw:g>
                  <svg:desc>Sheet2.E36:Sheet2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34">
                <text:p>0.69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71">
                <text:p>0.86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07">
                <text:p>0.8807</text:p>
              </table:table-cell>
              <table:table-cell office:value-type="float" office:value="0.8973">
                <text:p>0.8973</text:p>
              </table:table-cell>
              <table:table-cell office:value-type="float" office:value="0.8973">
                <text:p>0.8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